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0.876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8.073cm"/>
    </style:style>
    <style:style style:name="co4" style:family="table-column">
      <style:table-column-properties fo:break-before="auto" style:column-width="7.948cm"/>
    </style:style>
    <style:style style:name="co5" style:family="table-column">
      <style:table-column-properties fo:break-before="auto" style:column-width="7.721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3.3cm"/>
    </style:style>
    <style:style style:name="co9" style:family="table-column">
      <style:table-column-properties fo:break-before="auto" style:column-width="5.676cm"/>
    </style:style>
    <style:style style:name="co10" style:family="table-column">
      <style:table-column-properties fo:break-before="auto" style:column-width="4.665cm"/>
    </style:style>
    <style:style style:name="co11" style:family="table-column">
      <style:table-column-properties fo:break-before="auto" style:column-width="6.812cm"/>
    </style:style>
    <style:style style:name="co12" style:family="table-column">
      <style:table-column-properties fo:break-before="auto" style:column-width="4.54cm"/>
    </style:style>
    <style:style style:name="co13" style:family="table-column">
      <style:table-column-properties fo:break-before="auto" style:column-width="5.904cm"/>
    </style:style>
    <style:style style:name="co14" style:family="table-column">
      <style:table-column-properties fo:break-before="auto" style:column-width="7.04cm"/>
    </style:style>
    <style:style style:name="co15" style:family="table-column">
      <style:table-column-properties fo:break-before="auto" style:column-width="6.937cm"/>
    </style:style>
    <style:style style:name="co16" style:family="table-column">
      <style:table-column-properties fo:break-before="auto" style:column-width="6.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9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stra de 10e3 fil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number-columns-repeated="5" table:default-cell-style-name="ce25"/>
        <table:table-column table:style-name="co3" table:default-cell-style-name="ce25"/>
        <table:table-column table:style-name="co4" table:number-columns-repeated="9" table:default-cell-style-name="ce25"/>
        <table:table-column table:style-name="co3" table:default-cell-style-name="ce25"/>
        <table:table-column table:style-name="co4" table:number-columns-repeated="36" table:default-cell-style-name="ce25"/>
        <table:table-column table:style-name="co3" table:default-cell-style-name="ce25"/>
        <table:table-column table:style-name="co4" table:number-columns-repeated="7" table:default-cell-style-name="ce25"/>
        <table:table-column table:style-name="co3" table:number-columns-repeated="2" table:default-cell-style-name="ce25"/>
        <table:table-column table:style-name="co5" table:number-columns-repeated="3" table:default-cell-style-name="ce25"/>
        <table:table-column table:style-name="co4" table:number-columns-repeated="5" table:default-cell-style-name="ce25"/>
        <table:table-column table:style-name="co3" table:default-cell-style-name="ce25"/>
        <table:table-column table:style-name="co6" table:default-cell-style-name="ce25"/>
        <table:table-column table:style-name="co7" table:number-columns-repeated="949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28"/>
          <table:table-cell table:number-columns-repeated="995"/>
        </table:table-row>
        <table:table-row table:style-name="ro1">
          <table:table-cell table:style-name="ce20"/>
          <table:table-cell table:style-name="ce7" office:value-type="string" calcext:value-type="string">
            <text:p>NAMELAST</text:p>
          </table:table-cell>
          <table:table-cell table:style-name="ce7" office:value-type="string" calcext:value-type="string">
            <text:p>NAMEFIRST</text:p>
          </table:table-cell>
          <table:table-cell table:style-name="ce7" office:value-type="string" calcext:value-type="string">
            <text:p>NAMEMID</text:p>
          </table:table-cell>
          <table:table-cell table:style-name="ce7" office:value-type="string" calcext:value-type="string">
            <text:p>UIN</text:p>
          </table:table-cell>
          <table:table-cell table:style-name="ce7" office:value-type="string" calcext:value-type="string">
            <text:p>BDGNBR</text:p>
          </table:table-cell>
          <table:table-cell table:style-name="ce7" office:value-type="string" calcext:value-type="string">
            <text:p>TYPE_OF_ACCESS</text:p>
          </table:table-cell>
          <table:table-cell table:style-name="ce7" office:value-type="string" calcext:value-type="string">
            <text:p>TOA</text:p>
          </table:table-cell>
          <table:table-cell table:style-name="ce7" office:value-type="string" calcext:value-type="string">
            <text:p>POA</text:p>
          </table:table-cell>
          <table:table-cell table:style-name="ce7" office:value-type="string" calcext:value-type="string">
            <text:p>TOD</text:p>
          </table:table-cell>
          <table:table-cell table:style-name="ce7" office:value-type="string" calcext:value-type="string">
            <text:p>POD</text:p>
          </table:table-cell>
          <table:table-cell table:style-name="ce7" office:value-type="string" calcext:value-type="string">
            <text:p>APPT_MADE_DATE</text:p>
          </table:table-cell>
          <table:table-cell table:style-name="ce7" office:value-type="string" calcext:value-type="string">
            <text:p>APPT_START_DATE</text:p>
          </table:table-cell>
          <table:table-cell table:style-name="ce7" office:value-type="string" calcext:value-type="string">
            <text:p>APPT_END_DATE</text:p>
          </table:table-cell>
          <table:table-cell table:style-name="ce7" office:value-type="string" calcext:value-type="string">
            <text:p>APPT_CANCEL_DATE</text:p>
          </table:table-cell>
          <table:table-cell table:style-name="ce7" office:value-type="string" calcext:value-type="string">
            <text:p>TOTAL_PEOPLE</text:p>
          </table:table-cell>
          <table:table-cell table:style-name="ce7" office:value-type="string" calcext:value-type="string">
            <text:p>LAST_UPDATEDBY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LAST_ENTRY_DATE</text:p>
          </table:table-cell>
          <table:table-cell table:style-name="ce7" office:value-type="string" calcext:value-type="string">
            <text:p>TERMINAL_SUFFIX</text:p>
          </table:table-cell>
          <table:table-cell table:style-name="ce7" office:value-type="string" calcext:value-type="string">
            <text:p>VISITEE_NAMELAST</text:p>
          </table:table-cell>
          <table:table-cell table:style-name="ce7" office:value-type="string" calcext:value-type="string">
            <text:p>VISITEE_NAMEFIRST</text:p>
          </table:table-cell>
          <table:table-cell table:style-name="ce7" office:value-type="string" calcext:value-type="string">
            <text:p>MEETING_LOC</text:p>
          </table:table-cell>
          <table:table-cell table:style-name="ce7" office:value-type="string" calcext:value-type="string">
            <text:p>MEETING_ROOM</text:p>
          </table:table-cell>
          <table:table-cell table:style-name="ce7" office:value-type="string" calcext:value-type="string">
            <text:p>CALLER_NAME_LAST</text:p>
          </table:table-cell>
          <table:table-cell table:style-name="ce7" office:value-type="string" calcext:value-type="string">
            <text:p>CALLER_NAME_FIRST</text:p>
          </table:table-cell>
          <table:table-cell table:style-name="ce7" office:value-type="string" calcext:value-type="string">
            <text:p>CALLER_ROOM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RELEASE_DATE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7" table:number-columns-repeated="28"/>
          <table:table-cell table:number-columns-repeated="995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office:value-type="float" office:value="4.76886779859315" calcext:value-type="float">
            <text:p>4,76886779859315</text:p>
          </table:table-cell>
          <table:table-cell office:value-type="float" office:value="4.67017901670067" calcext:value-type="float">
            <text:p>4,67017901670067</text:p>
          </table:table-cell>
          <table:table-cell office:value-type="float" office:value="4.13337602394796" calcext:value-type="float">
            <text:p>4,13337602394796</text:p>
          </table:table-cell>
          <table:table-cell office:value-type="float" office:value="3.39685816437063" calcext:value-type="float">
            <text:p>3,3968581643706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92192809488736" calcext:value-type="float">
            <text:p>1,921928094887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2719421106804" calcext:value-type="float">
            <text:p>4,32719421106804</text:p>
          </table:table-cell>
          <table:table-cell office:value-type="float" office:value="1.58496250072116" calcext:value-type="float">
            <text:p>1,58496250072116</text:p>
          </table:table-cell>
          <table:table-cell office:value-type="string" calcext:value-type="string">
            <text:p>-</text:p>
          </table:table-cell>
          <table:table-cell office:value-type="float" office:value="4.32719421106804" calcext:value-type="float">
            <text:p>4,32719421106804</text:p>
          </table:table-cell>
          <table:table-cell office:value-type="float" office:value="4.97787314336763" calcext:value-type="float">
            <text:p>4,97787314336763</text:p>
          </table:table-cell>
          <table:table-cell office:value-type="float" office:value="4.83392470386754" calcext:value-type="float">
            <text:p>4,83392470386754</text:p>
          </table:table-cell>
          <table:table-cell office:value-type="float" office:value="2.38387092563072" calcext:value-type="float">
            <text:p>2,38387092563072</text:p>
          </table:table-cell>
          <table:table-cell office:value-type="float" office:value="4.76534562722701" calcext:value-type="float">
            <text:p>4,76534562722701</text:p>
          </table:table-cell>
          <table:table-cell office:value-type="float" office:value="4.18296687607273" calcext:value-type="float">
            <text:p>4,18296687607273</text:p>
          </table:table-cell>
          <table:table-cell office:value-type="float" office:value="4.06260515652167" calcext:value-type="float">
            <text:p>4,06260515652167</text:p>
          </table:table-cell>
          <table:table-cell office:value-type="string" calcext:value-type="string">
            <text:p>None</text:p>
          </table:table-cell>
          <table:table-cell office:value-type="float" office:value="5.10439513549811" calcext:value-type="float">
            <text:p>5,10439513549811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office:value-type="float" office:value="0.00105708245243129" calcext:value-type="float">
            <text:p>0,001057082452431</text:p>
          </table:table-cell>
          <table:table-cell office:value-type="float" office:value="0.0110497237569061" calcext:value-type="float">
            <text:p>0,011049723756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5842696629213" calcext:value-type="float">
            <text:p>0,325842696629213</text:p>
          </table:table-cell>
          <table:table-cell office:value-type="float" office:value="0" calcext:value-type="float">
            <text:p>0</text:p>
          </table:table-cell>
          <table:table-cell office:value-type="float" office:value="0.00584795321637427" calcext:value-type="float">
            <text:p>0,005847953216374</text:p>
          </table:table-cell>
          <table:table-cell office:value-type="string" calcext:value-type="string">
            <text:p>-</text:p>
          </table:table-cell>
          <table:table-cell office:value-type="float" office:value="2.50250626566416" calcext:value-type="float">
            <text:p>2,5025062656641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office:value-type="float" office:value="0.0324956155368696" calcext:value-type="float">
            <text:p>0,03249561553687</text:p>
          </table:table-cell>
          <table:table-cell office:value-type="float" office:value="0.104535292422235" calcext:value-type="float">
            <text:p>0,104535292422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868884527223" calcext:value-type="float">
            <text:p>0,46868884527223</text:p>
          </table:table-cell>
          <table:table-cell office:value-type="float" office:value="0" calcext:value-type="float">
            <text:p>0</text:p>
          </table:table-cell>
          <table:table-cell office:value-type="float" office:value="0.0762479813473993" calcext:value-type="float">
            <text:p>0,076247981347399</text:p>
          </table:table-cell>
          <table:table-cell office:value-type="string" calcext:value-type="string">
            <text:p>-</text:p>
          </table:table-cell>
          <table:table-cell office:value-type="float" office:value="1.90023576807498" calcext:value-type="float">
            <text:p>1,90023576807498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office:value-type="float" office:value="0.00105596502912004" calcext:value-type="float">
            <text:p>0,00105596502912</text:p>
          </table:table-cell>
          <table:table-cell office:value-type="float" office:value="0.0109276273618021" calcext:value-type="float">
            <text:p>0,010927627361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19669233682616" calcext:value-type="float">
            <text:p>0,219669233682616</text:p>
          </table:table-cell>
          <table:table-cell office:value-type="float" office:value="0" calcext:value-type="float">
            <text:p>0</text:p>
          </table:table-cell>
          <table:table-cell office:value-type="float" office:value="0.00581375465955335" calcext:value-type="float">
            <text:p>0,005813754659553</text:p>
          </table:table-cell>
          <table:table-cell office:value-type="string" calcext:value-type="string">
            <text:p>-</text:p>
          </table:table-cell>
          <table:table-cell office:value-type="float" office:value="3.6108959742715" calcext:value-type="float">
            <text:p>3,6108959742715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office:value-type="float" office:value="845" calcext:value-type="float">
            <text:p>845</text:p>
          </table:table-cell>
          <table:table-cell office:value-type="float" office:value="587" calcext:value-type="float">
            <text:p>587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office:value-type="float" office:value="845" calcext:value-type="float">
            <text:p>845</text:p>
          </table:table-cell>
          <table:table-cell office:value-type="float" office:value="587" calcext:value-type="float">
            <text:p>587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998" calcext:value-type="float">
            <text:p>998</text:p>
          </table:table-cell>
          <table:table-cell office:value-type="float" office:value="946" calcext:value-type="float">
            <text:p>946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-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-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18" calcext:value-type="float">
            <text:p>818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-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-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string" calcext:value-type="string">
            <text:p>-</text:p>
          </table:table-cell>
          <table:table-cell office:value-type="float" office:value="821" calcext:value-type="float">
            <text:p>821</text:p>
          </table:table-cell>
          <table:table-cell office:value-type="float" office:value="845" calcext:value-type="float">
            <text:p>845</text:p>
          </table:table-cell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828" calcext:value-type="float">
            <text:p>828</text:p>
          </table:table-cell>
          <table:table-cell office:value-type="float" office:value="999" calcext:value-type="float">
            <text:p>9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office:value-type="float" office:value="6.36773547094188" calcext:value-type="float">
            <text:p>6,36773547094188</text:p>
          </table:table-cell>
          <table:table-cell office:value-type="float" office:value="5.62367864693446" calcext:value-type="float">
            <text:p>5,62367864693446</text:p>
          </table:table-cell>
          <table:table-cell office:value-type="float" office:value="1.42541436464088" calcext:value-type="float">
            <text:p>1,425414364640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.53896103896104" calcext:value-type="float">
            <text:p>5,53896103896104</text:p>
          </table:table-cell>
          <table:table-cell office:value-type="float" office:value="5.60526315789474" calcext:value-type="float">
            <text:p>5,60526315789474</text:p>
          </table:table-cell>
          <table:table-cell office:value-type="float" office:value="2.97795591182365" calcext:value-type="float">
            <text:p>2,97795591182365</text:p>
          </table:table-cell>
          <table:table-cell office:value-type="float" office:value="4.87640449438202" calcext:value-type="float">
            <text:p>4,87640449438202</text:p>
          </table:table-cell>
          <table:table-cell office:value-type="float" office:value="5.73595505617978" calcext:value-type="float">
            <text:p>5,73595505617978</text:p>
          </table:table-cell>
          <table:table-cell office:value-type="float" office:value="5.91228070175439" calcext:value-type="float">
            <text:p>5,91228070175439</text:p>
          </table:table-cell>
          <table:table-cell office:value-type="string" calcext:value-type="string">
            <text:p>-</text:p>
          </table:table-cell>
          <table:table-cell office:value-type="float" office:value="23.6140350877193" calcext:value-type="float">
            <text:p>23,6140350877193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office:value-type="float" office:value="1.90822528272309" calcext:value-type="float">
            <text:p>1,90822528272309</text:p>
          </table:table-cell>
          <table:table-cell office:value-type="float" office:value="1.54770156201446" calcext:value-type="float">
            <text:p>1,54770156201446</text:p>
          </table:table-cell>
          <table:table-cell office:value-type="float" office:value="1.43408217307471" calcext:value-type="float">
            <text:p>1,43408217307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55058898270536" calcext:value-type="float">
            <text:p>1,55058898270536</text:p>
          </table:table-cell>
          <table:table-cell office:value-type="float" office:value="1.55664067591266" calcext:value-type="float">
            <text:p>1,55664067591266</text:p>
          </table:table-cell>
          <table:table-cell office:value-type="float" office:value="0.42174728404973" calcext:value-type="float">
            <text:p>0,42174728404973</text:p>
          </table:table-cell>
          <table:table-cell office:value-type="float" office:value="2.98053695757751" calcext:value-type="float">
            <text:p>2,98053695757751</text:p>
          </table:table-cell>
          <table:table-cell office:value-type="float" office:value="1.60159661847705" calcext:value-type="float">
            <text:p>1,60159661847705</text:p>
          </table:table-cell>
          <table:table-cell office:value-type="float" office:value="1.59620201737464" calcext:value-type="float">
            <text:p>1,59620201737464</text:p>
          </table:table-cell>
          <table:table-cell office:value-type="string" calcext:value-type="string">
            <text:p>-</text:p>
          </table:table-cell>
          <table:table-cell office:value-type="float" office:value="11.3381120770811" calcext:value-type="float">
            <text:p>11,3381120770811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office:value-type="float" office:value="3.64132372962361" calcext:value-type="float">
            <text:p>3,64132372962361</text:p>
          </table:table-cell>
          <table:table-cell office:value-type="float" office:value="2.39538012506201" calcext:value-type="float">
            <text:p>2,39538012506201</text:p>
          </table:table-cell>
          <table:table-cell office:value-type="float" office:value="2.05659167913069" calcext:value-type="float">
            <text:p>2,05659167913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40432619328723" calcext:value-type="float">
            <text:p>2,40432619328723</text:p>
          </table:table-cell>
          <table:table-cell office:value-type="float" office:value="2.42313019390581" calcext:value-type="float">
            <text:p>2,42313019390581</text:p>
          </table:table-cell>
          <table:table-cell office:value-type="float" office:value="0.177870771603323" calcext:value-type="float">
            <text:p>0,177870771603323</text:p>
          </table:table-cell>
          <table:table-cell office:value-type="float" office:value="8.88360055548542" calcext:value-type="float">
            <text:p>8,88360055548542</text:p>
          </table:table-cell>
          <table:table-cell office:value-type="float" office:value="2.56511172831713" calcext:value-type="float">
            <text:p>2,56511172831713</text:p>
          </table:table-cell>
          <table:table-cell office:value-type="float" office:value="2.54786088027086" calcext:value-type="float">
            <text:p>2,54786088027086</text:p>
          </table:table-cell>
          <table:table-cell office:value-type="string" calcext:value-type="string">
            <text:p>-</text:p>
          </table:table-cell>
          <table:table-cell office:value-type="float" office:value="128.552785472453" calcext:value-type="float">
            <text:p>128,552785472453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office:value-type="float" office:value="9.59560556250182" calcext:value-type="float">
            <text:p>9,59560556250182</text:p>
          </table:table-cell>
          <table:table-cell office:value-type="float" office:value="8.81545255167381" calcext:value-type="float">
            <text:p>8,81545255167381</text:p>
          </table:table-cell>
          <table:table-cell office:value-type="float" office:value="4.50358512607289" calcext:value-type="float">
            <text:p>4,50358512607289</text:p>
          </table:table-cell>
          <table:table-cell office:value-type="float" office:value="6.79249033762735" calcext:value-type="float">
            <text:p>6,7924903376273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26085488756555" calcext:value-type="float">
            <text:p>5,26085488756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.26085488756555" calcext:value-type="float">
            <text:p>5,26085488756555</text:p>
          </table:table-cell>
          <table:table-cell office:value-type="float" office:value="5.93714566248214" calcext:value-type="float">
            <text:p>5,93714566248214</text:p>
          </table:table-cell>
          <table:table-cell office:value-type="float" office:value="5.48339216078799" calcext:value-type="float">
            <text:p>5,48339216078799</text:p>
          </table:table-cell>
          <table:table-cell office:value-type="float" office:value="0.896036231062877" calcext:value-type="float">
            <text:p>0,896036231062877</text:p>
          </table:table-cell>
          <table:table-cell office:value-type="float" office:value="5.02396943815111" calcext:value-type="float">
            <text:p>5,02396943815111</text:p>
          </table:table-cell>
          <table:table-cell office:value-type="float" office:value="5.7561667813867" calcext:value-type="float">
            <text:p>5,7561667813867</text:p>
          </table:table-cell>
          <table:table-cell office:value-type="float" office:value="5.53920691974527" calcext:value-type="float">
            <text:p>5,53920691974527</text:p>
          </table:table-cell>
          <table:table-cell office:value-type="string" calcext:value-type="string">
            <text:p>None</text:p>
          </table:table-cell>
          <table:table-cell office:value-type="float" office:value="4.17109492359743" calcext:value-type="float">
            <text:p>4,17109492359743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office:value-type="float" office:value="9.59560556250182" calcext:value-type="float">
            <text:p>9,59560556250182</text:p>
          </table:table-cell>
          <table:table-cell office:value-type="float" office:value="8.81599500269583" calcext:value-type="float">
            <text:p>8,81599500269583</text:p>
          </table:table-cell>
          <table:table-cell office:value-type="float" office:value="4.51581885590742" calcext:value-type="float">
            <text:p>4,51581885590742</text:p>
          </table:table-cell>
          <table:table-cell office:value-type="float" office:value="6.79249033762735" calcext:value-type="float">
            <text:p>6,7924903376273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26085488756555" calcext:value-type="float">
            <text:p>5,26085488756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.26085488756555" calcext:value-type="float">
            <text:p>5,26085488756555</text:p>
          </table:table-cell>
          <table:table-cell office:value-type="float" office:value="5.93714566248214" calcext:value-type="float">
            <text:p>5,93714566248214</text:p>
          </table:table-cell>
          <table:table-cell office:value-type="float" office:value="5.48339216078799" calcext:value-type="float">
            <text:p>5,48339216078799</text:p>
          </table:table-cell>
          <table:table-cell office:value-type="float" office:value="0.896036231062877" calcext:value-type="float">
            <text:p>0,896036231062877</text:p>
          </table:table-cell>
          <table:table-cell office:value-type="float" office:value="5.16177887953721" calcext:value-type="float">
            <text:p>5,16177887953721</text:p>
          </table:table-cell>
          <table:table-cell office:value-type="float" office:value="5.7561667813867" calcext:value-type="float">
            <text:p>5,7561667813867</text:p>
          </table:table-cell>
          <table:table-cell office:value-type="float" office:value="5.55854151767274" calcext:value-type="float">
            <text:p>5,55854151767274</text:p>
          </table:table-cell>
          <table:table-cell office:value-type="string" calcext:value-type="string">
            <text:p>None</text:p>
          </table:table-cell>
          <table:table-cell office:value-type="float" office:value="5.74704702079639" calcext:value-type="float">
            <text:p>5,74704702079639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office:value-type="float" office:value="6.36773547094188" calcext:value-type="float">
            <text:p>6,36773547094188</text:p>
          </table:table-cell>
          <table:table-cell office:value-type="float" office:value="5.62367864693446" calcext:value-type="float">
            <text:p>5,62367864693446</text:p>
          </table:table-cell>
          <table:table-cell office:value-type="float" office:value="1.42541436464088" calcext:value-type="float">
            <text:p>1,425414364640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.53896103896104" calcext:value-type="float">
            <text:p>5,53896103896104</text:p>
          </table:table-cell>
          <table:table-cell office:value-type="float" office:value="5.60526315789474" calcext:value-type="float">
            <text:p>5,60526315789474</text:p>
          </table:table-cell>
          <table:table-cell office:value-type="float" office:value="2.97795591182365" calcext:value-type="float">
            <text:p>2,97795591182365</text:p>
          </table:table-cell>
          <table:table-cell office:value-type="float" office:value="4.87640449438202" calcext:value-type="float">
            <text:p>4,87640449438202</text:p>
          </table:table-cell>
          <table:table-cell office:value-type="float" office:value="5.73595505617978" calcext:value-type="float">
            <text:p>5,73595505617978</text:p>
          </table:table-cell>
          <table:table-cell office:value-type="float" office:value="5.91228070175439" calcext:value-type="float">
            <text:p>5,91228070175439</text:p>
          </table:table-cell>
          <table:table-cell office:value-type="string" calcext:value-type="string">
            <text:p>-</text:p>
          </table:table-cell>
          <table:table-cell office:value-type="float" office:value="23.6140350877193" calcext:value-type="float">
            <text:p>23,6140350877193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office:value-type="float" office:value="1.90822528272309" calcext:value-type="float">
            <text:p>1,90822528272309</text:p>
          </table:table-cell>
          <table:table-cell office:value-type="float" office:value="1.54770156201446" calcext:value-type="float">
            <text:p>1,54770156201446</text:p>
          </table:table-cell>
          <table:table-cell office:value-type="float" office:value="1.43408217307471" calcext:value-type="float">
            <text:p>1,43408217307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55058898270536" calcext:value-type="float">
            <text:p>1,55058898270536</text:p>
          </table:table-cell>
          <table:table-cell office:value-type="float" office:value="1.55664067591266" calcext:value-type="float">
            <text:p>1,55664067591266</text:p>
          </table:table-cell>
          <table:table-cell office:value-type="float" office:value="0.42174728404973" calcext:value-type="float">
            <text:p>0,42174728404973</text:p>
          </table:table-cell>
          <table:table-cell office:value-type="float" office:value="2.98053695757751" calcext:value-type="float">
            <text:p>2,98053695757751</text:p>
          </table:table-cell>
          <table:table-cell office:value-type="float" office:value="1.60159661847705" calcext:value-type="float">
            <text:p>1,60159661847705</text:p>
          </table:table-cell>
          <table:table-cell office:value-type="float" office:value="1.59620201737464" calcext:value-type="float">
            <text:p>1,59620201737464</text:p>
          </table:table-cell>
          <table:table-cell office:value-type="string" calcext:value-type="string">
            <text:p>-</text:p>
          </table:table-cell>
          <table:table-cell office:value-type="float" office:value="11.3381120770811" calcext:value-type="float">
            <text:p>11,3381120770811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office:value-type="float" office:value="3.64132372962361" calcext:value-type="float">
            <text:p>3,64132372962361</text:p>
          </table:table-cell>
          <table:table-cell office:value-type="float" office:value="2.39538012506201" calcext:value-type="float">
            <text:p>2,39538012506201</text:p>
          </table:table-cell>
          <table:table-cell office:value-type="float" office:value="2.05659167913069" calcext:value-type="float">
            <text:p>2,05659167913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40432619328723" calcext:value-type="float">
            <text:p>2,40432619328723</text:p>
          </table:table-cell>
          <table:table-cell office:value-type="float" office:value="2.42313019390581" calcext:value-type="float">
            <text:p>2,42313019390581</text:p>
          </table:table-cell>
          <table:table-cell office:value-type="float" office:value="0.177870771603323" calcext:value-type="float">
            <text:p>0,177870771603323</text:p>
          </table:table-cell>
          <table:table-cell office:value-type="float" office:value="8.88360055548542" calcext:value-type="float">
            <text:p>8,88360055548542</text:p>
          </table:table-cell>
          <table:table-cell office:value-type="float" office:value="2.56511172831713" calcext:value-type="float">
            <text:p>2,56511172831713</text:p>
          </table:table-cell>
          <table:table-cell office:value-type="float" office:value="2.54786088027086" calcext:value-type="float">
            <text:p>2,54786088027086</text:p>
          </table:table-cell>
          <table:table-cell office:value-type="string" calcext:value-type="string">
            <text:p>-</text:p>
          </table:table-cell>
          <table:table-cell office:value-type="float" office:value="128.552785472453" calcext:value-type="float">
            <text:p>128,552785472453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7" table:number-columns-repeated="28"/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78" calcext:value-type="float">
            <text:p>178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98" calcext:value-type="float">
            <text:p>998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821" calcext:value-type="float">
            <text:p>821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4.93540410237462" calcext:value-type="float">
            <text:p>4,93540410237462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8158" calcext:value-type="float">
            <text:p>108158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00.11797752809" calcext:value-type="float">
            <text:p>200,11797752809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8158" calcext:value-type="float">
            <text:p>108158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730" calcext:value-type="float">
            <text:p>5730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8158" calcext:value-type="float">
            <text:p>108158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65.345599654931" calcext:value-type="float">
            <text:p>665,345599654931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442684.766980179" calcext:value-type="float">
            <text:p>442684,766980179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7" table:number-columns-repeated="28"/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41" calcext:value-type="float">
            <text:p>141</text:p>
          </table:table-cell>
          <table:table-cell office:value-type="float" office:value="217" calcext:value-type="float">
            <text:p>217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6" calcext:value-type="float">
            <text:p>156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83" calcext:value-type="float">
            <text:p>183</text:p>
          </table:table-cell>
          <table:table-cell office:value-type="float" office:value="998" calcext:value-type="float">
            <text:p>998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8" calcext:value-type="float">
            <text:p>178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-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-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999" calcext:value-type="float">
            <text:p>99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21" calcext:value-type="float">
            <text:p>82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5.35908852382146" calcext:value-type="float">
            <text:p>5,35908852382146</text:p>
          </table:table-cell>
          <table:table-cell office:value-type="float" office:value="2.31310101251484" calcext:value-type="float">
            <text:p>2,31310101251484</text:p>
          </table:table-cell>
          <table:table-cell office:value-type="float" office:value="1.99251553726815" calcext:value-type="float">
            <text:p>1,99251553726815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.85256383758479" calcext:value-type="float">
            <text:p>6,85256383758479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.333016130091182" calcext:value-type="float">
            <text:p>0,333016130091182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063032.52747253" calcext:value-type="float">
            <text:p>1063032,52747253</text:p>
          </table:table-cell>
          <table:table-cell office:value-type="float" office:value="194085.857572718" calcext:value-type="float">
            <text:p>194085,857572718</text:p>
          </table:table-cell>
          <table:table-cell office:value-type="float" office:value="394167.00610998" calcext:value-type="float">
            <text:p>394167,0061099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93423.38983051" calcext:value-type="float">
            <text:p>1093423,3898305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84227.655310621" calcext:value-type="float">
            <text:p>184227,655310621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86227200" calcext:value-type="float">
            <text:p>86227200</text:p>
          </table:table-cell>
          <table:table-cell office:value-type="float" office:value="46828800" calcext:value-type="float">
            <text:p>46828800</text:p>
          </table:table-cell>
          <table:table-cell office:value-type="float" office:value="86572860" calcext:value-type="float">
            <text:p>8657286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6209860" calcext:value-type="float">
            <text:p>8620986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47170800" calcext:value-type="float">
            <text:p>4717080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table:number-columns-repeated="10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6516339.48114211" calcext:value-type="float">
            <text:p>6516339,48114211</text:p>
          </table:table-cell>
          <table:table-cell office:value-type="float" office:value="1820927.56463246" calcext:value-type="float">
            <text:p>1820927,56463246</text:p>
          </table:table-cell>
          <table:table-cell office:value-type="float" office:value="4002448.71030226" calcext:value-type="float">
            <text:p>4002448,7103022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610084.149094" calcext:value-type="float">
            <text:p>6610084,149094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856481.20872618" calcext:value-type="float">
            <text:p>1856481,20872618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42462680233491.5" calcext:value-type="float">
            <text:p>42462680233491,5</text:p>
          </table:table-cell>
          <table:table-cell office:value-type="float" office:value="3315777195638.3" calcext:value-type="float">
            <text:p>3315777195638,3</text:p>
          </table:table-cell>
          <table:table-cell office:value-type="float" office:value="1.60195956786002E+016" calcext:value-type="float">
            <text:p>1,60195956786002E+01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3693212458103.7" calcext:value-type="float">
            <text:p>43693212458103,7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446522478353403" calcext:value-type="float">
            <text:p>3446522478353403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5-05-01 06:52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15-05-01 08:49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15-04-30 00:00:00</text:p>
          </table:table-cell>
          <table:table-cell table:style-name="ce27" office:value-type="string" calcext:value-type="string">
            <text:p>2015-05-01 07:30:00</text:p>
          </table:table-cell>
          <table:table-cell table:style-name="ce27" office:value-type="string" calcext:value-type="string">
            <text:p>2015-05-01 23:59:00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-</text:p>
          </table:table-cell>
          <table:table-cell table:style-name="ce27" office:value-type="string" calcext:value-type="string">
            <text:p>2015-04-30 17:48:00</text:p>
          </table:table-cell>
          <table:table-cell table:number-columns-repeated="9" office:value-type="string" calcext:value-type="string">
            <text:p>-</text:p>
          </table:table-cell>
          <table:table-cell table:style-name="ce27" office:value-type="string" calcext:value-type="string">
            <text:p>2015-08-28 07:00:0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5-05-01 06:52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15-05-01 08:49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9-03-12 17:48:00</text:p>
          </table:table-cell>
          <table:table-cell table:style-name="ce27" office:value-type="string" calcext:value-type="string">
            <text:p>2009-03-13 16:30:00</text:p>
          </table:table-cell>
          <table:table-cell table:style-name="ce27" office:value-type="string" calcext:value-type="string">
            <text:p>2009-03-13 23:59:00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-</text:p>
          </table:table-cell>
          <table:table-cell table:style-name="ce27" office:value-type="string" calcext:value-type="string">
            <text:p>2009-03-12 17:49:00</text:p>
          </table:table-cell>
          <table:table-cell table:number-columns-repeated="9" office:value-type="string" calcext:value-type="string">
            <text:p>-</text:p>
          </table:table-cell>
          <table:table-cell table:style-name="ce27" office:value-type="string" calcext:value-type="string">
            <text:p>2009-10-30 07:00:0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.81335379996174" calcext:value-type="float">
            <text:p>6,81335379996174</text:p>
          </table:table-cell>
          <table:table-cell office:value-type="float" office:value="5.95950595368292" calcext:value-type="float">
            <text:p>5,95950595368292</text:p>
          </table:table-cell>
          <table:table-cell office:value-type="float" office:value="5.2612031845203" calcext:value-type="float">
            <text:p>5,2612031845203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.01725230470549" calcext:value-type="float">
            <text:p>7,01725230470549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.81139191969933" calcext:value-type="float">
            <text:p>3,8113919196993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7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91.063895" calcext:value-type="float">
            <text:p>9,11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647272727272727" calcext:value-type="float">
            <text:p>6,47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22" calcext:value-type="float">
            <text:p>2,20E-05</text:p>
          </table:table-cell>
          <table:table-cell table:style-name="ce12" office:value-type="float" office:value="0.00000231624333026199" calcext:value-type="float">
            <text:p>2,32E-06</text:p>
          </table:table-cell>
          <table:table-cell table:style-name="ce14" office:value-type="float" office:value="55" calcext:value-type="float">
            <text:p>55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71313" calcext:value-type="float">
            <text:p>2,71E-01</text:p>
          </table:table-cell>
          <table:table-cell table:style-name="ce12" office:value-type="float" office:value="0.269373727272727" calcext:value-type="float">
            <text:p>2,69E-01</text:p>
          </table:table-cell>
          <table:table-cell table:style-name="ce12" office:value-type="float" office:value="0.224347" calcext:value-type="float">
            <text:p>2,24E-01</text:p>
          </table:table-cell>
          <table:table-cell table:style-name="ce12" office:value-type="float" office:value="0.300917" calcext:value-type="float">
            <text:p>3,01E-01</text:p>
          </table:table-cell>
          <table:table-cell table:style-name="ce12" office:value-type="float" office:value="0.0121895097802784" calcext:value-type="float">
            <text:p>1,22E-02</text:p>
          </table:table-cell>
          <table:table-cell table:style-name="ce14" office:value-type="float" office:value="55" calcext:value-type="float">
            <text:p>55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226595" calcext:value-type="float">
            <text:p>2,27E-01</text:p>
          </table:table-cell>
          <table:table-cell table:style-name="ce12" office:value-type="float" office:value="0.206246739726027" calcext:value-type="float">
            <text:p>2,06E-01</text:p>
          </table:table-cell>
          <table:table-cell table:style-name="ce12" office:value-type="float" office:value="0.067889" calcext:value-type="float">
            <text:p>6,79E-02</text:p>
          </table:table-cell>
          <table:table-cell table:style-name="ce12" office:value-type="float" office:value="0.292759" calcext:value-type="float">
            <text:p>2,93E-01</text:p>
          </table:table-cell>
          <table:table-cell table:style-name="ce12" office:value-type="float" office:value="0.0559785728781378" calcext:value-type="float">
            <text:p>5,60E-02</text:p>
          </table:table-cell>
          <table:table-cell table:style-name="ce14" office:value-type="float" office:value="73" calcext:value-type="float">
            <text:p>7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62786" calcext:value-type="float">
            <text:p>2,63E-01</text:p>
          </table:table-cell>
          <table:table-cell table:style-name="ce12" office:value-type="float" office:value="0.261065095238095" calcext:value-type="float">
            <text:p>2,61E-01</text:p>
          </table:table-cell>
          <table:table-cell table:style-name="ce12" office:value-type="float" office:value="0.108413" calcext:value-type="float">
            <text:p>1,08E-01</text:p>
          </table:table-cell>
          <table:table-cell table:style-name="ce12" office:value-type="float" office:value="0.309075" calcext:value-type="float">
            <text:p>3,09E-01</text:p>
          </table:table-cell>
          <table:table-cell table:style-name="ce12" office:value-type="float" office:value="0.0245030349500828" calcext:value-type="float">
            <text:p>2,45E-02</text:p>
          </table:table-cell>
          <table:table-cell table:style-name="ce14" office:value-type="float" office:value="63" calcext:value-type="float">
            <text:p>6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898022" calcext:value-type="float">
            <text:p>8,98E-01</text:p>
          </table:table-cell>
          <table:table-cell table:style-name="ce12" office:value-type="float" office:value="0.80110171875" calcext:value-type="float">
            <text:p>8,01E-01</text:p>
          </table:table-cell>
          <table:table-cell table:style-name="ce12" office:value-type="float" office:value="0.108008" calcext:value-type="float">
            <text:p>1,08E-01</text:p>
          </table:table-cell>
          <table:table-cell table:style-name="ce12" office:value-type="float" office:value="0.990514" calcext:value-type="float">
            <text:p>9,91E-01</text:p>
          </table:table-cell>
          <table:table-cell table:style-name="ce12" office:value-type="float" office:value="0.268543400745369" calcext:value-type="float">
            <text:p>2,69E-01</text:p>
          </table:table-cell>
          <table:table-cell table:style-name="ce14" office:value-type="float" office:value="64" calcext:value-type="float">
            <text:p>6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52076" calcext:value-type="float">
            <text:p>2,52E-01</text:p>
          </table:table-cell>
          <table:table-cell table:style-name="ce12" office:value-type="float" office:value="0.2458672" calcext:value-type="float">
            <text:p>2,46E-01</text:p>
          </table:table-cell>
          <table:table-cell table:style-name="ce12" office:value-type="float" office:value="0.206752" calcext:value-type="float">
            <text:p>2,07E-01</text:p>
          </table:table-cell>
          <table:table-cell table:style-name="ce12" office:value-type="float" office:value="0.25823" calcext:value-type="float">
            <text:p>2,58E-01</text:p>
          </table:table-cell>
          <table:table-cell table:style-name="ce12" office:value-type="float" office:value="0.0141929763020697" calcext:value-type="float">
            <text:p>1,42E-02</text:p>
          </table:table-cell>
          <table:table-cell table:style-name="ce14" office:value-type="float" office:value="55" calcext:value-type="float">
            <text:p>55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2" table:style-name="ce12" office:value-type="float" office:value="0.154231" calcext:value-type="float">
            <text:p>1,54E-01</text:p>
          </table:table-cell>
          <table:table-cell table:style-name="ce12" office:value-type="float" office:value="0.154194" calcext:value-type="float">
            <text:p>1,54E-01</text:p>
          </table:table-cell>
          <table:table-cell table:style-name="ce12" office:value-type="float" office:value="0.154268" calcext:value-type="float">
            <text:p>1,54E-01</text:p>
          </table:table-cell>
          <table:table-cell table:style-name="ce12" office:value-type="float" office:value="0.000052325901807798" calcext:value-type="float">
            <text:p>5,23E-05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2" table:style-name="ce12" office:value-type="float" office:value="0.074774" calcext:value-type="float">
            <text:p>7,48E-02</text:p>
          </table:table-cell>
          <table:table-cell table:style-name="ce12" office:value-type="float" office:value="0.074458" calcext:value-type="float">
            <text:p>7,45E-02</text:p>
          </table:table-cell>
          <table:table-cell table:style-name="ce12" office:value-type="float" office:value="0.07509" calcext:value-type="float">
            <text:p>7,51E-02</text:p>
          </table:table-cell>
          <table:table-cell table:style-name="ce12" office:value-type="float" office:value="0.000446891485709894" calcext:value-type="float">
            <text:p>4,47E-04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2" table:style-name="ce12" office:value-type="float" office:value="0.0801765" calcext:value-type="float">
            <text:p>8,02E-02</text:p>
          </table:table-cell>
          <table:table-cell table:style-name="ce12" office:value-type="float" office:value="0.077807" calcext:value-type="float">
            <text:p>7,78E-02</text:p>
          </table:table-cell>
          <table:table-cell table:style-name="ce12" office:value-type="float" office:value="0.082546" calcext:value-type="float">
            <text:p>8,25E-02</text:p>
          </table:table-cell>
          <table:table-cell table:style-name="ce12" office:value-type="float" office:value="0.00335097903604304" calcext:value-type="float">
            <text:p>3,35E-03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2" table:style-name="ce12" office:value-type="float" office:value="1.5566715" calcext:value-type="float">
            <text:p>1,56E+00</text:p>
          </table:table-cell>
          <table:table-cell table:style-name="ce12" office:value-type="float" office:value="1.549976" calcext:value-type="float">
            <text:p>1,55E+00</text:p>
          </table:table-cell>
          <table:table-cell table:style-name="ce12" office:value-type="float" office:value="1.563367" calcext:value-type="float">
            <text:p>1,56E+00</text:p>
          </table:table-cell>
          <table:table-cell table:style-name="ce12" office:value-type="float" office:value="0.00946886690686901" calcext:value-type="float">
            <text:p>9,47E-03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239156" calcext:value-type="float">
            <text:p>2,39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0.225692" calcext:value-type="float">
            <text:p>2,26E-01</text:p>
          </table:table-cell>
          <table:table-cell table:style-name="ce12" office:value-type="float" office:value="0.203412055555556" calcext:value-type="float">
            <text:p>2,03E-01</text:p>
          </table:table-cell>
          <table:table-cell table:style-name="ce12" office:value-type="float" office:value="0.068805" calcext:value-type="float">
            <text:p>6,88E-02</text:p>
          </table:table-cell>
          <table:table-cell table:style-name="ce12" office:value-type="float" office:value="0.230985" calcext:value-type="float">
            <text:p>2,31E-01</text:p>
          </table:table-cell>
          <table:table-cell table:style-name="ce12" office:value-type="float" office:value="0.0507405587920171" calcext:value-type="float">
            <text:p>5,07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0.201048" calcext:value-type="float">
            <text:p>2,01E-01</text:p>
          </table:table-cell>
          <table:table-cell table:style-name="ce12" office:value-type="float" office:value="0.2028095" calcext:value-type="float">
            <text:p>2,03E-01</text:p>
          </table:table-cell>
          <table:table-cell table:style-name="ce12" office:value-type="float" office:value="0.192593" calcext:value-type="float">
            <text:p>1,93E-01</text:p>
          </table:table-cell>
          <table:table-cell table:style-name="ce12" office:value-type="float" office:value="0.217956" calcext:value-type="float">
            <text:p>2,18E-01</text:p>
          </table:table-cell>
          <table:table-cell table:style-name="ce12" office:value-type="float" office:value="0.00759716863087047" calcext:value-type="float">
            <text:p>7,60E-03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153268" calcext:value-type="float">
            <text:p>1,53E-01</text:p>
          </table:table-cell>
          <table:table-cell table:style-name="ce12" office:value-type="float" office:value="0.155460333333333" calcext:value-type="float">
            <text:p>1,55E-01</text:p>
          </table:table-cell>
          <table:table-cell table:style-name="ce12" office:value-type="float" office:value="0.148812" calcext:value-type="float">
            <text:p>1,49E-01</text:p>
          </table:table-cell>
          <table:table-cell table:style-name="ce12" office:value-type="float" office:value="0.1724" calcext:value-type="float">
            <text:p>1,72E-01</text:p>
          </table:table-cell>
          <table:table-cell table:style-name="ce12" office:value-type="float" office:value="0.00637211918761541" calcext:value-type="float">
            <text:p>6,37E-03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0.202135" calcext:value-type="float">
            <text:p>2,02E-01</text:p>
          </table:table-cell>
          <table:table-cell table:style-name="ce12" office:value-type="float" office:value="0.205085" calcext:value-type="float">
            <text:p>2,05E-01</text:p>
          </table:table-cell>
          <table:table-cell table:style-name="ce12" office:value-type="float" office:value="0.196481" calcext:value-type="float">
            <text:p>1,96E-01</text:p>
          </table:table-cell>
          <table:table-cell table:style-name="ce12" office:value-type="float" office:value="0.218074" calcext:value-type="float">
            <text:p>2,18E-01</text:p>
          </table:table-cell>
          <table:table-cell table:style-name="ce12" office:value-type="float" office:value="0.00697464643843518" calcext:value-type="float">
            <text:p>6,97E-03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226705" calcext:value-type="float">
            <text:p>2,27E-01</text:p>
          </table:table-cell>
          <table:table-cell table:style-name="ce12" office:value-type="float" office:value="0.212307777777778" calcext:value-type="float">
            <text:p>2,12E-01</text:p>
          </table:table-cell>
          <table:table-cell table:style-name="ce12" office:value-type="float" office:value="0.068777" calcext:value-type="float">
            <text:p>6,88E-02</text:p>
          </table:table-cell>
          <table:table-cell table:style-name="ce12" office:value-type="float" office:value="0.247572" calcext:value-type="float">
            <text:p>2,48E-01</text:p>
          </table:table-cell>
          <table:table-cell table:style-name="ce12" office:value-type="float" office:value="0.0525949152894142" calcext:value-type="float">
            <text:p>5,26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0755635" calcext:value-type="float">
            <text:p>7,56E-02</text:p>
          </table:table-cell>
          <table:table-cell table:style-name="ce12" office:value-type="float" office:value="0.0755514444444445" calcext:value-type="float">
            <text:p>7,56E-02</text:p>
          </table:table-cell>
          <table:table-cell table:style-name="ce12" office:value-type="float" office:value="0.071493" calcext:value-type="float">
            <text:p>7,15E-02</text:p>
          </table:table-cell>
          <table:table-cell table:style-name="ce12" office:value-type="float" office:value="0.079679" calcext:value-type="float">
            <text:p>7,97E-02</text:p>
          </table:table-cell>
          <table:table-cell table:style-name="ce12" office:value-type="float" office:value="0.00152182159510248" calcext:value-type="float">
            <text:p>1,52E-03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0779175" calcext:value-type="float">
            <text:p>7,79E-02</text:p>
          </table:table-cell>
          <table:table-cell table:style-name="ce12" office:value-type="float" office:value="0.0794612777777778" calcext:value-type="float">
            <text:p>7,95E-02</text:p>
          </table:table-cell>
          <table:table-cell table:style-name="ce12" office:value-type="float" office:value="0.077018" calcext:value-type="float">
            <text:p>7,70E-02</text:p>
          </table:table-cell>
          <table:table-cell table:style-name="ce12" office:value-type="float" office:value="0.084012" calcext:value-type="float">
            <text:p>8,40E-02</text:p>
          </table:table-cell>
          <table:table-cell table:style-name="ce12" office:value-type="float" office:value="0.0025232216289674" calcext:value-type="float">
            <text:p>2,52E-03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226206" calcext:value-type="float">
            <text:p>2,26E-01</text:p>
          </table:table-cell>
          <table:table-cell table:style-name="ce12" office:value-type="float" office:value="0.208322722222222" calcext:value-type="float">
            <text:p>2,08E-01</text:p>
          </table:table-cell>
          <table:table-cell table:style-name="ce12" office:value-type="float" office:value="0.067928" calcext:value-type="float">
            <text:p>6,79E-02</text:p>
          </table:table-cell>
          <table:table-cell table:style-name="ce12" office:value-type="float" office:value="0.241007" calcext:value-type="float">
            <text:p>2,41E-01</text:p>
          </table:table-cell>
          <table:table-cell table:style-name="ce12" office:value-type="float" office:value="0.0524219583558214" calcext:value-type="float">
            <text:p>5,24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0.895583" calcext:value-type="float">
            <text:p>8,96E-01</text:p>
          </table:table-cell>
          <table:table-cell table:style-name="ce12" office:value-type="float" office:value="0.815392222222222" calcext:value-type="float">
            <text:p>8,15E-01</text:p>
          </table:table-cell>
          <table:table-cell table:style-name="ce12" office:value-type="float" office:value="0.122704" calcext:value-type="float">
            <text:p>1,23E-01</text:p>
          </table:table-cell>
          <table:table-cell table:style-name="ce12" office:value-type="float" office:value="0.924192" calcext:value-type="float">
            <text:p>9,24E-01</text:p>
          </table:table-cell>
          <table:table-cell table:style-name="ce12" office:value-type="float" office:value="0.251597270613774" calcext:value-type="float">
            <text:p>2,52E-01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0.940922" calcext:value-type="float">
            <text:p>9,41E-01</text:p>
          </table:table-cell>
          <table:table-cell table:style-name="ce12" office:value-type="float" office:value="0.857853277777778" calcext:value-type="float">
            <text:p>8,58E-01</text:p>
          </table:table-cell>
          <table:table-cell table:style-name="ce12" office:value-type="float" office:value="0.162936" calcext:value-type="float">
            <text:p>1,63E-01</text:p>
          </table:table-cell>
          <table:table-cell table:style-name="ce12" office:value-type="float" office:value="0.974515" calcext:value-type="float">
            <text:p>9,75E-01</text:p>
          </table:table-cell>
          <table:table-cell table:style-name="ce12" office:value-type="float" office:value="0.251617145202507" calcext:value-type="float">
            <text:p>2,52E-01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0.9066985" calcext:value-type="float">
            <text:p>9,07E-01</text:p>
          </table:table-cell>
          <table:table-cell table:style-name="ce12" office:value-type="float" office:value="0.81596" calcext:value-type="float">
            <text:p>8,16E-01</text:p>
          </table:table-cell>
          <table:table-cell table:style-name="ce12" office:value-type="float" office:value="0.121009" calcext:value-type="float">
            <text:p>1,21E-01</text:p>
          </table:table-cell>
          <table:table-cell table:style-name="ce12" office:value-type="float" office:value="0.935065" calcext:value-type="float">
            <text:p>9,35E-01</text:p>
          </table:table-cell>
          <table:table-cell table:style-name="ce12" office:value-type="float" office:value="0.253474008923064" calcext:value-type="float">
            <text:p>2,53E-01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4.3069355" calcext:value-type="float">
            <text:p>4,31E+00</text:p>
          </table:table-cell>
          <table:table-cell table:style-name="ce12" office:value-type="float" office:value="4.00609494444444" calcext:value-type="float">
            <text:p>4,01E+00</text:p>
          </table:table-cell>
          <table:table-cell table:style-name="ce12" office:value-type="float" office:value="1.503654" calcext:value-type="float">
            <text:p>1,50E+00</text:p>
          </table:table-cell>
          <table:table-cell table:style-name="ce12" office:value-type="float" office:value="4.392631" calcext:value-type="float">
            <text:p>4,39E+00</text:p>
          </table:table-cell>
          <table:table-cell table:style-name="ce12" office:value-type="float" office:value="0.91111604450705" calcext:value-type="float">
            <text:p>9,11E-01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style-name="ce12" office:value-type="float" office:value="0.234899" calcext:value-type="float">
            <text:p>2,35E-01</text:p>
          </table:table-cell>
          <table:table-cell table:style-name="ce12" office:value-type="float" office:value="0.176412875" calcext:value-type="float">
            <text:p>1,76E-01</text:p>
          </table:table-cell>
          <table:table-cell table:style-name="ce12" office:value-type="float" office:value="0.071679" calcext:value-type="float">
            <text:p>7,17E-02</text:p>
          </table:table-cell>
          <table:table-cell table:style-name="ce12" office:value-type="float" office:value="0.240971" calcext:value-type="float">
            <text:p>2,41E-01</text:p>
          </table:table-cell>
          <table:table-cell table:style-name="ce12" office:value-type="float" office:value="0.083971278903542" calcext:value-type="float">
            <text:p>8,40E-02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style-name="ce12" office:value-type="float" office:value="0.154491" calcext:value-type="float">
            <text:p>1,54E-01</text:p>
          </table:table-cell>
          <table:table-cell table:style-name="ce12" office:value-type="float" office:value="0.156919125" calcext:value-type="float">
            <text:p>1,57E-01</text:p>
          </table:table-cell>
          <table:table-cell table:style-name="ce12" office:value-type="float" office:value="0.14692" calcext:value-type="float">
            <text:p>1,47E-01</text:p>
          </table:table-cell>
          <table:table-cell table:style-name="ce12" office:value-type="float" office:value="0.179869" calcext:value-type="float">
            <text:p>1,80E-01</text:p>
          </table:table-cell>
          <table:table-cell table:style-name="ce12" office:value-type="float" office:value="0.0103491814229436" calcext:value-type="float">
            <text:p>1,03E-02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style-name="ce12" office:value-type="float" office:value="0.075816" calcext:value-type="float">
            <text:p>7,58E-02</text:p>
          </table:table-cell>
          <table:table-cell table:style-name="ce12" office:value-type="float" office:value="0.07573625" calcext:value-type="float">
            <text:p>7,57E-02</text:p>
          </table:table-cell>
          <table:table-cell table:style-name="ce12" office:value-type="float" office:value="0.07217" calcext:value-type="float">
            <text:p>7,22E-02</text:p>
          </table:table-cell>
          <table:table-cell table:style-name="ce12" office:value-type="float" office:value="0.078494" calcext:value-type="float">
            <text:p>7,85E-02</text:p>
          </table:table-cell>
          <table:table-cell table:style-name="ce12" office:value-type="float" office:value="0.00186198363887242" calcext:value-type="float">
            <text:p>1,86E-03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style-name="ce12" office:value-type="float" office:value="0.078097" calcext:value-type="float">
            <text:p>7,81E-02</text:p>
          </table:table-cell>
          <table:table-cell table:style-name="ce12" office:value-type="float" office:value="0.07956675" calcext:value-type="float">
            <text:p>7,96E-02</text:p>
          </table:table-cell>
          <table:table-cell table:style-name="ce12" office:value-type="float" office:value="0.073327" calcext:value-type="float">
            <text:p>7,33E-02</text:p>
          </table:table-cell>
          <table:table-cell table:style-name="ce12" office:value-type="float" office:value="0.094079" calcext:value-type="float">
            <text:p>9,41E-02</text:p>
          </table:table-cell>
          <table:table-cell table:style-name="ce12" office:value-type="float" office:value="0.00612502463551897" calcext:value-type="float">
            <text:p>6,13E-03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style-name="ce12" office:value-type="float" office:value="0.2278525" calcext:value-type="float">
            <text:p>2,28E-01</text:p>
          </table:table-cell>
          <table:table-cell table:style-name="ce12" office:value-type="float" office:value="0.20895525" calcext:value-type="float">
            <text:p>2,09E-01</text:p>
          </table:table-cell>
          <table:table-cell table:style-name="ce12" office:value-type="float" office:value="0.068883" calcext:value-type="float">
            <text:p>6,89E-02</text:p>
          </table:table-cell>
          <table:table-cell table:style-name="ce12" office:value-type="float" office:value="0.232986" calcext:value-type="float">
            <text:p>2,33E-01</text:p>
          </table:table-cell>
          <table:table-cell table:style-name="ce12" office:value-type="float" office:value="0.0566673164701539" calcext:value-type="float">
            <text:p>5,67E-02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style-name="ce12" office:value-type="float" office:value="0.892218" calcext:value-type="float">
            <text:p>8,92E-01</text:p>
          </table:table-cell>
          <table:table-cell table:style-name="ce12" office:value-type="float" office:value="0.663690875" calcext:value-type="float">
            <text:p>6,64E-01</text:p>
          </table:table-cell>
          <table:table-cell table:style-name="ce12" office:value-type="float" office:value="0.179991" calcext:value-type="float">
            <text:p>1,80E-01</text:p>
          </table:table-cell>
          <table:table-cell table:style-name="ce12" office:value-type="float" office:value="0.990529" calcext:value-type="float">
            <text:p>9,91E-01</text:p>
          </table:table-cell>
          <table:table-cell table:style-name="ce12" office:value-type="float" office:value="0.393448850825051" calcext:value-type="float">
            <text:p>3,93E-01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style-name="ce12" office:value-type="float" office:value="2.1845975" calcext:value-type="float">
            <text:p>2,18E+00</text:p>
          </table:table-cell>
          <table:table-cell table:style-name="ce12" office:value-type="float" office:value="1.854986125" calcext:value-type="float">
            <text:p>1,85E+00</text:p>
          </table:table-cell>
          <table:table-cell table:style-name="ce12" office:value-type="float" office:value="0.953661" calcext:value-type="float">
            <text:p>9,54E-01</text:p>
          </table:table-cell>
          <table:table-cell table:style-name="ce12" office:value-type="float" office:value="2.300175" calcext:value-type="float">
            <text:p>2,30E+00</text:p>
          </table:table-cell>
          <table:table-cell table:style-name="ce12" office:value-type="float" office:value="0.556445858713634" calcext:value-type="float">
            <text:p>5,56E-01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0.292804" calcext:value-type="float">
            <text:p>2,93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Tupleprocessor.process</text:p>
          </table:table-cell>
          <table:table-cell table:number-columns-repeated="4" table:style-name="ce10" office:value-type="float" office:value="0.293122" calcext:value-type="float">
            <text:p>2,93E-01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table:number-columns-repeated="1017"/>
        </table:table-row>
        <table:table-row table:style-name="ro1" table:number-rows-repeated="3">
          <table:table-cell/>
          <table:table-cell table:style-name="ce22" table:number-columns-repeated="1023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4 fil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number-columns-repeated="5" table:default-cell-style-name="ce25"/>
        <table:table-column table:style-name="co3" table:default-cell-style-name="ce25"/>
        <table:table-column table:style-name="co4" table:number-columns-repeated="9" table:default-cell-style-name="ce25"/>
        <table:table-column table:style-name="co3" table:default-cell-style-name="ce25"/>
        <table:table-column table:style-name="co4" table:number-columns-repeated="44" table:default-cell-style-name="ce25"/>
        <table:table-column table:style-name="co3" table:number-columns-repeated="2" table:default-cell-style-name="ce25"/>
        <table:table-column table:style-name="co4" table:number-columns-repeated="6" table:default-cell-style-name="ce25"/>
        <table:table-column table:style-name="co3" table:default-cell-style-name="ce25"/>
        <table:table-column table:style-name="co4" table:default-cell-style-name="ce25"/>
        <table:table-column table:style-name="co3" table:default-cell-style-name="ce25"/>
        <table:table-column table:style-name="co6" table:default-cell-style-name="ce25"/>
        <table:table-column table:style-name="co7" table:number-columns-repeated="949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0.01" calcext:value-type="float">
            <text:p>0,01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28"/>
          <table:table-cell table:number-columns-repeated="995"/>
        </table:table-row>
        <table:table-row table:style-name="ro1">
          <table:table-cell table:style-name="ce20"/>
          <table:table-cell table:style-name="ce7" office:value-type="string" calcext:value-type="string">
            <text:p>NAMELAST</text:p>
          </table:table-cell>
          <table:table-cell table:style-name="ce7" office:value-type="string" calcext:value-type="string">
            <text:p>NAMEFIRST</text:p>
          </table:table-cell>
          <table:table-cell table:style-name="ce7" office:value-type="string" calcext:value-type="string">
            <text:p>NAMEMID</text:p>
          </table:table-cell>
          <table:table-cell table:style-name="ce7" office:value-type="string" calcext:value-type="string">
            <text:p>UIN</text:p>
          </table:table-cell>
          <table:table-cell table:style-name="ce7" office:value-type="string" calcext:value-type="string">
            <text:p>BDGNBR</text:p>
          </table:table-cell>
          <table:table-cell table:style-name="ce7" office:value-type="string" calcext:value-type="string">
            <text:p>TYPE_OF_ACCESS</text:p>
          </table:table-cell>
          <table:table-cell table:style-name="ce7" office:value-type="string" calcext:value-type="string">
            <text:p>TOA</text:p>
          </table:table-cell>
          <table:table-cell table:style-name="ce7" office:value-type="string" calcext:value-type="string">
            <text:p>POA</text:p>
          </table:table-cell>
          <table:table-cell table:style-name="ce7" office:value-type="string" calcext:value-type="string">
            <text:p>TOD</text:p>
          </table:table-cell>
          <table:table-cell table:style-name="ce7" office:value-type="string" calcext:value-type="string">
            <text:p>POD</text:p>
          </table:table-cell>
          <table:table-cell table:style-name="ce7" office:value-type="string" calcext:value-type="string">
            <text:p>APPT_MADE_DATE</text:p>
          </table:table-cell>
          <table:table-cell table:style-name="ce7" office:value-type="string" calcext:value-type="string">
            <text:p>APPT_START_DATE</text:p>
          </table:table-cell>
          <table:table-cell table:style-name="ce7" office:value-type="string" calcext:value-type="string">
            <text:p>APPT_END_DATE</text:p>
          </table:table-cell>
          <table:table-cell table:style-name="ce7" office:value-type="string" calcext:value-type="string">
            <text:p>APPT_CANCEL_DATE</text:p>
          </table:table-cell>
          <table:table-cell table:style-name="ce7" office:value-type="string" calcext:value-type="string">
            <text:p>TOTAL_PEOPLE</text:p>
          </table:table-cell>
          <table:table-cell table:style-name="ce7" office:value-type="string" calcext:value-type="string">
            <text:p>LAST_UPDATEDBY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LAST_ENTRY_DATE</text:p>
          </table:table-cell>
          <table:table-cell table:style-name="ce7" office:value-type="string" calcext:value-type="string">
            <text:p>TERMINAL_SUFFIX</text:p>
          </table:table-cell>
          <table:table-cell table:style-name="ce7" office:value-type="string" calcext:value-type="string">
            <text:p>VISITEE_NAMELAST</text:p>
          </table:table-cell>
          <table:table-cell table:style-name="ce7" office:value-type="string" calcext:value-type="string">
            <text:p>VISITEE_NAMEFIRST</text:p>
          </table:table-cell>
          <table:table-cell table:style-name="ce7" office:value-type="string" calcext:value-type="string">
            <text:p>MEETING_LOC</text:p>
          </table:table-cell>
          <table:table-cell table:style-name="ce7" office:value-type="string" calcext:value-type="string">
            <text:p>MEETING_ROOM</text:p>
          </table:table-cell>
          <table:table-cell table:style-name="ce7" office:value-type="string" calcext:value-type="string">
            <text:p>CALLER_NAME_LAST</text:p>
          </table:table-cell>
          <table:table-cell table:style-name="ce7" office:value-type="string" calcext:value-type="string">
            <text:p>CALLER_NAME_FIRST</text:p>
          </table:table-cell>
          <table:table-cell table:style-name="ce7" office:value-type="string" calcext:value-type="string">
            <text:p>CALLER_ROOM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RELEASE_DATE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7" table:number-columns-repeated="28"/>
          <table:table-cell table:number-columns-repeated="995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office:value-type="float" office:value="4.39892296482795" calcext:value-type="float">
            <text:p>4,39892296482795</text:p>
          </table:table-cell>
          <table:table-cell office:value-type="float" office:value="4.25960544948137" calcext:value-type="float">
            <text:p>4,25960544948137</text:p>
          </table:table-cell>
          <table:table-cell office:value-type="float" office:value="4.10300107172353" calcext:value-type="float">
            <text:p>4,10300107172353</text:p>
          </table:table-cell>
          <table:table-cell office:value-type="float" office:value="3.991348327741" calcext:value-type="float">
            <text:p>3,991348327741</text:p>
          </table:table-cell>
          <table:table-cell office:value-type="string" calcext:value-type="string">
            <text:p>-</text:p>
          </table:table-cell>
          <table:table-cell office:value-type="float" office:value="1.13291367687223" calcext:value-type="float">
            <text:p>1,13291367687223</text:p>
          </table:table-cell>
          <table:table-cell office:value-type="string" calcext:value-type="string">
            <text:p>-</text:p>
          </table:table-cell>
          <table:table-cell office:value-type="float" office:value="2.81906853724958" calcext:value-type="float">
            <text:p>2,81906853724958</text:p>
          </table:table-cell>
          <table:table-cell office:value-type="string" calcext:value-type="string">
            <text:p>-</text:p>
          </table:table-cell>
          <table:table-cell office:value-type="float" office:value="2.641755586013" calcext:value-type="float">
            <text:p>2,6417555860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813227456067" calcext:value-type="float">
            <text:p>3,8813227456067</text:p>
          </table:table-cell>
          <table:table-cell office:value-type="float" office:value="1.58496250072116" calcext:value-type="float">
            <text:p>1,58496250072116</text:p>
          </table:table-cell>
          <table:table-cell office:value-type="string" calcext:value-type="string">
            <text:p>-</text:p>
          </table:table-cell>
          <table:table-cell office:value-type="float" office:value="3.8813227456067" calcext:value-type="float">
            <text:p>3,8813227456067</text:p>
          </table:table-cell>
          <table:table-cell office:value-type="float" office:value="3.37433375143756" calcext:value-type="float">
            <text:p>3,37433375143756</text:p>
          </table:table-cell>
          <table:table-cell office:value-type="float" office:value="2.87862757855891" calcext:value-type="float">
            <text:p>2,87862757855891</text:p>
          </table:table-cell>
          <table:table-cell office:value-type="float" office:value="2.07830172169245" calcext:value-type="float">
            <text:p>2,07830172169245</text:p>
          </table:table-cell>
          <table:table-cell office:value-type="float" office:value="3.42951961872816" calcext:value-type="float">
            <text:p>3,42951961872816</text:p>
          </table:table-cell>
          <table:table-cell office:value-type="float" office:value="2.56108322161091" calcext:value-type="float">
            <text:p>2,56108322161091</text:p>
          </table:table-cell>
          <table:table-cell office:value-type="float" office:value="2.71569786228257" calcext:value-type="float">
            <text:p>2,71569786228257</text:p>
          </table:table-cell>
          <table:table-cell office:value-type="float" office:value="2.64999609427136" calcext:value-type="float">
            <text:p>2,64999609427136</text:p>
          </table:table-cell>
          <table:table-cell office:value-type="float" office:value="4.71915217095557" calcext:value-type="float">
            <text:p>4,71915217095557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office:value-type="float" office:value="0.001000200040008" calcext:value-type="float">
            <text:p>0,001000200040008</text:p>
          </table:table-cell>
          <table:table-cell office:value-type="float" office:value="0.000301628795495677" calcext:value-type="float">
            <text:p>0,000301628795496</text:p>
          </table:table-cell>
          <table:table-cell office:value-type="float" office:value="0.000903546419697312" calcext:value-type="float">
            <text:p>0,000903546419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000600120024" calcext:value-type="float">
            <text:p>0,000300060012002</text:p>
          </table:table-cell>
          <table:table-cell office:value-type="float" office:value="0.415353146432439" calcext:value-type="float">
            <text:p>0,415353146432439</text:p>
          </table:table-cell>
          <table:table-cell office:value-type="float" office:value="0" calcext:value-type="float">
            <text:p>0</text:p>
          </table:table-cell>
          <table:table-cell office:value-type="float" office:value="0.000120423892100193" calcext:value-type="float">
            <text:p>0,0001204238921</text:p>
          </table:table-cell>
          <table:table-cell office:value-type="float" office:value="0" calcext:value-type="float">
            <text:p>0</text:p>
          </table:table-cell>
          <table:table-cell office:value-type="float" office:value="2.62293249888243" calcext:value-type="float">
            <text:p>2,62293249888243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office:value-type="float" office:value="0.0399914948944499" calcext:value-type="float">
            <text:p>0,03999149489445</text:p>
          </table:table-cell>
          <table:table-cell office:value-type="float" office:value="0.0173648442424742" calcext:value-type="float">
            <text:p>0,017364844242474</text:p>
          </table:table-cell>
          <table:table-cell office:value-type="float" office:value="0.0300454659402162" calcext:value-type="float">
            <text:p>0,030045465940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3196413355321" calcext:value-type="float">
            <text:p>0,017319641335532</text:p>
          </table:table-cell>
          <table:table-cell office:value-type="float" office:value="0.495704195384717" calcext:value-type="float">
            <text:p>0,495704195384717</text:p>
          </table:table-cell>
          <table:table-cell office:value-type="float" office:value="0" calcext:value-type="float">
            <text:p>0</text:p>
          </table:table-cell>
          <table:table-cell office:value-type="float" office:value="0.0109731212599878" calcext:value-type="float">
            <text:p>0,010973121259988</text:p>
          </table:table-cell>
          <table:table-cell office:value-type="float" office:value="0" calcext:value-type="float">
            <text:p>0</text:p>
          </table:table-cell>
          <table:table-cell office:value-type="float" office:value="0.902349677733815" calcext:value-type="float">
            <text:p>0,902349677733815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office:value-type="float" office:value="0.00159931966389281" calcext:value-type="float">
            <text:p>0,001599319663893</text:p>
          </table:table-cell>
          <table:table-cell office:value-type="float" office:value="0.000301537815565389" calcext:value-type="float">
            <text:p>0,000301537815565</text:p>
          </table:table-cell>
          <table:table-cell office:value-type="float" office:value="0.000902730023564694" calcext:value-type="float">
            <text:p>0,000902730023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99969975991471" calcext:value-type="float">
            <text:p>0,000299969975991</text:p>
          </table:table-cell>
          <table:table-cell office:value-type="float" office:value="0.24572264932201" calcext:value-type="float">
            <text:p>0,24572264932201</text:p>
          </table:table-cell>
          <table:table-cell office:value-type="float" office:value="0" calcext:value-type="float">
            <text:p>0</text:p>
          </table:table-cell>
          <table:table-cell office:value-type="float" office:value="0.000120409390186397" calcext:value-type="float">
            <text:p>0,000120409390186</text:p>
          </table:table-cell>
          <table:table-cell office:value-type="float" office:value="0" calcext:value-type="float">
            <text:p>0</text:p>
          </table:table-cell>
          <table:table-cell office:value-type="float" office:value="0.81423494090632" calcext:value-type="float">
            <text:p>0,81423494090632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office:value-type="float" office:value="5498" calcext:value-type="float">
            <text:p>5498</text:p>
          </table:table-cell>
          <table:table-cell office:value-type="float" office:value="3127" calcext:value-type="float">
            <text:p>3127</text:p>
          </table:table-cell>
          <table:table-cell office:value-type="float" office:value="48" calcext:value-type="float">
            <text:p>4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97" calcext:value-type="float">
            <text:p>97</text:p>
          </table:table-cell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office:value-type="float" office:value="5501" calcext:value-type="float">
            <text:p>5501</text:p>
          </table:table-cell>
          <table:table-cell office:value-type="float" office:value="3126" calcext:value-type="float">
            <text:p>3126</text:p>
          </table:table-cell>
          <table:table-cell office:value-type="float" office:value="46" calcext:value-type="float">
            <text:p>4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97" calcext:value-type="float">
            <text:p>97</text:p>
          </table:table-cell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9998" calcext:value-type="float">
            <text:p>9998</text:p>
          </table:table-cell>
          <table:table-cell office:value-type="float" office:value="9946" calcext:value-type="float">
            <text:p>9946</text:p>
          </table:table-cell>
          <table:table-cell office:value-type="float" office:value="4427" calcext:value-type="float">
            <text:p>4427</text:p>
          </table:table-cell>
          <table:table-cell office:value-type="float" office:value="8311" calcext:value-type="float">
            <text:p>8311</text:p>
          </table:table-cell>
          <table:table-cell office:value-type="string" calcext:value-type="string">
            <text:p>-</text:p>
          </table:table-cell>
          <table:table-cell office:value-type="float" office:value="8311" calcext:value-type="float">
            <text:p>8311</text:p>
          </table:table-cell>
          <table:table-cell office:value-type="string" calcext:value-type="string">
            <text:p>-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8306" calcext:value-type="float">
            <text:p>8306</text:p>
          </table:table-cell>
          <table:table-cell office:value-type="string" calcext:value-type="string">
            <text:p>-</text:p>
          </table:table-cell>
          <table:table-cell office:value-type="float" office:value="8306" calcext:value-type="float">
            <text:p>8306</text:p>
          </table:table-cell>
          <table:table-cell office:value-type="float" office:value="8281" calcext:value-type="float">
            <text:p>8281</text:p>
          </table:table-cell>
          <table:table-cell office:value-type="float" office:value="4995" calcext:value-type="float">
            <text:p>4995</text:p>
          </table:table-cell>
          <table:table-cell office:value-type="float" office:value="9998" calcext:value-type="float">
            <text:p>9998</text:p>
          </table:table-cell>
          <table:table-cell table:number-columns-repeated="2" office:value-type="float" office:value="8311" calcext:value-type="float">
            <text:p>8311</text:p>
          </table:table-cell>
          <table:table-cell office:value-type="float" office:value="8304" calcext:value-type="float">
            <text:p>8304</text:p>
          </table:table-cell>
          <table:table-cell office:value-type="float" office:value="1530" calcext:value-type="float">
            <text:p>1530</text:p>
          </table:table-cell>
          <table:table-cell office:value-type="float" office:value="8948" calcext:value-type="float">
            <text:p>8948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572" calcext:value-type="float">
            <text:p>5572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-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-</text:p>
          </table:table-cell>
          <table:table-cell office:value-type="float" office:value="9584" calcext:value-type="float">
            <text:p>9584</text:p>
          </table:table-cell>
          <table:table-cell office:value-type="string" calcext:value-type="string">
            <text:p>-</text:p>
          </table:table-cell>
          <table:table-cell office:value-type="float" office:value="9991" calcext:value-type="float">
            <text:p>9991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693" calcext:value-type="float">
            <text:p>1693</text:p>
          </table:table-cell>
          <table:table-cell office:value-type="string" calcext:value-type="string">
            <text:p>-</text:p>
          </table:table-cell>
          <table:table-cell office:value-type="float" office:value="1693" calcext:value-type="float">
            <text:p>1693</text:p>
          </table:table-cell>
          <table:table-cell office:value-type="float" office:value="1718" calcext:value-type="float">
            <text:p>1718</text:p>
          </table:table-cell>
          <table:table-cell office:value-type="float" office:value="5004" calcext:value-type="float">
            <text:p>50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1695" calcext:value-type="float">
            <text:p>1695</text:p>
          </table:table-cell>
          <table:table-cell office:value-type="float" office:value="8469" calcext:value-type="float">
            <text:p>8469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office:value-type="float" office:value="6.69553910782156" calcext:value-type="float">
            <text:p>6,69553910782156</text:p>
          </table:table-cell>
          <table:table-cell office:value-type="float" office:value="5.98049467122461" calcext:value-type="float">
            <text:p>5,98049467122461</text:p>
          </table:table-cell>
          <table:table-cell office:value-type="float" office:value="1.01784504178902" calcext:value-type="float">
            <text:p>1,0178450417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.99277108433735" calcext:value-type="float">
            <text:p>4,99277108433735</text:p>
          </table:table-cell>
          <table:table-cell office:value-type="string" calcext:value-type="string">
            <text:p>-</text:p>
          </table:table-cell>
          <table:table-cell office:value-type="float" office:value="3.25" calcext:value-type="float">
            <text:p>3,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.61707523245985" calcext:value-type="float">
            <text:p>5,61707523245985</text:p>
          </table:table-cell>
          <table:table-cell office:value-type="float" office:value="7.91671671671672" calcext:value-type="float">
            <text:p>7,91671671671672</text:p>
          </table:table-cell>
          <table:table-cell office:value-type="float" office:value="2.19363872774555" calcext:value-type="float">
            <text:p>2,19363872774555</text:p>
          </table:table-cell>
          <table:table-cell office:value-type="float" office:value="8.80989050655757" calcext:value-type="float">
            <text:p>8,80989050655757</text:p>
          </table:table-cell>
          <table:table-cell office:value-type="float" office:value="5.99639032607388" calcext:value-type="float">
            <text:p>5,99639032607388</text:p>
          </table:table-cell>
          <table:table-cell office:value-type="float" office:value="7.89595375722543" calcext:value-type="float">
            <text:p>7,89595375722543</text:p>
          </table:table-cell>
          <table:table-cell office:value-type="float" office:value="8.99477124183007" calcext:value-type="float">
            <text:p>8,99477124183007</text:p>
          </table:table-cell>
          <table:table-cell office:value-type="float" office:value="21.3381761287439" calcext:value-type="float">
            <text:p>21,3381761287439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office:value-type="float" office:value="2.10518608823884" calcext:value-type="float">
            <text:p>2,10518608823884</text:p>
          </table:table-cell>
          <table:table-cell office:value-type="float" office:value="1.64096389789623" calcext:value-type="float">
            <text:p>1,64096389789623</text:p>
          </table:table-cell>
          <table:table-cell office:value-type="float" office:value="0.302683667692404" calcext:value-type="float">
            <text:p>0,302683667692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847151606325166" calcext:value-type="float">
            <text:p>0,084715160632517</text:p>
          </table:table-cell>
          <table:table-cell office:value-type="string" calcext:value-type="string">
            <text:p>-</text:p>
          </table:table-cell>
          <table:table-cell office:value-type="float" office:value="1.39194109070751" calcext:value-type="float">
            <text:p>1,39194109070751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651672030603163" calcext:value-type="float">
            <text:p>0,651672030603163</text:p>
          </table:table-cell>
          <table:table-cell office:value-type="float" office:value="0.847460335266781" calcext:value-type="float">
            <text:p>0,847460335266781</text:p>
          </table:table-cell>
          <table:table-cell office:value-type="float" office:value="0.425849517870767" calcext:value-type="float">
            <text:p>0,425849517870767</text:p>
          </table:table-cell>
          <table:table-cell office:value-type="float" office:value="1.02745531323322" calcext:value-type="float">
            <text:p>1,02745531323322</text:p>
          </table:table-cell>
          <table:table-cell office:value-type="float" office:value="0.421405893906678" calcext:value-type="float">
            <text:p>0,421405893906678</text:p>
          </table:table-cell>
          <table:table-cell office:value-type="float" office:value="0.54118706122852" calcext:value-type="float">
            <text:p>0,54118706122852</text:p>
          </table:table-cell>
          <table:table-cell office:value-type="float" office:value="0.144525751227031" calcext:value-type="float">
            <text:p>0,144525751227031</text:p>
          </table:table-cell>
          <table:table-cell office:value-type="float" office:value="5.40160366916596" calcext:value-type="float">
            <text:p>5,4016036691659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office:value-type="float" office:value="4.43180846611434" calcext:value-type="float">
            <text:p>4,43180846611434</text:p>
          </table:table-cell>
          <table:table-cell office:value-type="float" office:value="2.6927625141988" calcext:value-type="float">
            <text:p>2,6927625141988</text:p>
          </table:table-cell>
          <table:table-cell office:value-type="float" office:value="0.0916174026877255" calcext:value-type="float">
            <text:p>0,091617402687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17665844099309" calcext:value-type="float">
            <text:p>0,007176658440993</text:p>
          </table:table-cell>
          <table:table-cell office:value-type="string" calcext:value-type="string">
            <text:p>-</text:p>
          </table:table-cell>
          <table:table-cell office:value-type="float" office:value="1.9375" calcext:value-type="float">
            <text:p>1,9375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42467643547045" calcext:value-type="float">
            <text:p>0,42467643547045</text:p>
          </table:table-cell>
          <table:table-cell office:value-type="float" office:value="0.718189019850486" calcext:value-type="float">
            <text:p>0,718189019850486</text:p>
          </table:table-cell>
          <table:table-cell office:value-type="float" office:value="0.181347811870765" calcext:value-type="float">
            <text:p>0,181347811870765</text:p>
          </table:table-cell>
          <table:table-cell office:value-type="float" office:value="1.05566442069117" calcext:value-type="float">
            <text:p>1,05566442069117</text:p>
          </table:table-cell>
          <table:table-cell office:value-type="float" office:value="0.177582927419287" calcext:value-type="float">
            <text:p>0,177582927419287</text:p>
          </table:table-cell>
          <table:table-cell office:value-type="float" office:value="0.292883435241162" calcext:value-type="float">
            <text:p>0,292883435241162</text:p>
          </table:table-cell>
          <table:table-cell office:value-type="float" office:value="0.0208876927677376" calcext:value-type="float">
            <text:p>0,020887692767738</text:p>
          </table:table-cell>
          <table:table-cell office:value-type="float" office:value="29.1773221987472" calcext:value-type="float">
            <text:p>29,1773221987472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office:value-type="float" office:value="11.828539309812" calcext:value-type="float">
            <text:p>11,828539309812</text:p>
          </table:table-cell>
          <table:table-cell office:value-type="float" office:value="10.2179014472831" calcext:value-type="float">
            <text:p>10,2179014472831</text:p>
          </table:table-cell>
          <table:table-cell office:value-type="float" office:value="4.13099801007618" calcext:value-type="float">
            <text:p>4,13099801007618</text:p>
          </table:table-cell>
          <table:table-cell office:value-type="float" office:value="3.04560570929553" calcext:value-type="float">
            <text:p>3,04560570929553</text:p>
          </table:table-cell>
          <table:table-cell office:value-type="string" calcext:value-type="string">
            <text:p>-</text:p>
          </table:table-cell>
          <table:table-cell office:value-type="float" office:value="0.265827353744457" calcext:value-type="float">
            <text:p>0,265827353744457</text:p>
          </table:table-cell>
          <table:table-cell office:value-type="string" calcext:value-type="string">
            <text:p>-</text:p>
          </table:table-cell>
          <table:table-cell office:value-type="float" office:value="1.68680949432427" calcext:value-type="float">
            <text:p>1,68680949432427</text:p>
          </table:table-cell>
          <table:table-cell office:value-type="string" calcext:value-type="string">
            <text:p>-</text:p>
          </table:table-cell>
          <table:table-cell office:value-type="float" office:value="2.15563906222957" calcext:value-type="float">
            <text:p>2,155639062229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0491406476056" calcext:value-type="float">
            <text:p>3,70491406476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.70491406476056" calcext:value-type="float">
            <text:p>3,70491406476056</text:p>
          </table:table-cell>
          <table:table-cell office:value-type="float" office:value="1.48972985791005" calcext:value-type="float">
            <text:p>1,48972985791005</text:p>
          </table:table-cell>
          <table:table-cell office:value-type="float" office:value="0.862332383084567" calcext:value-type="float">
            <text:p>0,862332383084567</text:p>
          </table:table-cell>
          <table:table-cell office:value-type="float" office:value="0.758480156587193" calcext:value-type="float">
            <text:p>0,758480156587193</text:p>
          </table:table-cell>
          <table:table-cell office:value-type="float" office:value="1.51002082846582" calcext:value-type="float">
            <text:p>1,51002082846582</text:p>
          </table:table-cell>
          <table:table-cell office:value-type="float" office:value="0.612943882822828" calcext:value-type="float">
            <text:p>0,612943882822828</text:p>
          </table:table-cell>
          <table:table-cell office:value-type="float" office:value="0.596601201709545" calcext:value-type="float">
            <text:p>0,596601201709545</text:p>
          </table:table-cell>
          <table:table-cell office:value-type="float" office:value="0.0144066243521554" calcext:value-type="float">
            <text:p>0,014406624352155</text:p>
          </table:table-cell>
          <table:table-cell office:value-type="float" office:value="3.40660665822006" calcext:value-type="float">
            <text:p>3,4066066582200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office:value-type="float" office:value="11.8286430424298" calcext:value-type="float">
            <text:p>11,8286430424298</text:p>
          </table:table-cell>
          <table:table-cell office:value-type="float" office:value="10.2179000606301" calcext:value-type="float">
            <text:p>10,2179000606301</text:p>
          </table:table-cell>
          <table:table-cell office:value-type="float" office:value="4.13177348249805" calcext:value-type="float">
            <text:p>4,13177348249805</text:p>
          </table:table-cell>
          <table:table-cell office:value-type="float" office:value="3.04560570929553" calcext:value-type="float">
            <text:p>3,04560570929553</text:p>
          </table:table-cell>
          <table:table-cell office:value-type="string" calcext:value-type="string">
            <text:p>-</text:p>
          </table:table-cell>
          <table:table-cell office:value-type="float" office:value="0.265827353744457" calcext:value-type="float">
            <text:p>0,265827353744457</text:p>
          </table:table-cell>
          <table:table-cell office:value-type="string" calcext:value-type="string">
            <text:p>-</text:p>
          </table:table-cell>
          <table:table-cell office:value-type="float" office:value="1.68680949432427" calcext:value-type="float">
            <text:p>1,68680949432427</text:p>
          </table:table-cell>
          <table:table-cell office:value-type="string" calcext:value-type="string">
            <text:p>-</text:p>
          </table:table-cell>
          <table:table-cell office:value-type="float" office:value="2.15563906222957" calcext:value-type="float">
            <text:p>2,155639062229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0491406476056" calcext:value-type="float">
            <text:p>3,70491406476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.70491406476056" calcext:value-type="float">
            <text:p>3,70491406476056</text:p>
          </table:table-cell>
          <table:table-cell office:value-type="float" office:value="1.48972985791005" calcext:value-type="float">
            <text:p>1,48972985791005</text:p>
          </table:table-cell>
          <table:table-cell office:value-type="float" office:value="0.862332383084567" calcext:value-type="float">
            <text:p>0,862332383084567</text:p>
          </table:table-cell>
          <table:table-cell office:value-type="float" office:value="0.759023162094477" calcext:value-type="float">
            <text:p>0,759023162094477</text:p>
          </table:table-cell>
          <table:table-cell office:value-type="float" office:value="2.06742722113779" calcext:value-type="float">
            <text:p>2,06742722113779</text:p>
          </table:table-cell>
          <table:table-cell office:value-type="float" office:value="0.612943882822828" calcext:value-type="float">
            <text:p>0,612943882822828</text:p>
          </table:table-cell>
          <table:table-cell office:value-type="float" office:value="0.598270770816291" calcext:value-type="float">
            <text:p>0,598270770816291</text:p>
          </table:table-cell>
          <table:table-cell office:value-type="float" office:value="0.0144066243521554" calcext:value-type="float">
            <text:p>0,014406624352155</text:p>
          </table:table-cell>
          <table:table-cell office:value-type="float" office:value="4.31386457144713" calcext:value-type="float">
            <text:p>4,31386457144713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office:value-type="float" office:value="6.69553910782156" calcext:value-type="float">
            <text:p>6,69553910782156</text:p>
          </table:table-cell>
          <table:table-cell office:value-type="float" office:value="5.98049467122461" calcext:value-type="float">
            <text:p>5,98049467122461</text:p>
          </table:table-cell>
          <table:table-cell office:value-type="float" office:value="1.01784504178902" calcext:value-type="float">
            <text:p>1,0178450417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.99277108433735" calcext:value-type="float">
            <text:p>4,99277108433735</text:p>
          </table:table-cell>
          <table:table-cell office:value-type="string" calcext:value-type="string">
            <text:p>-</text:p>
          </table:table-cell>
          <table:table-cell office:value-type="float" office:value="3.25" calcext:value-type="float">
            <text:p>3,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.61707523245985" calcext:value-type="float">
            <text:p>5,61707523245985</text:p>
          </table:table-cell>
          <table:table-cell office:value-type="float" office:value="7.91671671671672" calcext:value-type="float">
            <text:p>7,91671671671672</text:p>
          </table:table-cell>
          <table:table-cell office:value-type="float" office:value="2.19363872774555" calcext:value-type="float">
            <text:p>2,19363872774555</text:p>
          </table:table-cell>
          <table:table-cell office:value-type="float" office:value="8.80989050655757" calcext:value-type="float">
            <text:p>8,80989050655757</text:p>
          </table:table-cell>
          <table:table-cell office:value-type="float" office:value="5.99639032607388" calcext:value-type="float">
            <text:p>5,99639032607388</text:p>
          </table:table-cell>
          <table:table-cell office:value-type="float" office:value="7.89595375722543" calcext:value-type="float">
            <text:p>7,89595375722543</text:p>
          </table:table-cell>
          <table:table-cell office:value-type="float" office:value="8.99477124183007" calcext:value-type="float">
            <text:p>8,99477124183007</text:p>
          </table:table-cell>
          <table:table-cell office:value-type="float" office:value="21.3381761287439" calcext:value-type="float">
            <text:p>21,3381761287439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office:value-type="float" office:value="2.10518608823884" calcext:value-type="float">
            <text:p>2,10518608823884</text:p>
          </table:table-cell>
          <table:table-cell office:value-type="float" office:value="1.64096389789623" calcext:value-type="float">
            <text:p>1,64096389789623</text:p>
          </table:table-cell>
          <table:table-cell office:value-type="float" office:value="0.302683667692404" calcext:value-type="float">
            <text:p>0,302683667692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847151606325166" calcext:value-type="float">
            <text:p>0,084715160632517</text:p>
          </table:table-cell>
          <table:table-cell office:value-type="string" calcext:value-type="string">
            <text:p>-</text:p>
          </table:table-cell>
          <table:table-cell office:value-type="float" office:value="1.39194109070751" calcext:value-type="float">
            <text:p>1,39194109070751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651672030603163" calcext:value-type="float">
            <text:p>0,651672030603163</text:p>
          </table:table-cell>
          <table:table-cell office:value-type="float" office:value="0.847460335266781" calcext:value-type="float">
            <text:p>0,847460335266781</text:p>
          </table:table-cell>
          <table:table-cell office:value-type="float" office:value="0.425849517870767" calcext:value-type="float">
            <text:p>0,425849517870767</text:p>
          </table:table-cell>
          <table:table-cell office:value-type="float" office:value="1.02745531323322" calcext:value-type="float">
            <text:p>1,02745531323322</text:p>
          </table:table-cell>
          <table:table-cell office:value-type="float" office:value="0.421405893906678" calcext:value-type="float">
            <text:p>0,421405893906678</text:p>
          </table:table-cell>
          <table:table-cell office:value-type="float" office:value="0.54118706122852" calcext:value-type="float">
            <text:p>0,54118706122852</text:p>
          </table:table-cell>
          <table:table-cell office:value-type="float" office:value="0.144525751227031" calcext:value-type="float">
            <text:p>0,144525751227031</text:p>
          </table:table-cell>
          <table:table-cell office:value-type="float" office:value="5.40160366916596" calcext:value-type="float">
            <text:p>5,4016036691659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office:value-type="float" office:value="4.43180846611434" calcext:value-type="float">
            <text:p>4,43180846611434</text:p>
          </table:table-cell>
          <table:table-cell office:value-type="float" office:value="2.6927625141988" calcext:value-type="float">
            <text:p>2,6927625141988</text:p>
          </table:table-cell>
          <table:table-cell office:value-type="float" office:value="0.0916174026877255" calcext:value-type="float">
            <text:p>0,091617402687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17665844099309" calcext:value-type="float">
            <text:p>0,007176658440993</text:p>
          </table:table-cell>
          <table:table-cell office:value-type="string" calcext:value-type="string">
            <text:p>-</text:p>
          </table:table-cell>
          <table:table-cell office:value-type="float" office:value="1.9375" calcext:value-type="float">
            <text:p>1,9375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42467643547045" calcext:value-type="float">
            <text:p>0,42467643547045</text:p>
          </table:table-cell>
          <table:table-cell office:value-type="float" office:value="0.718189019850486" calcext:value-type="float">
            <text:p>0,718189019850486</text:p>
          </table:table-cell>
          <table:table-cell office:value-type="float" office:value="0.181347811870765" calcext:value-type="float">
            <text:p>0,181347811870765</text:p>
          </table:table-cell>
          <table:table-cell office:value-type="float" office:value="1.05566442069117" calcext:value-type="float">
            <text:p>1,05566442069117</text:p>
          </table:table-cell>
          <table:table-cell office:value-type="float" office:value="0.177582927419287" calcext:value-type="float">
            <text:p>0,177582927419287</text:p>
          </table:table-cell>
          <table:table-cell office:value-type="float" office:value="0.292883435241162" calcext:value-type="float">
            <text:p>0,292883435241162</text:p>
          </table:table-cell>
          <table:table-cell office:value-type="float" office:value="0.0208876927677376" calcext:value-type="float">
            <text:p>0,020887692767738</text:p>
          </table:table-cell>
          <table:table-cell office:value-type="float" office:value="29.1773221987472" calcext:value-type="float">
            <text:p>29,1773221987472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7" table:number-columns-repeated="28"/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84" calcext:value-type="float">
            <text:p>84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5" calcext:value-type="float">
            <text:p>41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8311" calcext:value-type="float">
            <text:p>8311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584" calcext:value-type="float">
            <text:p>9584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688" calcext:value-type="float">
            <text:p>1688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486955494883772" calcext:value-type="float">
            <text:p>0,486955494883772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.92518576418378" calcext:value-type="float">
            <text:p>2,92518576418378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60.34939759036" calcext:value-type="float">
            <text:p>4260,34939759036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540.58885813981" calcext:value-type="float">
            <text:p>2540,58885813981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0737" calcext:value-type="float">
            <text:p>110737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730" calcext:value-type="float">
            <text:p>5730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303.4450408261" calcext:value-type="float">
            <text:p>19303,445040826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839.338639619674" calcext:value-type="float">
            <text:p>839,338639619674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72622990.444192" calcext:value-type="float">
            <text:p>372622990,444192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704489.351958606" calcext:value-type="float">
            <text:p>704489,351958606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7" table:number-columns-repeated="28"/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68" calcext:value-type="float">
            <text:p>568</text:p>
          </table:table-cell>
          <table:table-cell office:value-type="float" office:value="365" calcext:value-type="float">
            <text:p>36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21" calcext:value-type="float">
            <text:p>62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8311" calcext:value-type="float">
            <text:p>8311</text:p>
          </table:table-cell>
          <table:table-cell office:value-type="float" office:value="9998" calcext:value-type="float">
            <text:p>9998</text:p>
          </table:table-cell>
          <table:table-cell office:value-type="float" office:value="8641" calcext:value-type="float">
            <text:p>86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306" calcext:value-type="float">
            <text:p>8306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9998" calcext:value-type="float">
            <text:p>9998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584" calcext:value-type="float">
            <text:p>9584</text:p>
          </table:table-cell>
          <table:table-cell office:value-type="string" calcext:value-type="string">
            <text:p>-</text:p>
          </table:table-cell>
          <table:table-cell office:value-type="float" office:value="9986" calcext:value-type="float">
            <text:p>9986</text:p>
          </table:table-cell>
          <table:table-cell office:value-type="string" calcext:value-type="string">
            <text:p>-</text:p>
          </table:table-cell>
          <table:table-cell office:value-type="float" office:value="1688" calcext:value-type="float">
            <text:p>1688</text:p>
          </table:table-cell>
          <table:table-cell office:value-type="float" office:value="1" calcext:value-type="float">
            <text:p>1</text:p>
          </table:table-cell>
          <table:table-cell office:value-type="float" office:value="1358" calcext:value-type="float">
            <text:p>1358</text:p>
          </table:table-cell>
          <table:table-cell office:value-type="float" office:value="9998" calcext:value-type="float">
            <text:p>999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93" calcext:value-type="float">
            <text:p>1693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33356660854352" calcext:value-type="float">
            <text:p>1,33356660854352</text:p>
          </table:table-cell>
          <table:table-cell office:value-type="string" calcext:value-type="string">
            <text:p>-</text:p>
          </table:table-cell>
          <table:table-cell office:value-type="float" office:value="2.91829583405449" calcext:value-type="float">
            <text:p>2,91829583405449</text:p>
          </table:table-cell>
          <table:table-cell office:value-type="string" calcext:value-type="string">
            <text:p>-</text:p>
          </table:table-cell>
          <table:table-cell office:value-type="float" office:value="0.841584932065736" calcext:value-type="float">
            <text:p>0,841584932065736</text:p>
          </table:table-cell>
          <table:table-cell office:value-type="float" office:value="0.495453879950747" calcext:value-type="float">
            <text:p>0,495453879950747</text:p>
          </table:table-cell>
          <table:table-cell office:value-type="float" office:value="0.27795892927137" calcext:value-type="float">
            <text:p>0,27795892927137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944206822498301" calcext:value-type="float">
            <text:p>0,94420682249830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.0698488502856832" calcext:value-type="float">
            <text:p>0,069848850285683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475360.724637681" calcext:value-type="float">
            <text:p>475360,724637681</text:p>
          </table:table-cell>
          <table:table-cell office:value-type="string" calcext:value-type="string">
            <text:p>-</text:p>
          </table:table-cell>
          <table:table-cell office:value-type="float" office:value="16397865" calcext:value-type="float">
            <text:p>16397865</text:p>
          </table:table-cell>
          <table:table-cell office:value-type="string" calcext:value-type="string">
            <text:p>-</text:p>
          </table:table-cell>
          <table:table-cell office:value-type="float" office:value="23721.2924187726" calcext:value-type="float">
            <text:p>23721,2924187726</text:p>
          </table:table-cell>
          <table:table-cell office:value-type="float" office:value="19792.977893368" calcext:value-type="float">
            <text:p>19792,977893368</text:p>
          </table:table-cell>
          <table:table-cell office:value-type="float" office:value="22771.2430555556" calcext:value-type="float">
            <text:p>22771,243055555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325.1246237206" calcext:value-type="float">
            <text:p>23325,1246237206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8391.4374312294" calcext:value-type="float">
            <text:p>18391,4374312294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56262440" calcext:value-type="float">
            <text:p>156262440</text:p>
          </table:table-cell>
          <table:table-cell office:value-type="string" calcext:value-type="string">
            <text:p>-</text:p>
          </table:table-cell>
          <table:table-cell office:value-type="float" office:value="156265620" calcext:value-type="float">
            <text:p>156265620</text:p>
          </table:table-cell>
          <table:table-cell office:value-type="string" calcext:value-type="string">
            <text:p>-</text:p>
          </table:table-cell>
          <table:table-cell office:value-type="float" office:value="16675200" calcext:value-type="float">
            <text:p>16675200</text:p>
          </table:table-cell>
          <table:table-cell office:value-type="float" office:value="8073000" calcext:value-type="float">
            <text:p>8073000</text:p>
          </table:table-cell>
          <table:table-cell office:value-type="float" office:value="16502400" calcext:value-type="float">
            <text:p>1650240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671780" calcext:value-type="float">
            <text:p>1667178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7862400" calcext:value-type="float">
            <text:p>786240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7788041.335573" calcext:value-type="float">
            <text:p>7788041,335573</text:p>
          </table:table-cell>
          <table:table-cell office:value-type="string" calcext:value-type="string">
            <text:p>-</text:p>
          </table:table-cell>
          <table:table-cell office:value-type="float" office:value="42875763.5174637" calcext:value-type="float">
            <text:p>42875763,5174637</text:p>
          </table:table-cell>
          <table:table-cell office:value-type="string" calcext:value-type="string">
            <text:p>-</text:p>
          </table:table-cell>
          <table:table-cell office:value-type="float" office:value="397577.287986268" calcext:value-type="float">
            <text:p>397577,287986268</text:p>
          </table:table-cell>
          <table:table-cell office:value-type="float" office:value="225406.65748436" calcext:value-type="float">
            <text:p>225406,65748436</text:p>
          </table:table-cell>
          <table:table-cell office:value-type="float" office:value="331465.53223543" calcext:value-type="float">
            <text:p>331465,5322354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93156.77791972" calcext:value-type="float">
            <text:p>393156,77791972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58083.488082348" calcext:value-type="float">
            <text:p>258083,488082348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6.06535878445936E+016" calcext:value-type="float">
            <text:p>6,06535878445936E+016</text:p>
          </table:table-cell>
          <table:table-cell office:value-type="string" calcext:value-type="string">
            <text:p>-</text:p>
          </table:table-cell>
          <table:table-cell office:value-type="float" office:value="1838331097205470" calcext:value-type="float">
            <text:p>1838331097205470</text:p>
          </table:table-cell>
          <table:table-cell office:value-type="string" calcext:value-type="string">
            <text:p>-</text:p>
          </table:table-cell>
          <table:table-cell office:value-type="float" office:value="158067699922.516" calcext:value-type="float">
            <text:p>158067699922,516</text:p>
          </table:table-cell>
          <table:table-cell office:value-type="float" office:value="50808161238.2717" calcext:value-type="float">
            <text:p>50808161238,2717</text:p>
          </table:table-cell>
          <table:table-cell office:value-type="float" office:value="109869399060.117" calcext:value-type="float">
            <text:p>109869399060,11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4572252024.216" calcext:value-type="float">
            <text:p>154572252024,216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6607086820.7513" calcext:value-type="float">
            <text:p>66607086820,7513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5-05-03 10:06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15-05-03 11:32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15-05-02 00:00:00</text:p>
          </table:table-cell>
          <table:table-cell table:style-name="ce27" office:value-type="string" calcext:value-type="string">
            <text:p>2015-05-03 10:00:00</text:p>
          </table:table-cell>
          <table:table-cell table:style-name="ce27" office:value-type="string" calcext:value-type="string">
            <text:p>2015-05-03 23:59:00</text:p>
          </table:table-cell>
          <table:table-cell table:style-name="ce27" office:value-type="string" calcext:value-type="string">
            <text:p>2010-04-30 05:58:00</text:p>
          </table:table-cell>
          <table:table-cell table:number-columns-repeated="3" office:value-type="string" calcext:value-type="string">
            <text:p>-</text:p>
          </table:table-cell>
          <table:table-cell table:style-name="ce27" office:value-type="string" calcext:value-type="string">
            <text:p>2015-05-02 19:35:00</text:p>
          </table:table-cell>
          <table:table-cell table:number-columns-repeated="9" office:value-type="string" calcext:value-type="string">
            <text:p>-</text:p>
          </table:table-cell>
          <table:table-cell table:style-name="ce27" office:value-type="string" calcext:value-type="string">
            <text:p>2015-08-28 07:00:0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09-02-05 15:37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9-02-05 23:59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9-01-31 11:21:00</text:p>
          </table:table-cell>
          <table:table-cell table:style-name="ce27" office:value-type="string" calcext:value-type="string">
            <text:p>2009-01-24 06:00:00</text:p>
          </table:table-cell>
          <table:table-cell table:style-name="ce27" office:value-type="string" calcext:value-type="string">
            <text:p>2009-02-06 21:00:00</text:p>
          </table:table-cell>
          <table:table-cell table:style-name="ce27" office:value-type="string" calcext:value-type="string">
            <text:p>2010-04-30 05:58:00</text:p>
          </table:table-cell>
          <table:table-cell table:number-columns-repeated="3" office:value-type="string" calcext:value-type="string">
            <text:p>-</text:p>
          </table:table-cell>
          <table:table-cell table:style-name="ce27" office:value-type="string" calcext:value-type="string">
            <text:p>2009-03-12 17:49:00</text:p>
          </table:table-cell>
          <table:table-cell table:number-columns-repeated="9" office:value-type="string" calcext:value-type="string">
            <text:p>-</text:p>
          </table:table-cell>
          <table:table-cell table:style-name="ce27" office:value-type="string" calcext:value-type="string">
            <text:p>2009-10-30 07:00:0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5.53088089822267" calcext:value-type="float">
            <text:p>5,53088089822267</text:p>
          </table:table-cell>
          <table:table-cell office:value-type="string" calcext:value-type="string">
            <text:p>-</text:p>
          </table:table-cell>
          <table:table-cell office:value-type="float" office:value="3.08505510275648" calcext:value-type="float">
            <text:p>3,08505510275648</text:p>
          </table:table-cell>
          <table:table-cell office:value-type="string" calcext:value-type="string">
            <text:p>-</text:p>
          </table:table-cell>
          <table:table-cell office:value-type="float" office:value="7.61616483938662" calcext:value-type="float">
            <text:p>7,61616483938662</text:p>
          </table:table-cell>
          <table:table-cell office:value-type="float" office:value="4.17310644119677" calcext:value-type="float">
            <text:p>4,17310644119677</text:p>
          </table:table-cell>
          <table:table-cell office:value-type="float" office:value="3.23563170573703" calcext:value-type="float">
            <text:p>3,235631705737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.65156275047944" calcext:value-type="float">
            <text:p>7,65156275047944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.48744000616664" calcext:value-type="float">
            <text:p>2,48744000616664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7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93.415681" calcext:value-type="float">
            <text:p>9,34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4.1248015" calcext:value-type="float">
            <text:p>4,12E+00</text:p>
          </table:table-cell>
          <table:table-cell table:style-name="ce12" office:value-type="float" office:value="4.10732661111111" calcext:value-type="float">
            <text:p>4,11E+00</text:p>
          </table:table-cell>
          <table:table-cell table:style-name="ce12" office:value-type="float" office:value="3.774952" calcext:value-type="float">
            <text:p>3,77E+00</text:p>
          </table:table-cell>
          <table:table-cell table:style-name="ce12" office:value-type="float" office:value="4.371896" calcext:value-type="float">
            <text:p>4,37E+00</text:p>
          </table:table-cell>
          <table:table-cell table:style-name="ce12" office:value-type="float" office:value="0.163713045056475" calcext:value-type="float">
            <text:p>1,64E-01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style-name="ce12" office:value-type="float" office:value="1.8878825" calcext:value-type="float">
            <text:p>1,89E+00</text:p>
          </table:table-cell>
          <table:table-cell table:style-name="ce12" office:value-type="float" office:value="1.924074625" calcext:value-type="float">
            <text:p>1,92E+00</text:p>
          </table:table-cell>
          <table:table-cell table:style-name="ce12" office:value-type="float" office:value="1.328757" calcext:value-type="float">
            <text:p>1,33E+00</text:p>
          </table:table-cell>
          <table:table-cell table:style-name="ce12" office:value-type="float" office:value="2.325167" calcext:value-type="float">
            <text:p>2,33E+00</text:p>
          </table:table-cell>
          <table:table-cell table:style-name="ce12" office:value-type="float" office:value="0.309365594782492" calcext:value-type="float">
            <text:p>3,09E-01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2" table:style-name="ce12" office:value-type="float" office:value="1.5478705" calcext:value-type="float">
            <text:p>1,55E+00</text:p>
          </table:table-cell>
          <table:table-cell table:style-name="ce12" office:value-type="float" office:value="1.520872" calcext:value-type="float">
            <text:p>1,52E+00</text:p>
          </table:table-cell>
          <table:table-cell table:style-name="ce12" office:value-type="float" office:value="1.574869" calcext:value-type="float">
            <text:p>1,57E+00</text:p>
          </table:table-cell>
          <table:table-cell table:style-name="ce12" office:value-type="float" office:value="0.0381816448637301" calcext:value-type="float">
            <text:p>3,82E-02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0.9182905" calcext:value-type="float">
            <text:p>9,18E-01</text:p>
          </table:table-cell>
          <table:table-cell table:style-name="ce12" office:value-type="float" office:value="0.904429944444444" calcext:value-type="float">
            <text:p>9,04E-01</text:p>
          </table:table-cell>
          <table:table-cell table:style-name="ce12" office:value-type="float" office:value="0.801043" calcext:value-type="float">
            <text:p>8,01E-01</text:p>
          </table:table-cell>
          <table:table-cell table:style-name="ce12" office:value-type="float" office:value="0.954725" calcext:value-type="float">
            <text:p>9,55E-01</text:p>
          </table:table-cell>
          <table:table-cell table:style-name="ce12" office:value-type="float" office:value="0.0370249928696378" calcext:value-type="float">
            <text:p>3,70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style-name="ce12" office:value-type="float" office:value="0.87669" calcext:value-type="float">
            <text:p>8,77E-01</text:p>
          </table:table-cell>
          <table:table-cell table:style-name="ce12" office:value-type="float" office:value="0.812169375" calcext:value-type="float">
            <text:p>8,12E-01</text:p>
          </table:table-cell>
          <table:table-cell table:style-name="ce12" office:value-type="float" office:value="0.178902" calcext:value-type="float">
            <text:p>1,79E-01</text:p>
          </table:table-cell>
          <table:table-cell table:style-name="ce12" office:value-type="float" office:value="0.981958" calcext:value-type="float">
            <text:p>9,82E-01</text:p>
          </table:table-cell>
          <table:table-cell table:style-name="ce12" office:value-type="float" office:value="0.260102794974788" calcext:value-type="float">
            <text:p>2,60E-01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0.8655915" calcext:value-type="float">
            <text:p>8,66E-01</text:p>
          </table:table-cell>
          <table:table-cell table:style-name="ce12" office:value-type="float" office:value="0.854269944444444" calcext:value-type="float">
            <text:p>8,54E-01</text:p>
          </table:table-cell>
          <table:table-cell table:style-name="ce12" office:value-type="float" office:value="0.745958" calcext:value-type="float">
            <text:p>7,46E-01</text:p>
          </table:table-cell>
          <table:table-cell table:style-name="ce12" office:value-type="float" office:value="0.917035" calcext:value-type="float">
            <text:p>9,17E-01</text:p>
          </table:table-cell>
          <table:table-cell table:style-name="ce12" office:value-type="float" office:value="0.0428723180104011" calcext:value-type="float">
            <text:p>4,29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8607715" calcext:value-type="float">
            <text:p>8,61E-01</text:p>
          </table:table-cell>
          <table:table-cell table:style-name="ce12" office:value-type="float" office:value="0.85271709375" calcext:value-type="float">
            <text:p>8,53E-01</text:p>
          </table:table-cell>
          <table:table-cell table:style-name="ce12" office:value-type="float" office:value="0.178867" calcext:value-type="float">
            <text:p>1,79E-01</text:p>
          </table:table-cell>
          <table:table-cell table:style-name="ce12" office:value-type="float" office:value="0.981944" calcext:value-type="float">
            <text:p>9,82E-01</text:p>
          </table:table-cell>
          <table:table-cell table:style-name="ce12" office:value-type="float" office:value="0.0978021200717589" calcext:value-type="float">
            <text:p>9,78E-02</text:p>
          </table:table-cell>
          <table:table-cell table:style-name="ce14" office:value-type="float" office:value="64" calcext:value-type="float">
            <text:p>6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0.860655" calcext:value-type="float">
            <text:p>8,61E-01</text:p>
          </table:table-cell>
          <table:table-cell table:style-name="ce12" office:value-type="float" office:value="0.849791666666667" calcext:value-type="float">
            <text:p>8,50E-01</text:p>
          </table:table-cell>
          <table:table-cell table:style-name="ce12" office:value-type="float" office:value="0.765855" calcext:value-type="float">
            <text:p>7,66E-01</text:p>
          </table:table-cell>
          <table:table-cell table:style-name="ce12" office:value-type="float" office:value="0.899924" calcext:value-type="float">
            <text:p>9,00E-01</text:p>
          </table:table-cell>
          <table:table-cell table:style-name="ce12" office:value-type="float" office:value="0.03449371359265" calcext:value-type="float">
            <text:p>3,45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Tupleprocessor.process</text:p>
          </table:table-cell>
          <table:table-cell table:number-columns-repeated="4" table:style-name="ce10" office:value-type="float" office:value="0.683031" calcext:value-type="float">
            <text:p>6,83E-01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0.682695" calcext:value-type="float">
            <text:p>6,83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622092" calcext:value-type="float">
            <text:p>6,22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56234" calcext:value-type="float">
            <text:p>2,56E-01</text:p>
          </table:table-cell>
          <table:table-cell table:style-name="ce12" office:value-type="float" office:value="0.252718774647887" calcext:value-type="float">
            <text:p>2,53E-01</text:p>
          </table:table-cell>
          <table:table-cell table:style-name="ce12" office:value-type="float" office:value="0.193648" calcext:value-type="float">
            <text:p>1,94E-01</text:p>
          </table:table-cell>
          <table:table-cell table:style-name="ce12" office:value-type="float" office:value="0.32167" calcext:value-type="float">
            <text:p>3,22E-01</text:p>
          </table:table-cell>
          <table:table-cell table:style-name="ce12" office:value-type="float" office:value="0.022927386727416" calcext:value-type="float">
            <text:p>2,29E-02</text:p>
          </table:table-cell>
          <table:table-cell table:style-name="ce14" office:value-type="float" office:value="71" calcext:value-type="float">
            <text:p>7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4722" calcext:value-type="float">
            <text:p>2,47E-01</text:p>
          </table:table-cell>
          <table:table-cell table:style-name="ce12" office:value-type="float" office:value="0.240847952380952" calcext:value-type="float">
            <text:p>2,41E-01</text:p>
          </table:table-cell>
          <table:table-cell table:style-name="ce12" office:value-type="float" office:value="0.185396" calcext:value-type="float">
            <text:p>1,85E-01</text:p>
          </table:table-cell>
          <table:table-cell table:style-name="ce12" office:value-type="float" office:value="0.262103" calcext:value-type="float">
            <text:p>2,62E-01</text:p>
          </table:table-cell>
          <table:table-cell table:style-name="ce12" office:value-type="float" office:value="0.0182972279933227" calcext:value-type="float">
            <text:p>1,83E-02</text:p>
          </table:table-cell>
          <table:table-cell table:style-name="ce14" office:value-type="float" office:value="63" calcext:value-type="float">
            <text:p>6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230017" calcext:value-type="float">
            <text:p>2,30E-01</text:p>
          </table:table-cell>
          <table:table-cell table:style-name="ce12" office:value-type="float" office:value="0.216510111111111" calcext:value-type="float">
            <text:p>2,17E-01</text:p>
          </table:table-cell>
          <table:table-cell table:style-name="ce12" office:value-type="float" office:value="0.161403" calcext:value-type="float">
            <text:p>1,61E-01</text:p>
          </table:table-cell>
          <table:table-cell table:style-name="ce12" office:value-type="float" office:value="0.244452" calcext:value-type="float">
            <text:p>2,44E-01</text:p>
          </table:table-cell>
          <table:table-cell table:style-name="ce12" office:value-type="float" office:value="0.0262454400160101" calcext:value-type="float">
            <text:p>2,62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226666" calcext:value-type="float">
            <text:p>2,27E-01</text:p>
          </table:table-cell>
          <table:table-cell table:style-name="ce12" office:value-type="float" office:value="0.215446611111111" calcext:value-type="float">
            <text:p>2,15E-01</text:p>
          </table:table-cell>
          <table:table-cell table:style-name="ce12" office:value-type="float" office:value="0.141761" calcext:value-type="float">
            <text:p>1,42E-01</text:p>
          </table:table-cell>
          <table:table-cell table:style-name="ce12" office:value-type="float" office:value="0.237906" calcext:value-type="float">
            <text:p>2,38E-01</text:p>
          </table:table-cell>
          <table:table-cell table:style-name="ce12" office:value-type="float" office:value="0.0261127820540933" calcext:value-type="float">
            <text:p>2,61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23486" calcext:value-type="float">
            <text:p>2,23E-01</text:p>
          </table:table-cell>
          <table:table-cell table:style-name="ce12" office:value-type="float" office:value="0.226055365079365" calcext:value-type="float">
            <text:p>2,26E-01</text:p>
          </table:table-cell>
          <table:table-cell table:style-name="ce12" office:value-type="float" office:value="0.183964" calcext:value-type="float">
            <text:p>1,84E-01</text:p>
          </table:table-cell>
          <table:table-cell table:style-name="ce12" office:value-type="float" office:value="0.272247" calcext:value-type="float">
            <text:p>2,72E-01</text:p>
          </table:table-cell>
          <table:table-cell table:style-name="ce12" office:value-type="float" office:value="0.0210061155859366" calcext:value-type="float">
            <text:p>2,10E-02</text:p>
          </table:table-cell>
          <table:table-cell table:style-name="ce14" office:value-type="float" office:value="63" calcext:value-type="float">
            <text:p>6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211406" calcext:value-type="float">
            <text:p>2,11E-01</text:p>
          </table:table-cell>
          <table:table-cell table:style-name="ce12" office:value-type="float" office:value="0.205096753424657" calcext:value-type="float">
            <text:p>2,05E-01</text:p>
          </table:table-cell>
          <table:table-cell table:style-name="ce12" office:value-type="float" office:value="0.071938" calcext:value-type="float">
            <text:p>7,19E-02</text:p>
          </table:table-cell>
          <table:table-cell table:style-name="ce12" office:value-type="float" office:value="0.682668" calcext:value-type="float">
            <text:p>6,83E-01</text:p>
          </table:table-cell>
          <table:table-cell table:style-name="ce12" office:value-type="float" office:value="0.0676753597274807" calcext:value-type="float">
            <text:p>6,77E-02</text:p>
          </table:table-cell>
          <table:table-cell table:style-name="ce14" office:value-type="float" office:value="73" calcext:value-type="float">
            <text:p>7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0.1984905" calcext:value-type="float">
            <text:p>1,98E-01</text:p>
          </table:table-cell>
          <table:table-cell table:style-name="ce12" office:value-type="float" office:value="0.199738166666667" calcext:value-type="float">
            <text:p>2,00E-01</text:p>
          </table:table-cell>
          <table:table-cell table:style-name="ce12" office:value-type="float" office:value="0.145524" calcext:value-type="float">
            <text:p>1,46E-01</text:p>
          </table:table-cell>
          <table:table-cell table:style-name="ce12" office:value-type="float" office:value="0.260554" calcext:value-type="float">
            <text:p>2,61E-01</text:p>
          </table:table-cell>
          <table:table-cell table:style-name="ce12" office:value-type="float" office:value="0.0234310293872689" calcext:value-type="float">
            <text:p>2,34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0.1893185" calcext:value-type="float">
            <text:p>1,89E-01</text:p>
          </table:table-cell>
          <table:table-cell table:style-name="ce12" office:value-type="float" office:value="0.195895777777778" calcext:value-type="float">
            <text:p>1,96E-01</text:p>
          </table:table-cell>
          <table:table-cell table:style-name="ce12" office:value-type="float" office:value="0.151228" calcext:value-type="float">
            <text:p>1,51E-01</text:p>
          </table:table-cell>
          <table:table-cell table:style-name="ce12" office:value-type="float" office:value="0.30597" calcext:value-type="float">
            <text:p>3,06E-01</text:p>
          </table:table-cell>
          <table:table-cell table:style-name="ce12" office:value-type="float" office:value="0.0396136643619724" calcext:value-type="float">
            <text:p>3,96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0.176788" calcext:value-type="float">
            <text:p>1,77E-01</text:p>
          </table:table-cell>
          <table:table-cell table:style-name="ce12" office:value-type="float" office:value="0.182014555555556" calcext:value-type="float">
            <text:p>1,82E-01</text:p>
          </table:table-cell>
          <table:table-cell table:style-name="ce12" office:value-type="float" office:value="0.156696" calcext:value-type="float">
            <text:p>1,57E-01</text:p>
          </table:table-cell>
          <table:table-cell table:style-name="ce12" office:value-type="float" office:value="0.240044" calcext:value-type="float">
            <text:p>2,40E-01</text:p>
          </table:table-cell>
          <table:table-cell table:style-name="ce12" office:value-type="float" office:value="0.0228772894970542" calcext:value-type="float">
            <text:p>2,29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167186" calcext:value-type="float">
            <text:p>1,67E-01</text:p>
          </table:table-cell>
          <table:table-cell table:style-name="ce12" office:value-type="float" office:value="0.159433777777778" calcext:value-type="float">
            <text:p>1,59E-01</text:p>
          </table:table-cell>
          <table:table-cell table:style-name="ce12" office:value-type="float" office:value="0.114391" calcext:value-type="float">
            <text:p>1,14E-01</text:p>
          </table:table-cell>
          <table:table-cell table:style-name="ce12" office:value-type="float" office:value="0.17521" calcext:value-type="float">
            <text:p>1,75E-01</text:p>
          </table:table-cell>
          <table:table-cell table:style-name="ce12" office:value-type="float" office:value="0.0169151877023737" calcext:value-type="float">
            <text:p>1,69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2" table:style-name="ce12" office:value-type="float" office:value="0.163204" calcext:value-type="float">
            <text:p>1,63E-01</text:p>
          </table:table-cell>
          <table:table-cell table:style-name="ce12" office:value-type="float" office:value="0.155174" calcext:value-type="float">
            <text:p>1,55E-01</text:p>
          </table:table-cell>
          <table:table-cell table:style-name="ce12" office:value-type="float" office:value="0.171234" calcext:value-type="float">
            <text:p>1,71E-01</text:p>
          </table:table-cell>
          <table:table-cell table:style-name="ce12" office:value-type="float" office:value="0.0113561349058559" calcext:value-type="float">
            <text:p>1,14E-02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style-name="ce12" office:value-type="float" office:value="0.160947" calcext:value-type="float">
            <text:p>1,61E-01</text:p>
          </table:table-cell>
          <table:table-cell table:style-name="ce12" office:value-type="float" office:value="0.183793125" calcext:value-type="float">
            <text:p>1,84E-01</text:p>
          </table:table-cell>
          <table:table-cell table:style-name="ce12" office:value-type="float" office:value="0.153591" calcext:value-type="float">
            <text:p>1,54E-01</text:p>
          </table:table-cell>
          <table:table-cell table:style-name="ce12" office:value-type="float" office:value="0.227591" calcext:value-type="float">
            <text:p>2,28E-01</text:p>
          </table:table-cell>
          <table:table-cell table:style-name="ce12" office:value-type="float" office:value="0.0357807181970461" calcext:value-type="float">
            <text:p>3,58E-02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style-name="ce12" office:value-type="float" office:value="0.151971" calcext:value-type="float">
            <text:p>1,52E-01</text:p>
          </table:table-cell>
          <table:table-cell table:style-name="ce12" office:value-type="float" office:value="0.1613095" calcext:value-type="float">
            <text:p>1,61E-01</text:p>
          </table:table-cell>
          <table:table-cell table:style-name="ce12" office:value-type="float" office:value="0.071982" calcext:value-type="float">
            <text:p>7,20E-02</text:p>
          </table:table-cell>
          <table:table-cell table:style-name="ce12" office:value-type="float" office:value="0.247354" calcext:value-type="float">
            <text:p>2,47E-01</text:p>
          </table:table-cell>
          <table:table-cell table:style-name="ce12" office:value-type="float" office:value="0.0596639207035063" calcext:value-type="float">
            <text:p>5,97E-02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style-name="ce12" office:value-type="float" office:value="0.140823" calcext:value-type="float">
            <text:p>1,41E-01</text:p>
          </table:table-cell>
          <table:table-cell table:style-name="ce12" office:value-type="float" office:value="0.14405225" calcext:value-type="float">
            <text:p>1,44E-01</text:p>
          </table:table-cell>
          <table:table-cell table:style-name="ce12" office:value-type="float" office:value="0.134264" calcext:value-type="float">
            <text:p>1,34E-01</text:p>
          </table:table-cell>
          <table:table-cell table:style-name="ce12" office:value-type="float" office:value="0.156469" calcext:value-type="float">
            <text:p>1,56E-01</text:p>
          </table:table-cell>
          <table:table-cell table:style-name="ce12" office:value-type="float" office:value="0.00903416812124156" calcext:value-type="float">
            <text:p>9,03E-03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0882415" calcext:value-type="float">
            <text:p>8,82E-02</text:p>
          </table:table-cell>
          <table:table-cell table:style-name="ce12" office:value-type="float" office:value="0.0800879444444444" calcext:value-type="float">
            <text:p>8,01E-02</text:p>
          </table:table-cell>
          <table:table-cell table:style-name="ce12" office:value-type="float" office:value="0.0451" calcext:value-type="float">
            <text:p>4,51E-02</text:p>
          </table:table-cell>
          <table:table-cell table:style-name="ce12" office:value-type="float" office:value="0.105139" calcext:value-type="float">
            <text:p>1,05E-01</text:p>
          </table:table-cell>
          <table:table-cell table:style-name="ce12" office:value-type="float" office:value="0.0189445029881314" calcext:value-type="float">
            <text:p>1,89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0780245" calcext:value-type="float">
            <text:p>7,80E-02</text:p>
          </table:table-cell>
          <table:table-cell table:style-name="ce12" office:value-type="float" office:value="0.0740245555555556" calcext:value-type="float">
            <text:p>7,40E-02</text:p>
          </table:table-cell>
          <table:table-cell table:style-name="ce12" office:value-type="float" office:value="0.036603" calcext:value-type="float">
            <text:p>3,66E-02</text:p>
          </table:table-cell>
          <table:table-cell table:style-name="ce12" office:value-type="float" office:value="0.093015" calcext:value-type="float">
            <text:p>9,30E-02</text:p>
          </table:table-cell>
          <table:table-cell table:style-name="ce12" office:value-type="float" office:value="0.0140541475319449" calcext:value-type="float">
            <text:p>1,41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2" table:style-name="ce12" office:value-type="float" office:value="0.077643" calcext:value-type="float">
            <text:p>7,76E-02</text:p>
          </table:table-cell>
          <table:table-cell table:style-name="ce12" office:value-type="float" office:value="0.076142" calcext:value-type="float">
            <text:p>7,61E-02</text:p>
          </table:table-cell>
          <table:table-cell table:style-name="ce12" office:value-type="float" office:value="0.079144" calcext:value-type="float">
            <text:p>7,91E-02</text:p>
          </table:table-cell>
          <table:table-cell table:style-name="ce12" office:value-type="float" office:value="0.00212273455712201" calcext:value-type="float">
            <text:p>2,12E-03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2" table:style-name="ce12" office:value-type="float" office:value="0.068201" calcext:value-type="float">
            <text:p>6,82E-02</text:p>
          </table:table-cell>
          <table:table-cell table:style-name="ce12" office:value-type="float" office:value="0.047523" calcext:value-type="float">
            <text:p>4,75E-02</text:p>
          </table:table-cell>
          <table:table-cell table:style-name="ce12" office:value-type="float" office:value="0.088879" calcext:value-type="float">
            <text:p>8,89E-02</text:p>
          </table:table-cell>
          <table:table-cell table:style-name="ce12" office:value-type="float" office:value="0.0292431080427509" calcext:value-type="float">
            <text:p>2,92E-02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style-name="ce12" office:value-type="float" office:value="0.0476685" calcext:value-type="float">
            <text:p>4,77E-02</text:p>
          </table:table-cell>
          <table:table-cell table:style-name="ce12" office:value-type="float" office:value="0.06276275" calcext:value-type="float">
            <text:p>6,28E-02</text:p>
          </table:table-cell>
          <table:table-cell table:style-name="ce12" office:value-type="float" office:value="0.045898" calcext:value-type="float">
            <text:p>4,59E-02</text:p>
          </table:table-cell>
          <table:table-cell table:style-name="ce12" office:value-type="float" office:value="0.089322" calcext:value-type="float">
            <text:p>8,93E-02</text:p>
          </table:table-cell>
          <table:table-cell table:style-name="ce12" office:value-type="float" office:value="0.0216933130101684" calcext:value-type="float">
            <text:p>2,17E-02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style-name="ce12" office:value-type="float" office:value="0.0412005" calcext:value-type="float">
            <text:p>4,12E-02</text:p>
          </table:table-cell>
          <table:table-cell table:style-name="ce12" office:value-type="float" office:value="0.053149125" calcext:value-type="float">
            <text:p>5,31E-02</text:p>
          </table:table-cell>
          <table:table-cell table:style-name="ce12" office:value-type="float" office:value="0.035306" calcext:value-type="float">
            <text:p>3,53E-02</text:p>
          </table:table-cell>
          <table:table-cell table:style-name="ce12" office:value-type="float" office:value="0.076357" calcext:value-type="float">
            <text:p>7,64E-02</text:p>
          </table:table-cell>
          <table:table-cell table:style-name="ce12" office:value-type="float" office:value="0.0189760599360465" calcext:value-type="float">
            <text:p>1,90E-02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612698412698413" calcext:value-type="float">
            <text:p>6,13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8" calcext:value-type="float">
            <text:p>8,00E-06</text:p>
          </table:table-cell>
          <table:table-cell table:style-name="ce12" office:value-type="float" office:value="0.00000060886100675806" calcext:value-type="float">
            <text:p>6,09E-07</text:p>
          </table:table-cell>
          <table:table-cell table:style-name="ce14" office:value-type="float" office:value="63" calcext:value-type="float">
            <text:p>63</text:p>
          </table:table-cell>
          <table:table-cell table:style-name="ce22" table:number-columns-repeated="1017"/>
        </table:table-row>
        <table:table-row table:style-name="ro1" table:number-rows-repeated="3">
          <table:table-cell/>
          <table:table-cell table:style-name="ce22" table:number-columns-repeated="1023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5 files" table:style-name="ta1">
        <table:table-column table:style-name="co1" table:default-cell-style-name="ce22"/>
        <table:table-column table:style-name="co8" table:default-cell-style-name="ce25"/>
        <table:table-column table:style-name="co4" table:default-cell-style-name="ce25"/>
        <table:table-column table:style-name="co3" table:default-cell-style-name="ce25"/>
        <table:table-column table:style-name="co4" table:number-columns-repeated="4" table:default-cell-style-name="ce25"/>
        <table:table-column table:style-name="co3" table:default-cell-style-name="ce25"/>
        <table:table-column table:style-name="co4" table:number-columns-repeated="9" table:default-cell-style-name="ce25"/>
        <table:table-column table:style-name="co3" table:default-cell-style-name="ce25"/>
        <table:table-column table:style-name="co4" table:number-columns-repeated="4" table:default-cell-style-name="ce25"/>
        <table:table-column table:style-name="co3" table:default-cell-style-name="ce25"/>
        <table:table-column table:style-name="co4" table:number-columns-repeated="40" table:default-cell-style-name="ce25"/>
        <table:table-column table:style-name="co3" table:default-cell-style-name="ce25"/>
        <table:table-column table:style-name="co4" table:number-columns-repeated="7" table:default-cell-style-name="ce25"/>
        <table:table-column table:style-name="co3" table:default-cell-style-name="ce25"/>
        <table:table-column table:style-name="co9" table:default-cell-style-name="ce25"/>
        <table:table-column table:style-name="co10" table:default-cell-style-name="ce25"/>
        <table:table-column table:style-name="co6" table:default-cell-style-name="ce25"/>
        <table:table-column table:style-name="co7" table:number-columns-repeated="948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00" calcext:value-type="float">
            <text:p>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28"/>
          <table:table-cell table:number-columns-repeated="995"/>
        </table:table-row>
        <table:table-row table:style-name="ro1">
          <table:table-cell table:style-name="ce20"/>
          <table:table-cell table:style-name="ce7" office:value-type="string" calcext:value-type="string">
            <text:p>NAMELAST</text:p>
          </table:table-cell>
          <table:table-cell table:style-name="ce7" office:value-type="string" calcext:value-type="string">
            <text:p>NAMEFIRST</text:p>
          </table:table-cell>
          <table:table-cell table:style-name="ce7" office:value-type="string" calcext:value-type="string">
            <text:p>NAMEMID</text:p>
          </table:table-cell>
          <table:table-cell table:style-name="ce7" office:value-type="string" calcext:value-type="string">
            <text:p>UIN</text:p>
          </table:table-cell>
          <table:table-cell table:style-name="ce7" office:value-type="string" calcext:value-type="string">
            <text:p>BDGNBR</text:p>
          </table:table-cell>
          <table:table-cell table:style-name="ce7" office:value-type="string" calcext:value-type="string">
            <text:p>TYPE_OF_ACCESS</text:p>
          </table:table-cell>
          <table:table-cell table:style-name="ce7" office:value-type="string" calcext:value-type="string">
            <text:p>TOA</text:p>
          </table:table-cell>
          <table:table-cell table:style-name="ce7" office:value-type="string" calcext:value-type="string">
            <text:p>POA</text:p>
          </table:table-cell>
          <table:table-cell table:style-name="ce7" office:value-type="string" calcext:value-type="string">
            <text:p>TOD</text:p>
          </table:table-cell>
          <table:table-cell table:style-name="ce7" office:value-type="string" calcext:value-type="string">
            <text:p>POD</text:p>
          </table:table-cell>
          <table:table-cell table:style-name="ce7" office:value-type="string" calcext:value-type="string">
            <text:p>APPT_MADE_DATE</text:p>
          </table:table-cell>
          <table:table-cell table:style-name="ce7" office:value-type="string" calcext:value-type="string">
            <text:p>APPT_START_DATE</text:p>
          </table:table-cell>
          <table:table-cell table:style-name="ce7" office:value-type="string" calcext:value-type="string">
            <text:p>APPT_END_DATE</text:p>
          </table:table-cell>
          <table:table-cell table:style-name="ce7" office:value-type="string" calcext:value-type="string">
            <text:p>APPT_CANCEL_DATE</text:p>
          </table:table-cell>
          <table:table-cell table:style-name="ce7" office:value-type="string" calcext:value-type="string">
            <text:p>TOTAL_PEOPLE</text:p>
          </table:table-cell>
          <table:table-cell table:style-name="ce7" office:value-type="string" calcext:value-type="string">
            <text:p>LAST_UPDATEDBY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LAST_ENTRY_DATE</text:p>
          </table:table-cell>
          <table:table-cell table:style-name="ce7" office:value-type="string" calcext:value-type="string">
            <text:p>TERMINAL_SUFFIX</text:p>
          </table:table-cell>
          <table:table-cell table:style-name="ce7" office:value-type="string" calcext:value-type="string">
            <text:p>VISITEE_NAMELAST</text:p>
          </table:table-cell>
          <table:table-cell table:style-name="ce7" office:value-type="string" calcext:value-type="string">
            <text:p>VISITEE_NAMEFIRST</text:p>
          </table:table-cell>
          <table:table-cell table:style-name="ce7" office:value-type="string" calcext:value-type="string">
            <text:p>MEETING_LOC</text:p>
          </table:table-cell>
          <table:table-cell table:style-name="ce7" office:value-type="string" calcext:value-type="string">
            <text:p>MEETING_ROOM</text:p>
          </table:table-cell>
          <table:table-cell table:style-name="ce7" office:value-type="string" calcext:value-type="string">
            <text:p>CALLER_NAME_LAST</text:p>
          </table:table-cell>
          <table:table-cell table:style-name="ce7" office:value-type="string" calcext:value-type="string">
            <text:p>CALLER_NAME_FIRST</text:p>
          </table:table-cell>
          <table:table-cell table:style-name="ce7" office:value-type="string" calcext:value-type="string">
            <text:p>CALLER_ROOM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RELEASE_DATE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7" table:number-columns-repeated="28"/>
          <table:table-cell table:number-columns-repeated="995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office:value-type="float" office:value="4.28423277013255" calcext:value-type="float">
            <text:p>4,28423277013255</text:p>
          </table:table-cell>
          <table:table-cell office:value-type="float" office:value="4.14003055704556" calcext:value-type="float">
            <text:p>4,14003055704556</text:p>
          </table:table-cell>
          <table:table-cell office:value-type="float" office:value="4.11344543193592" calcext:value-type="float">
            <text:p>4,11344543193592</text:p>
          </table:table-cell>
          <table:table-cell office:value-type="float" office:value="3.86761016941565" calcext:value-type="float">
            <text:p>3,86761016941565</text:p>
          </table:table-cell>
          <table:table-cell office:value-type="string" calcext:value-type="string">
            <text:p>-</text:p>
          </table:table-cell>
          <table:table-cell office:value-type="float" office:value="1.3531881476236" calcext:value-type="float">
            <text:p>1,3531881476236</text:p>
          </table:table-cell>
          <table:table-cell office:value-type="string" calcext:value-type="string">
            <text:p>-</text:p>
          </table:table-cell>
          <table:table-cell office:value-type="float" office:value="2.81819434079838" calcext:value-type="float">
            <text:p>2,81819434079838</text:p>
          </table:table-cell>
          <table:table-cell office:value-type="string" calcext:value-type="string">
            <text:p>-</text:p>
          </table:table-cell>
          <table:table-cell office:value-type="float" office:value="3.05040783014874" calcext:value-type="float">
            <text:p>3,0504078301487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1914898401004" calcext:value-type="float">
            <text:p>3,81914898401004</text:p>
          </table:table-cell>
          <table:table-cell office:value-type="float" office:value="1.58496250072116" calcext:value-type="float">
            <text:p>1,58496250072116</text:p>
          </table:table-cell>
          <table:table-cell office:value-type="string" calcext:value-type="string">
            <text:p>-</text:p>
          </table:table-cell>
          <table:table-cell office:value-type="float" office:value="3.81914898401004" calcext:value-type="float">
            <text:p>3,81914898401004</text:p>
          </table:table-cell>
          <table:table-cell office:value-type="float" office:value="3.54163432008505" calcext:value-type="float">
            <text:p>3,54163432008505</text:p>
          </table:table-cell>
          <table:table-cell office:value-type="float" office:value="3.41576221508636" calcext:value-type="float">
            <text:p>3,41576221508636</text:p>
          </table:table-cell>
          <table:table-cell office:value-type="float" office:value="2.1987144991505" calcext:value-type="float">
            <text:p>2,1987144991505</text:p>
          </table:table-cell>
          <table:table-cell office:value-type="float" office:value="3.57103627259222" calcext:value-type="float">
            <text:p>3,57103627259222</text:p>
          </table:table-cell>
          <table:table-cell office:value-type="float" office:value="3.38311486856248" calcext:value-type="float">
            <text:p>3,38311486856248</text:p>
          </table:table-cell>
          <table:table-cell office:value-type="float" office:value="3.40941747455073" calcext:value-type="float">
            <text:p>3,40941747455073</text:p>
          </table:table-cell>
          <table:table-cell office:value-type="float" office:value="2.81174745363139" calcext:value-type="float">
            <text:p>2,81174745363139</text:p>
          </table:table-cell>
          <table:table-cell office:value-type="float" office:value="4.31975599031147" calcext:value-type="float">
            <text:p>4,31975599031147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office:value-type="float" office:value="0.000260132667660507" calcext:value-type="float">
            <text:p>0,000260132667661</text:p>
          </table:table-cell>
          <table:table-cell office:value-type="float" office:value="0.000220229038199728" calcext:value-type="float">
            <text:p>0,0002202290382</text:p>
          </table:table-cell>
          <table:table-cell table:style-name="ce10" office:value-type="float" office:value="0.0000637460357933991" calcext:value-type="float">
            <text:p>6,37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970152618409" calcext:value-type="float">
            <text:p>0,135970152618409</text:p>
          </table:table-cell>
          <table:table-cell table:style-name="ce10" office:value-type="float" office:value="0.0000300150075037519" calcext:value-type="float">
            <text:p>3,00E-05</text:p>
          </table:table-cell>
          <table:table-cell office:value-type="float" office:value="0.131005566693465" calcext:value-type="float">
            <text:p>0,131005566693465</text:p>
          </table:table-cell>
          <table:table-cell office:value-type="float" office:value="0" calcext:value-type="float">
            <text:p>0</text:p>
          </table:table-cell>
          <table:table-cell office:value-type="float" office:value="0.123326041176831" calcext:value-type="float">
            <text:p>0,123326041176831</text:p>
          </table:table-cell>
          <table:table-cell office:value-type="float" office:value="0.0160988393859978" calcext:value-type="float">
            <text:p>0,016098839385998</text:p>
          </table:table-cell>
          <table:table-cell office:value-type="float" office:value="1.59560821108151" calcext:value-type="float">
            <text:p>1,59560821108151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office:value-type="float" office:value="0.0178912161204859" calcext:value-type="float">
            <text:p>0,017891216120486</text:p>
          </table:table-cell>
          <table:table-cell office:value-type="float" office:value="0.0148384816396593" calcext:value-type="float">
            <text:p>0,014838481639659</text:p>
          </table:table-cell>
          <table:table-cell office:value-type="float" office:value="0.00798385697744435" calcext:value-type="float">
            <text:p>0,007983856977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756867495743" calcext:value-type="float">
            <text:p>0,342756867495743</text:p>
          </table:table-cell>
          <table:table-cell office:value-type="float" office:value="0.00547851317449252" calcext:value-type="float">
            <text:p>0,005478513174493</text:p>
          </table:table-cell>
          <table:table-cell office:value-type="float" office:value="0.342406409894872" calcext:value-type="float">
            <text:p>0,342406409894872</text:p>
          </table:table-cell>
          <table:table-cell office:value-type="float" office:value="0" calcext:value-type="float">
            <text:p>0</text:p>
          </table:table-cell>
          <table:table-cell office:value-type="float" office:value="0.328811083670423" calcext:value-type="float">
            <text:p>0,328811083670423</text:p>
          </table:table-cell>
          <table:table-cell office:value-type="float" office:value="0.125855737876434" calcext:value-type="float">
            <text:p>0,125855737876434</text:p>
          </table:table-cell>
          <table:table-cell office:value-type="float" office:value="1.52929396730906" calcext:value-type="float">
            <text:p>1,5292939673090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office:value-type="float" office:value="0.000320095614269935" calcext:value-type="float">
            <text:p>0,00032009561427</text:p>
          </table:table-cell>
          <table:table-cell office:value-type="float" office:value="0.000220180537370506" calcext:value-type="float">
            <text:p>0,000220180537371</text:p>
          </table:table-cell>
          <table:table-cell table:style-name="ce10" office:value-type="float" office:value="0.0000637419722362868" calcext:value-type="float">
            <text:p>6,37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482270215495" calcext:value-type="float">
            <text:p>0,117482270215495</text:p>
          </table:table-cell>
          <table:table-cell table:style-name="ce10" office:value-type="float" office:value="0.0000300141066030881" calcext:value-type="float">
            <text:p>3,00E-05</text:p>
          </table:table-cell>
          <table:table-cell office:value-type="float" office:value="0.117242149537095" calcext:value-type="float">
            <text:p>0,117242149537095</text:p>
          </table:table-cell>
          <table:table-cell office:value-type="float" office:value="0" calcext:value-type="float">
            <text:p>0</text:p>
          </table:table-cell>
          <table:table-cell office:value-type="float" office:value="0.108116728744518" calcext:value-type="float">
            <text:p>0,108116728744518</text:p>
          </table:table-cell>
          <table:table-cell office:value-type="float" office:value="0.0158396667564215" calcext:value-type="float">
            <text:p>0,015839666756422</text:p>
          </table:table-cell>
          <table:table-cell office:value-type="float" office:value="2.33874003844787" calcext:value-type="float">
            <text:p>2,33874003844787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office:value-type="float" office:value="28990" calcext:value-type="float">
            <text:p>28990</text:p>
          </table:table-cell>
          <table:table-cell office:value-type="float" office:value="14018" calcext:value-type="float">
            <text:p>14018</text:p>
          </table:table-cell>
          <table:table-cell office:value-type="float" office:value="48" calcext:value-type="float">
            <text:p>48</text:p>
          </table:table-cell>
          <table:table-cell office:value-type="float" office:value="9348" calcext:value-type="float">
            <text:p>934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float" office:value="1475" calcext:value-type="float">
            <text:p>1475</text:p>
          </table:table-cell>
          <table:table-cell office:value-type="float" office:value="793" calcext:value-type="float">
            <text:p>793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office:value-type="float" office:value="759" calcext:value-type="float">
            <text:p>759</text:p>
          </table:table-cell>
          <table:table-cell office:value-type="float" office:value="485" calcext:value-type="float">
            <text:p>485</text:p>
          </table:table-cell>
          <table:table-cell office:value-type="float" office:value="40" calcext:value-type="float">
            <text:p>4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office:value-type="float" office:value="28989" calcext:value-type="float">
            <text:p>28989</text:p>
          </table:table-cell>
          <table:table-cell office:value-type="float" office:value="14005" calcext:value-type="float">
            <text:p>14005</text:p>
          </table:table-cell>
          <table:table-cell office:value-type="float" office:value="46" calcext:value-type="float">
            <text:p>46</text:p>
          </table:table-cell>
          <table:table-cell office:value-type="float" office:value="9348" calcext:value-type="float">
            <text:p>934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float" office:value="1475" calcext:value-type="float">
            <text:p>1475</text:p>
          </table:table-cell>
          <table:table-cell office:value-type="float" office:value="793" calcext:value-type="float">
            <text:p>793</text:p>
          </table:table-cell>
          <table:table-cell office:value-type="float" office:value="6" calcext:value-type="float">
            <text:p>6</text:p>
          </table:table-cell>
          <table:table-cell office:value-type="float" office:value="457" calcext:value-type="float">
            <text:p>457</text:p>
          </table:table-cell>
          <table:table-cell office:value-type="float" office:value="759" calcext:value-type="float">
            <text:p>759</text:p>
          </table:table-cell>
          <table:table-cell office:value-type="float" office:value="485" calcext:value-type="float">
            <text:p>485</text:p>
          </table:table-cell>
          <table:table-cell office:value-type="float" office:value="44" calcext:value-type="float">
            <text:p>44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99949" calcext:value-type="float">
            <text:p>99949</text:p>
          </table:table-cell>
          <table:table-cell office:value-type="float" office:value="99896" calcext:value-type="float">
            <text:p>99896</text:p>
          </table:table-cell>
          <table:table-cell office:value-type="float" office:value="62749" calcext:value-type="float">
            <text:p>62749</text:p>
          </table:table-cell>
          <table:table-cell office:value-type="float" office:value="98263" calcext:value-type="float">
            <text:p>98263</text:p>
          </table:table-cell>
          <table:table-cell office:value-type="string" calcext:value-type="string">
            <text:p>-</text:p>
          </table:table-cell>
          <table:table-cell office:value-type="float" office:value="98263" calcext:value-type="float">
            <text:p>98263</text:p>
          </table:table-cell>
          <table:table-cell office:value-type="string" calcext:value-type="string">
            <text:p>-</text:p>
          </table:table-cell>
          <table:table-cell office:value-type="float" office:value="19897" calcext:value-type="float">
            <text:p>19897</text:p>
          </table:table-cell>
          <table:table-cell office:value-type="string" calcext:value-type="string">
            <text:p>-</text:p>
          </table:table-cell>
          <table:table-cell office:value-type="float" office:value="13514" calcext:value-type="float">
            <text:p>13514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98258" calcext:value-type="float">
            <text:p>98258</text:p>
          </table:table-cell>
          <table:table-cell office:value-type="string" calcext:value-type="string">
            <text:p>-</text:p>
          </table:table-cell>
          <table:table-cell office:value-type="float" office:value="98258" calcext:value-type="float">
            <text:p>98258</text:p>
          </table:table-cell>
          <table:table-cell office:value-type="float" office:value="98232" calcext:value-type="float">
            <text:p>98232</text:p>
          </table:table-cell>
          <table:table-cell office:value-type="float" office:value="88718" calcext:value-type="float">
            <text:p>88718</text:p>
          </table:table-cell>
          <table:table-cell office:value-type="float" office:value="99950" calcext:value-type="float">
            <text:p>99950</text:p>
          </table:table-cell>
          <table:table-cell office:value-type="float" office:value="98263" calcext:value-type="float">
            <text:p>98263</text:p>
          </table:table-cell>
          <table:table-cell office:value-type="float" office:value="98261" calcext:value-type="float">
            <text:p>98261</text:p>
          </table:table-cell>
          <table:table-cell office:value-type="float" office:value="97822" calcext:value-type="float">
            <text:p>97822</text:p>
          </table:table-cell>
          <table:table-cell office:value-type="float" office:value="5342" calcext:value-type="float">
            <text:p>5342</text:p>
          </table:table-cell>
          <table:table-cell office:value-type="float" office:value="75459" calcext:value-type="float">
            <text:p>75459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37202" calcext:value-type="float">
            <text:p>37202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-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-</text:p>
          </table:table-cell>
          <table:table-cell office:value-type="float" office:value="80054" calcext:value-type="float">
            <text:p>80054</text:p>
          </table:table-cell>
          <table:table-cell office:value-type="string" calcext:value-type="string">
            <text:p>-</text:p>
          </table:table-cell>
          <table:table-cell office:value-type="float" office:value="86437" calcext:value-type="float">
            <text:p>86437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693" calcext:value-type="float">
            <text:p>1693</text:p>
          </table:table-cell>
          <table:table-cell office:value-type="string" calcext:value-type="string">
            <text:p>-</text:p>
          </table:table-cell>
          <table:table-cell office:value-type="float" office:value="1693" calcext:value-type="float">
            <text:p>1693</text:p>
          </table:table-cell>
          <table:table-cell office:value-type="float" office:value="1719" calcext:value-type="float">
            <text:p>1719</text:p>
          </table:table-cell>
          <table:table-cell office:value-type="float" office:value="11233" calcext:value-type="float">
            <text:p>11233</text:p>
          </table:table-cell>
          <table:table-cell office:value-type="float" office:value="1" calcext:value-type="float">
            <text:p>1</text:p>
          </table:table-cell>
          <table:table-cell office:value-type="float" office:value="1688" calcext:value-type="float">
            <text:p>1688</text:p>
          </table:table-cell>
          <table:table-cell office:value-type="float" office:value="1690" calcext:value-type="float">
            <text:p>1690</text:p>
          </table:table-cell>
          <table:table-cell office:value-type="float" office:value="2129" calcext:value-type="float">
            <text:p>2129</text:p>
          </table:table-cell>
          <table:table-cell office:value-type="float" office:value="94609" calcext:value-type="float">
            <text:p>94609</text:p>
          </table:table-cell>
          <table:table-cell office:value-type="float" office:value="24492" calcext:value-type="float">
            <text:p>24492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office:value-type="float" office:value="6.57060100651332" calcext:value-type="float">
            <text:p>6,57060100651332</text:p>
          </table:table-cell>
          <table:table-cell office:value-type="float" office:value="5.97728637783295" calcext:value-type="float">
            <text:p>5,97728637783295</text:p>
          </table:table-cell>
          <table:table-cell office:value-type="float" office:value="1.00125898420692" calcext:value-type="float">
            <text:p>1,001258984206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.8661607277479" calcext:value-type="float">
            <text:p>4,8661607277479</text:p>
          </table:table-cell>
          <table:table-cell office:value-type="string" calcext:value-type="string">
            <text:p>-</text:p>
          </table:table-cell>
          <table:table-cell office:value-type="float" office:value="3.13016131419269" calcext:value-type="float">
            <text:p>3,1301613141926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.98866967994136" calcext:value-type="float">
            <text:p>5,98866967994136</text:p>
          </table:table-cell>
          <table:table-cell office:value-type="float" office:value="7.44164656552222" calcext:value-type="float">
            <text:p>7,44164656552222</text:p>
          </table:table-cell>
          <table:table-cell office:value-type="float" office:value="2.3295947973987" calcext:value-type="float">
            <text:p>2,3295947973987</text:p>
          </table:table-cell>
          <table:table-cell office:value-type="float" office:value="7.26067797645095" calcext:value-type="float">
            <text:p>7,26067797645095</text:p>
          </table:table-cell>
          <table:table-cell office:value-type="float" office:value="6.05796806464416" calcext:value-type="float">
            <text:p>6,05796806464416</text:p>
          </table:table-cell>
          <table:table-cell office:value-type="float" office:value="7.41623561162111" calcext:value-type="float">
            <text:p>7,41623561162111</text:p>
          </table:table-cell>
          <table:table-cell office:value-type="float" office:value="8.63234743541745" calcext:value-type="float">
            <text:p>8,63234743541745</text:p>
          </table:table-cell>
          <table:table-cell office:value-type="float" office:value="13.3965862256325" calcext:value-type="float">
            <text:p>13,3965862256325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office:value-type="float" office:value="1.9517462155092" calcext:value-type="float">
            <text:p>1,9517462155092</text:p>
          </table:table-cell>
          <table:table-cell office:value-type="float" office:value="1.56987187551384" calcext:value-type="float">
            <text:p>1,56987187551384</text:p>
          </table:table-cell>
          <table:table-cell office:value-type="float" office:value="0.0805268532896332" calcext:value-type="float">
            <text:p>0,080526853289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4062712622614" calcext:value-type="float">
            <text:p>0,34062712622614</text:p>
          </table:table-cell>
          <table:table-cell office:value-type="string" calcext:value-type="string">
            <text:p>-</text:p>
          </table:table-cell>
          <table:table-cell office:value-type="float" office:value="1.20865993209793" calcext:value-type="float">
            <text:p>1,20865993209793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980157759124963" calcext:value-type="float">
            <text:p>0,980157759124963</text:p>
          </table:table-cell>
          <table:table-cell office:value-type="float" office:value="1.48982816320594" calcext:value-type="float">
            <text:p>1,48982816320594</text:p>
          </table:table-cell>
          <table:table-cell office:value-type="float" office:value="0.730437098640737" calcext:value-type="float">
            <text:p>0,730437098640737</text:p>
          </table:table-cell>
          <table:table-cell office:value-type="float" office:value="2.81383858268694" calcext:value-type="float">
            <text:p>2,81383858268694</text:p>
          </table:table-cell>
          <table:table-cell office:value-type="float" office:value="0.933363673035612" calcext:value-type="float">
            <text:p>0,933363673035612</text:p>
          </table:table-cell>
          <table:table-cell office:value-type="float" office:value="1.45874529373654" calcext:value-type="float">
            <text:p>1,45874529373654</text:p>
          </table:table-cell>
          <table:table-cell office:value-type="float" office:value="1.52207827308738" calcext:value-type="float">
            <text:p>1,52207827308738</text:p>
          </table:table-cell>
          <table:table-cell office:value-type="float" office:value="9.14877291557686" calcext:value-type="float">
            <text:p>9,1487729155768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office:value-type="float" office:value="3.80931328975448" calcext:value-type="float">
            <text:p>3,80931328975448</text:p>
          </table:table-cell>
          <table:table-cell office:value-type="float" office:value="2.46449770552935" calcext:value-type="float">
            <text:p>2,46449770552935</text:p>
          </table:table-cell>
          <table:table-cell office:value-type="float" office:value="0.00648457410073011" calcext:value-type="float">
            <text:p>0,00648457410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16026839121079" calcext:value-type="float">
            <text:p>0,116026839121079</text:p>
          </table:table-cell>
          <table:table-cell office:value-type="string" calcext:value-type="string">
            <text:p>-</text:p>
          </table:table-cell>
          <table:table-cell office:value-type="float" office:value="1.46085883145898" calcext:value-type="float">
            <text:p>1,46085883145898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96070923277287" calcext:value-type="float">
            <text:p>0,96070923277287</text:p>
          </table:table-cell>
          <table:table-cell office:value-type="float" office:value="2.2195879558816" calcext:value-type="float">
            <text:p>2,2195879558816</text:p>
          </table:table-cell>
          <table:table-cell office:value-type="float" office:value="0.533538355070698" calcext:value-type="float">
            <text:p>0,533538355070698</text:p>
          </table:table-cell>
          <table:table-cell office:value-type="float" office:value="7.91768756941767" calcext:value-type="float">
            <text:p>7,91768756941767</text:p>
          </table:table-cell>
          <table:table-cell office:value-type="float" office:value="0.871167746142528" calcext:value-type="float">
            <text:p>0,871167746142528</text:p>
          </table:table-cell>
          <table:table-cell office:value-type="float" office:value="2.12793783199849" calcext:value-type="float">
            <text:p>2,12793783199849</text:p>
          </table:table-cell>
          <table:table-cell office:value-type="float" office:value="2.31672226940465" calcext:value-type="float">
            <text:p>2,31672226940465</text:p>
          </table:table-cell>
          <table:table-cell office:value-type="float" office:value="83.7000458607928" calcext:value-type="float">
            <text:p>83,7000458607928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office:value-type="float" office:value="13.3491509419663" calcext:value-type="float">
            <text:p>13,3491509419663</text:p>
          </table:table-cell>
          <table:table-cell office:value-type="float" office:value="10.6863481417551" calcext:value-type="float">
            <text:p>10,6863481417551</text:p>
          </table:table-cell>
          <table:table-cell office:value-type="float" office:value="4.11603833570096" calcext:value-type="float">
            <text:p>4,11603833570096</text:p>
          </table:table-cell>
          <table:table-cell office:value-type="float" office:value="9.34137715483618" calcext:value-type="float">
            <text:p>9,34137715483618</text:p>
          </table:table-cell>
          <table:table-cell office:value-type="string" calcext:value-type="string">
            <text:p>-</text:p>
          </table:table-cell>
          <table:table-cell office:value-type="float" office:value="0.706029734669477" calcext:value-type="float">
            <text:p>0,706029734669477</text:p>
          </table:table-cell>
          <table:table-cell office:value-type="string" calcext:value-type="string">
            <text:p>-</text:p>
          </table:table-cell>
          <table:table-cell office:value-type="float" office:value="2.42025049884942" calcext:value-type="float">
            <text:p>2,42025049884942</text:p>
          </table:table-cell>
          <table:table-cell office:value-type="string" calcext:value-type="string">
            <text:p>-</text:p>
          </table:table-cell>
          <table:table-cell office:value-type="float" office:value="3.20752911898727" calcext:value-type="float">
            <text:p>3,207529118987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61997260367615" calcext:value-type="float">
            <text:p>3,61997260367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.61997260367615" calcext:value-type="float">
            <text:p>3,61997260367615</text:p>
          </table:table-cell>
          <table:table-cell office:value-type="float" office:value="3.76608809200936" calcext:value-type="float">
            <text:p>3,76608809200936</text:p>
          </table:table-cell>
          <table:table-cell office:value-type="float" office:value="3.73116715793716" calcext:value-type="float">
            <text:p>3,73116715793716</text:p>
          </table:table-cell>
          <table:table-cell office:value-type="float" office:value="0.868242075556494" calcext:value-type="float">
            <text:p>0,868242075556494</text:p>
          </table:table-cell>
          <table:table-cell office:value-type="float" office:value="3.17442739687167" calcext:value-type="float">
            <text:p>3,17442739687167</text:p>
          </table:table-cell>
          <table:table-cell office:value-type="float" office:value="3.24606994970102" calcext:value-type="float">
            <text:p>3,24606994970102</text:p>
          </table:table-cell>
          <table:table-cell office:value-type="float" office:value="3.551277310862" calcext:value-type="float">
            <text:p>3,551277310862</text:p>
          </table:table-cell>
          <table:table-cell office:value-type="float" office:value="0.648049767912081" calcext:value-type="float">
            <text:p>0,648049767912081</text:p>
          </table:table-cell>
          <table:table-cell office:value-type="float" office:value="5.40492862730584" calcext:value-type="float">
            <text:p>5,40492862730584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office:value-type="float" office:value="13.3490314112331" calcext:value-type="float">
            <text:p>13,3490314112331</text:p>
          </table:table-cell>
          <table:table-cell office:value-type="float" office:value="10.6855494020443" calcext:value-type="float">
            <text:p>10,6855494020443</text:p>
          </table:table-cell>
          <table:table-cell office:value-type="float" office:value="4.1161500974899" calcext:value-type="float">
            <text:p>4,1161500974899</text:p>
          </table:table-cell>
          <table:table-cell office:value-type="float" office:value="9.34137715483618" calcext:value-type="float">
            <text:p>9,34137715483618</text:p>
          </table:table-cell>
          <table:table-cell office:value-type="string" calcext:value-type="string">
            <text:p>-</text:p>
          </table:table-cell>
          <table:table-cell office:value-type="float" office:value="0.706029734669477" calcext:value-type="float">
            <text:p>0,706029734669477</text:p>
          </table:table-cell>
          <table:table-cell office:value-type="string" calcext:value-type="string">
            <text:p>-</text:p>
          </table:table-cell>
          <table:table-cell office:value-type="float" office:value="2.42025049884942" calcext:value-type="float">
            <text:p>2,42025049884942</text:p>
          </table:table-cell>
          <table:table-cell office:value-type="string" calcext:value-type="string">
            <text:p>-</text:p>
          </table:table-cell>
          <table:table-cell office:value-type="float" office:value="3.20752911898727" calcext:value-type="float">
            <text:p>3,207529118987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61997260367615" calcext:value-type="float">
            <text:p>3,61997260367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.61997260367615" calcext:value-type="float">
            <text:p>3,61997260367615</text:p>
          </table:table-cell>
          <table:table-cell office:value-type="float" office:value="3.76608809200936" calcext:value-type="float">
            <text:p>3,76608809200936</text:p>
          </table:table-cell>
          <table:table-cell office:value-type="float" office:value="3.37637473698632" calcext:value-type="float">
            <text:p>3,37637473698632</text:p>
          </table:table-cell>
          <table:table-cell office:value-type="float" office:value="0.868392798530305" calcext:value-type="float">
            <text:p>0,868392798530305</text:p>
          </table:table-cell>
          <table:table-cell office:value-type="float" office:value="3.60424001256362" calcext:value-type="float">
            <text:p>3,60424001256362</text:p>
          </table:table-cell>
          <table:table-cell office:value-type="float" office:value="3.24606994970102" calcext:value-type="float">
            <text:p>3,24606994970102</text:p>
          </table:table-cell>
          <table:table-cell office:value-type="float" office:value="3.24561819188241" calcext:value-type="float">
            <text:p>3,24561819188241</text:p>
          </table:table-cell>
          <table:table-cell office:value-type="float" office:value="0.782266127283598" calcext:value-type="float">
            <text:p>0,782266127283598</text:p>
          </table:table-cell>
          <table:table-cell office:value-type="float" office:value="5.10732835936243" calcext:value-type="float">
            <text:p>5,10732835936243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office:value-type="float" office:value="6.57060100651332" calcext:value-type="float">
            <text:p>6,57060100651332</text:p>
          </table:table-cell>
          <table:table-cell office:value-type="float" office:value="5.97728637783295" calcext:value-type="float">
            <text:p>5,97728637783295</text:p>
          </table:table-cell>
          <table:table-cell office:value-type="float" office:value="1.00125898420692" calcext:value-type="float">
            <text:p>1,001258984206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.8661607277479" calcext:value-type="float">
            <text:p>4,8661607277479</text:p>
          </table:table-cell>
          <table:table-cell office:value-type="string" calcext:value-type="string">
            <text:p>-</text:p>
          </table:table-cell>
          <table:table-cell office:value-type="float" office:value="3.13016131419269" calcext:value-type="float">
            <text:p>3,1301613141926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.98866967994136" calcext:value-type="float">
            <text:p>5,98866967994136</text:p>
          </table:table-cell>
          <table:table-cell office:value-type="float" office:value="7.44164656552222" calcext:value-type="float">
            <text:p>7,44164656552222</text:p>
          </table:table-cell>
          <table:table-cell office:value-type="float" office:value="2.3295947973987" calcext:value-type="float">
            <text:p>2,3295947973987</text:p>
          </table:table-cell>
          <table:table-cell office:value-type="float" office:value="7.26067797645095" calcext:value-type="float">
            <text:p>7,26067797645095</text:p>
          </table:table-cell>
          <table:table-cell office:value-type="float" office:value="6.05796806464416" calcext:value-type="float">
            <text:p>6,05796806464416</text:p>
          </table:table-cell>
          <table:table-cell office:value-type="float" office:value="7.41623561162111" calcext:value-type="float">
            <text:p>7,41623561162111</text:p>
          </table:table-cell>
          <table:table-cell office:value-type="float" office:value="8.63234743541745" calcext:value-type="float">
            <text:p>8,63234743541745</text:p>
          </table:table-cell>
          <table:table-cell office:value-type="float" office:value="13.3965862256325" calcext:value-type="float">
            <text:p>13,3965862256325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office:value-type="float" office:value="1.9517462155092" calcext:value-type="float">
            <text:p>1,9517462155092</text:p>
          </table:table-cell>
          <table:table-cell office:value-type="float" office:value="1.56987187551384" calcext:value-type="float">
            <text:p>1,56987187551384</text:p>
          </table:table-cell>
          <table:table-cell office:value-type="float" office:value="0.0805268532896332" calcext:value-type="float">
            <text:p>0,080526853289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4062712622614" calcext:value-type="float">
            <text:p>0,34062712622614</text:p>
          </table:table-cell>
          <table:table-cell office:value-type="string" calcext:value-type="string">
            <text:p>-</text:p>
          </table:table-cell>
          <table:table-cell office:value-type="float" office:value="1.20865993209793" calcext:value-type="float">
            <text:p>1,20865993209793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980157759124963" calcext:value-type="float">
            <text:p>0,980157759124963</text:p>
          </table:table-cell>
          <table:table-cell office:value-type="float" office:value="1.48982816320594" calcext:value-type="float">
            <text:p>1,48982816320594</text:p>
          </table:table-cell>
          <table:table-cell office:value-type="float" office:value="0.730437098640737" calcext:value-type="float">
            <text:p>0,730437098640737</text:p>
          </table:table-cell>
          <table:table-cell office:value-type="float" office:value="2.81383858268694" calcext:value-type="float">
            <text:p>2,81383858268694</text:p>
          </table:table-cell>
          <table:table-cell office:value-type="float" office:value="0.933363673035612" calcext:value-type="float">
            <text:p>0,933363673035612</text:p>
          </table:table-cell>
          <table:table-cell office:value-type="float" office:value="1.45874529373654" calcext:value-type="float">
            <text:p>1,45874529373654</text:p>
          </table:table-cell>
          <table:table-cell office:value-type="float" office:value="1.52207827308738" calcext:value-type="float">
            <text:p>1,52207827308738</text:p>
          </table:table-cell>
          <table:table-cell office:value-type="float" office:value="9.14877291557686" calcext:value-type="float">
            <text:p>9,1487729155768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office:value-type="float" office:value="3.80931328975448" calcext:value-type="float">
            <text:p>3,80931328975448</text:p>
          </table:table-cell>
          <table:table-cell office:value-type="float" office:value="2.46449770552935" calcext:value-type="float">
            <text:p>2,46449770552935</text:p>
          </table:table-cell>
          <table:table-cell office:value-type="float" office:value="0.00648457410073011" calcext:value-type="float">
            <text:p>0,00648457410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16026839121079" calcext:value-type="float">
            <text:p>0,116026839121079</text:p>
          </table:table-cell>
          <table:table-cell office:value-type="string" calcext:value-type="string">
            <text:p>-</text:p>
          </table:table-cell>
          <table:table-cell office:value-type="float" office:value="1.46085883145898" calcext:value-type="float">
            <text:p>1,46085883145898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96070923277287" calcext:value-type="float">
            <text:p>0,96070923277287</text:p>
          </table:table-cell>
          <table:table-cell office:value-type="float" office:value="2.2195879558816" calcext:value-type="float">
            <text:p>2,2195879558816</text:p>
          </table:table-cell>
          <table:table-cell office:value-type="float" office:value="0.533538355070698" calcext:value-type="float">
            <text:p>0,533538355070698</text:p>
          </table:table-cell>
          <table:table-cell office:value-type="float" office:value="7.91768756941767" calcext:value-type="float">
            <text:p>7,91768756941767</text:p>
          </table:table-cell>
          <table:table-cell office:value-type="float" office:value="0.871167746142528" calcext:value-type="float">
            <text:p>0,871167746142528</text:p>
          </table:table-cell>
          <table:table-cell office:value-type="float" office:value="2.12793783199849" calcext:value-type="float">
            <text:p>2,12793783199849</text:p>
          </table:table-cell>
          <table:table-cell office:value-type="float" office:value="2.31672226940465" calcext:value-type="float">
            <text:p>2,31672226940465</text:p>
          </table:table-cell>
          <table:table-cell office:value-type="float" office:value="83.7000458607928" calcext:value-type="float">
            <text:p>83,7000458607928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7" table:number-columns-repeated="28"/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17" calcext:value-type="float">
            <text:p>1417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59" calcext:value-type="float">
            <text:p>259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897" calcext:value-type="float">
            <text:p>19897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98263" calcext:value-type="float">
            <text:p>98263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0054" calcext:value-type="float">
            <text:p>80054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688" calcext:value-type="float">
            <text:p>1688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.41528731817245" calcext:value-type="float">
            <text:p>8,4152873181724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.96032675446513" calcext:value-type="float">
            <text:p>6,96032675446513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8821.8881238378" calcext:value-type="float">
            <text:p>58821,8881238378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40.510588929709" calcext:value-type="float">
            <text:p>640,510588929709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0737" calcext:value-type="float">
            <text:p>110737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730" calcext:value-type="float">
            <text:p>5730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3069.9446845537" calcext:value-type="float">
            <text:p>33069,9446845537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911.675927588329" calcext:value-type="float">
            <text:p>911,675927588329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93621241.43944" calcext:value-type="float">
            <text:p>1093621241,43944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831152.996944041" calcext:value-type="float">
            <text:p>831152,996944041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7" table:number-columns-repeated="28"/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914" calcext:value-type="float">
            <text:p>9914</text:p>
          </table:table-cell>
          <table:table-cell office:value-type="string" calcext:value-type="string">
            <text:p>-</text:p>
          </table:table-cell>
          <table:table-cell office:value-type="float" office:value="7162" calcext:value-type="float">
            <text:p>7162</text:p>
          </table:table-cell>
          <table:table-cell office:value-type="string" calcext:value-type="string">
            <text:p>-</text:p>
          </table:table-cell>
          <table:table-cell office:value-type="float" office:value="10097" calcext:value-type="float">
            <text:p>10097</text:p>
          </table:table-cell>
          <table:table-cell office:value-type="float" office:value="3395" calcext:value-type="float">
            <text:p>3395</text:p>
          </table:table-cell>
          <table:table-cell office:value-type="float" office:value="266" calcext:value-type="float">
            <text:p>266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164" calcext:value-type="float">
            <text:p>10164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9897" calcext:value-type="float">
            <text:p>19897</text:p>
          </table:table-cell>
          <table:table-cell office:value-type="string" calcext:value-type="string">
            <text:p>-</text:p>
          </table:table-cell>
          <table:table-cell office:value-type="float" office:value="13519" calcext:value-type="float">
            <text:p>13519</text:p>
          </table:table-cell>
          <table:table-cell office:value-type="string" calcext:value-type="string">
            <text:p>-</text:p>
          </table:table-cell>
          <table:table-cell office:value-type="float" office:value="98263" calcext:value-type="float">
            <text:p>98263</text:p>
          </table:table-cell>
          <table:table-cell office:value-type="float" office:value="99950" calcext:value-type="float">
            <text:p>99950</text:p>
          </table:table-cell>
          <table:table-cell office:value-type="float" office:value="98593" calcext:value-type="float">
            <text:p>98593</text:p>
          </table:table-cell>
          <table:table-cell office:value-type="float" office:value="584" calcext:value-type="float">
            <text:p>58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8258" calcext:value-type="float">
            <text:p>98258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99950" calcext:value-type="float">
            <text:p>9995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0054" calcext:value-type="float">
            <text:p>80054</text:p>
          </table:table-cell>
          <table:table-cell office:value-type="string" calcext:value-type="string">
            <text:p>-</text:p>
          </table:table-cell>
          <table:table-cell office:value-type="float" office:value="86432" calcext:value-type="float">
            <text:p>86432</text:p>
          </table:table-cell>
          <table:table-cell office:value-type="string" calcext:value-type="string">
            <text:p>-</text:p>
          </table:table-cell>
          <table:table-cell office:value-type="float" office:value="1688" calcext:value-type="float">
            <text:p>1688</text:p>
          </table:table-cell>
          <table:table-cell office:value-type="float" office:value="1" calcext:value-type="float">
            <text:p>1</text:p>
          </table:table-cell>
          <table:table-cell office:value-type="float" office:value="1358" calcext:value-type="float">
            <text:p>1358</text:p>
          </table:table-cell>
          <table:table-cell office:value-type="float" office:value="99367" calcext:value-type="float">
            <text:p>9936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93" calcext:value-type="float">
            <text:p>1693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.54902351999707" calcext:value-type="float">
            <text:p>2,54902351999707</text:p>
          </table:table-cell>
          <table:table-cell office:value-type="string" calcext:value-type="string">
            <text:p>-</text:p>
          </table:table-cell>
          <table:table-cell office:value-type="float" office:value="2.88476952916381" calcext:value-type="float">
            <text:p>2,88476952916381</text:p>
          </table:table-cell>
          <table:table-cell office:value-type="string" calcext:value-type="string">
            <text:p>-</text:p>
          </table:table-cell>
          <table:table-cell office:value-type="float" office:value="0.868651310291969" calcext:value-type="float">
            <text:p>0,868651310291969</text:p>
          </table:table-cell>
          <table:table-cell office:value-type="float" office:value="0.350082926093707" calcext:value-type="float">
            <text:p>0,350082926093707</text:p>
          </table:table-cell>
          <table:table-cell office:value-type="float" office:value="0.038792650485238" calcext:value-type="float">
            <text:p>0,038792650485238</text:p>
          </table:table-cell>
          <table:table-cell office:value-type="float" office:value="0.918873041551366" calcext:value-type="float">
            <text:p>0,91887304155136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878384185640752" calcext:value-type="float">
            <text:p>0,878384185640752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.00891606847865822" calcext:value-type="float">
            <text:p>0,008916068478658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891.40229191797" calcext:value-type="float">
            <text:p>9891,40229191797</text:p>
          </table:table-cell>
          <table:table-cell office:value-type="string" calcext:value-type="string">
            <text:p>-</text:p>
          </table:table-cell>
          <table:table-cell office:value-type="float" office:value="14556.4713715047" calcext:value-type="float">
            <text:p>14556,4713715047</text:p>
          </table:table-cell>
          <table:table-cell office:value-type="string" calcext:value-type="string">
            <text:p>-</text:p>
          </table:table-cell>
          <table:table-cell office:value-type="float" office:value="2006.10551383037" calcext:value-type="float">
            <text:p>2006,10551383037</text:p>
          </table:table-cell>
          <table:table-cell office:value-type="float" office:value="1979.71365396352" calcext:value-type="float">
            <text:p>1979,71365396352</text:p>
          </table:table-cell>
          <table:table-cell office:value-type="float" office:value="1995.53249756573" calcext:value-type="float">
            <text:p>1995,53249756573</text:p>
          </table:table-cell>
          <table:table-cell office:value-type="float" office:value="31159.5540308748" calcext:value-type="float">
            <text:p>31159,554030874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3.12201675199" calcext:value-type="float">
            <text:p>2003,12201675199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839.53016038179" calcext:value-type="float">
            <text:p>1839,53016038179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52531160" calcext:value-type="float">
            <text:p>152531160</text:p>
          </table:table-cell>
          <table:table-cell office:value-type="string" calcext:value-type="string">
            <text:p>-</text:p>
          </table:table-cell>
          <table:table-cell office:value-type="float" office:value="152509500" calcext:value-type="float">
            <text:p>152509500</text:p>
          </table:table-cell>
          <table:table-cell office:value-type="string" calcext:value-type="string">
            <text:p>-</text:p>
          </table:table-cell>
          <table:table-cell office:value-type="float" office:value="16675200" calcext:value-type="float">
            <text:p>16675200</text:p>
          </table:table-cell>
          <table:table-cell office:value-type="float" office:value="8073000" calcext:value-type="float">
            <text:p>8073000</text:p>
          </table:table-cell>
          <table:table-cell office:value-type="float" office:value="16502400" calcext:value-type="float">
            <text:p>16502400</text:p>
          </table:table-cell>
          <table:table-cell office:value-type="float" office:value="11228520" calcext:value-type="float">
            <text:p>112285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671780" calcext:value-type="float">
            <text:p>1667178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7862400" calcext:value-type="float">
            <text:p>786240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87263.35326167" calcext:value-type="float">
            <text:p>1087263,35326167</text:p>
          </table:table-cell>
          <table:table-cell office:value-type="string" calcext:value-type="string">
            <text:p>-</text:p>
          </table:table-cell>
          <table:table-cell office:value-type="float" office:value="1323818.20393758" calcext:value-type="float">
            <text:p>1323818,20393758</text:p>
          </table:table-cell>
          <table:table-cell office:value-type="string" calcext:value-type="string">
            <text:p>-</text:p>
          </table:table-cell>
          <table:table-cell office:value-type="float" office:value="112541.594038386" calcext:value-type="float">
            <text:p>112541,594038386</text:p>
          </table:table-cell>
          <table:table-cell office:value-type="float" office:value="65766.8070731626" calcext:value-type="float">
            <text:p>65766,8070731626</text:p>
          </table:table-cell>
          <table:table-cell office:value-type="float" office:value="94180.6678231763" calcext:value-type="float">
            <text:p>94180,6678231763</text:p>
          </table:table-cell>
          <table:table-cell office:value-type="float" office:value="468285.511036592" calcext:value-type="float">
            <text:p>468285,51103659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2827.410284023" calcext:value-type="float">
            <text:p>112827,410284023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81808.0428641772" calcext:value-type="float">
            <text:p>81808,0428641772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182141599345.81" calcext:value-type="float">
            <text:p>1182141599345,81</text:p>
          </table:table-cell>
          <table:table-cell office:value-type="string" calcext:value-type="string">
            <text:p>-</text:p>
          </table:table-cell>
          <table:table-cell office:value-type="float" office:value="1752494637076.51" calcext:value-type="float">
            <text:p>1752494637076,51</text:p>
          </table:table-cell>
          <table:table-cell office:value-type="string" calcext:value-type="string">
            <text:p>-</text:p>
          </table:table-cell>
          <table:table-cell office:value-type="float" office:value="12665610388.701" calcext:value-type="float">
            <text:p>12665610388,701</text:p>
          </table:table-cell>
          <table:table-cell office:value-type="float" office:value="4325272912.59859" calcext:value-type="float">
            <text:p>4325272912,59859</text:p>
          </table:table-cell>
          <table:table-cell office:value-type="float" office:value="8869998191.61948" calcext:value-type="float">
            <text:p>8869998191,61948</text:p>
          </table:table-cell>
          <table:table-cell office:value-type="float" office:value="219291319846.802" calcext:value-type="float">
            <text:p>219291319846,80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730024511.3992" calcext:value-type="float">
            <text:p>12730024511,3992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692555877.26706" calcext:value-type="float">
            <text:p>6692555877,26706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5-05-03 10:06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15-05-03 11:32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15-05-02 00:00:00</text:p>
          </table:table-cell>
          <table:table-cell table:style-name="ce27" office:value-type="string" calcext:value-type="string">
            <text:p>2015-05-03 10:00:00</text:p>
          </table:table-cell>
          <table:table-cell table:style-name="ce27" office:value-type="string" calcext:value-type="string">
            <text:p>2015-05-03 23:59:00</text:p>
          </table:table-cell>
          <table:table-cell table:style-name="ce27" office:value-type="string" calcext:value-type="string">
            <text:p>2010-07-01 17:41:00</text:p>
          </table:table-cell>
          <table:table-cell table:number-columns-repeated="3" office:value-type="string" calcext:value-type="string">
            <text:p>-</text:p>
          </table:table-cell>
          <table:table-cell table:style-name="ce27" office:value-type="string" calcext:value-type="string">
            <text:p>2015-05-02 19:35:00</text:p>
          </table:table-cell>
          <table:table-cell table:number-columns-repeated="9" office:value-type="string" calcext:value-type="string">
            <text:p>-</text:p>
          </table:table-cell>
          <table:table-cell table:style-name="ce27" office:value-type="string" calcext:value-type="string">
            <text:p>2015-08-28 07:00:0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09-02-05 15:37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9-02-05 23:59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9-01-31 11:21:00</text:p>
          </table:table-cell>
          <table:table-cell table:style-name="ce27" office:value-type="string" calcext:value-type="string">
            <text:p>2009-01-24 06:00:00</text:p>
          </table:table-cell>
          <table:table-cell table:style-name="ce27" office:value-type="string" calcext:value-type="string">
            <text:p>2009-02-06 21:00:00</text:p>
          </table:table-cell>
          <table:table-cell table:style-name="ce27" office:value-type="string" calcext:value-type="string">
            <text:p>2009-12-03 11:34:00</text:p>
          </table:table-cell>
          <table:table-cell table:number-columns-repeated="3" office:value-type="string" calcext:value-type="string">
            <text:p>-</text:p>
          </table:table-cell>
          <table:table-cell table:style-name="ce27" office:value-type="string" calcext:value-type="string">
            <text:p>2009-02-04 19:09:00</text:p>
          </table:table-cell>
          <table:table-cell table:number-columns-repeated="9" office:value-type="string" calcext:value-type="string">
            <text:p>-</text:p>
          </table:table-cell>
          <table:table-cell table:style-name="ce27" office:value-type="string" calcext:value-type="string">
            <text:p>2009-10-30 07:00:0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2.9907619781726" calcext:value-type="float">
            <text:p>12,9907619781726</text:p>
          </table:table-cell>
          <table:table-cell office:value-type="string" calcext:value-type="string">
            <text:p>-</text:p>
          </table:table-cell>
          <table:table-cell office:value-type="float" office:value="12.4839773362691" calcext:value-type="float">
            <text:p>12,4839773362691</text:p>
          </table:table-cell>
          <table:table-cell office:value-type="string" calcext:value-type="string">
            <text:p>-</text:p>
          </table:table-cell>
          <table:table-cell office:value-type="float" office:value="11.3304145431342" calcext:value-type="float">
            <text:p>11,3304145431342</text:p>
          </table:table-cell>
          <table:table-cell office:value-type="float" office:value="8.77556974354346" calcext:value-type="float">
            <text:p>8,77556974354346</text:p>
          </table:table-cell>
          <table:table-cell office:value-type="float" office:value="5.57582837817773" calcext:value-type="float">
            <text:p>5,57582837817773</text:p>
          </table:table-cell>
          <table:table-cell office:value-type="float" office:value="3.33123317600423" calcext:value-type="float">
            <text:p>3,331233176004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.3321563144401" calcext:value-type="float">
            <text:p>11,332156314440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.77619648323628" calcext:value-type="float">
            <text:p>1,77619648323628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7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111.042433" calcext:value-type="float">
            <text:p>1,11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4.93793" calcext:value-type="float">
            <text:p>4,94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4.937633" calcext:value-type="float">
            <text:p>4,94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4.7498695" calcext:value-type="float">
            <text:p>4,75E+00</text:p>
          </table:table-cell>
          <table:table-cell table:style-name="ce12" office:value-type="float" office:value="4.63973494444444" calcext:value-type="float">
            <text:p>4,64E+00</text:p>
          </table:table-cell>
          <table:table-cell table:style-name="ce12" office:value-type="float" office:value="3.404544" calcext:value-type="float">
            <text:p>3,40E+00</text:p>
          </table:table-cell>
          <table:table-cell table:style-name="ce12" office:value-type="float" office:value="5.578064" calcext:value-type="float">
            <text:p>5,58E+00</text:p>
          </table:table-cell>
          <table:table-cell table:style-name="ce12" office:value-type="float" office:value="0.641302113428927" calcext:value-type="float">
            <text:p>6,41E-01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4.402138" calcext:value-type="float">
            <text:p>4,40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style-name="ce12" office:value-type="float" office:value="3.00357" calcext:value-type="float">
            <text:p>3,00E+00</text:p>
          </table:table-cell>
          <table:table-cell table:style-name="ce12" office:value-type="float" office:value="2.808481875" calcext:value-type="float">
            <text:p>2,81E+00</text:p>
          </table:table-cell>
          <table:table-cell table:style-name="ce12" office:value-type="float" office:value="2.12335" calcext:value-type="float">
            <text:p>2,12E+00</text:p>
          </table:table-cell>
          <table:table-cell table:style-name="ce12" office:value-type="float" office:value="3.352418" calcext:value-type="float">
            <text:p>3,35E+00</text:p>
          </table:table-cell>
          <table:table-cell table:style-name="ce12" office:value-type="float" office:value="0.494936096999383" calcext:value-type="float">
            <text:p>4,95E-01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2" table:style-name="ce12" office:value-type="float" office:value="2.0689455" calcext:value-type="float">
            <text:p>2,07E+00</text:p>
          </table:table-cell>
          <table:table-cell table:style-name="ce12" office:value-type="float" office:value="1.465825" calcext:value-type="float">
            <text:p>1,47E+00</text:p>
          </table:table-cell>
          <table:table-cell table:style-name="ce12" office:value-type="float" office:value="2.672066" calcext:value-type="float">
            <text:p>2,67E+00</text:p>
          </table:table-cell>
          <table:table-cell table:style-name="ce12" office:value-type="float" office:value="0.852941190845242" calcext:value-type="float">
            <text:p>8,53E-01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style-name="ce12" office:value-type="float" office:value="1.7324555" calcext:value-type="float">
            <text:p>1,73E+00</text:p>
          </table:table-cell>
          <table:table-cell table:style-name="ce12" office:value-type="float" office:value="1.495866375" calcext:value-type="float">
            <text:p>1,50E+00</text:p>
          </table:table-cell>
          <table:table-cell table:style-name="ce12" office:value-type="float" office:value="0.930416" calcext:value-type="float">
            <text:p>9,30E-01</text:p>
          </table:table-cell>
          <table:table-cell table:style-name="ce12" office:value-type="float" office:value="1.916308" calcext:value-type="float">
            <text:p>1,92E+00</text:p>
          </table:table-cell>
          <table:table-cell table:style-name="ce12" office:value-type="float" office:value="0.440356507471888" calcext:value-type="float">
            <text:p>4,40E-01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0.977066" calcext:value-type="float">
            <text:p>9,77E-01</text:p>
          </table:table-cell>
          <table:table-cell table:style-name="ce12" office:value-type="float" office:value="0.935076833333333" calcext:value-type="float">
            <text:p>9,35E-01</text:p>
          </table:table-cell>
          <table:table-cell table:style-name="ce12" office:value-type="float" office:value="0.691403" calcext:value-type="float">
            <text:p>6,91E-01</text:p>
          </table:table-cell>
          <table:table-cell table:style-name="ce12" office:value-type="float" office:value="1.025726" calcext:value-type="float">
            <text:p>1,03E+00</text:p>
          </table:table-cell>
          <table:table-cell table:style-name="ce12" office:value-type="float" office:value="0.098247277933404" calcext:value-type="float">
            <text:p>9,82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890638" calcext:value-type="float">
            <text:p>8,91E-01</text:p>
          </table:table-cell>
          <table:table-cell table:style-name="ce12" office:value-type="float" office:value="0.941235703125" calcext:value-type="float">
            <text:p>9,41E-01</text:p>
          </table:table-cell>
          <table:table-cell table:style-name="ce12" office:value-type="float" office:value="0.61672" calcext:value-type="float">
            <text:p>6,17E-01</text:p>
          </table:table-cell>
          <table:table-cell table:style-name="ce12" office:value-type="float" office:value="1.916296" calcext:value-type="float">
            <text:p>1,92E+00</text:p>
          </table:table-cell>
          <table:table-cell table:style-name="ce12" office:value-type="float" office:value="0.274460759559233" calcext:value-type="float">
            <text:p>2,74E-01</text:p>
          </table:table-cell>
          <table:table-cell table:style-name="ce14" office:value-type="float" office:value="64" calcext:value-type="float">
            <text:p>6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0.8854255" calcext:value-type="float">
            <text:p>8,85E-01</text:p>
          </table:table-cell>
          <table:table-cell table:style-name="ce12" office:value-type="float" office:value="0.852635055555555" calcext:value-type="float">
            <text:p>8,53E-01</text:p>
          </table:table-cell>
          <table:table-cell table:style-name="ce12" office:value-type="float" office:value="0.638102" calcext:value-type="float">
            <text:p>6,38E-01</text:p>
          </table:table-cell>
          <table:table-cell table:style-name="ce12" office:value-type="float" office:value="0.917149" calcext:value-type="float">
            <text:p>9,17E-01</text:p>
          </table:table-cell>
          <table:table-cell table:style-name="ce12" office:value-type="float" office:value="0.0864994603168967" calcext:value-type="float">
            <text:p>8,65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0.865737" calcext:value-type="float">
            <text:p>8,66E-01</text:p>
          </table:table-cell>
          <table:table-cell table:style-name="ce12" office:value-type="float" office:value="0.846704666666667" calcext:value-type="float">
            <text:p>8,47E-01</text:p>
          </table:table-cell>
          <table:table-cell table:style-name="ce12" office:value-type="float" office:value="0.624386" calcext:value-type="float">
            <text:p>6,24E-01</text:p>
          </table:table-cell>
          <table:table-cell table:style-name="ce12" office:value-type="float" office:value="0.942037" calcext:value-type="float">
            <text:p>9,42E-01</text:p>
          </table:table-cell>
          <table:table-cell table:style-name="ce12" office:value-type="float" office:value="0.0899875470417337" calcext:value-type="float">
            <text:p>9,00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2" table:style-name="ce12" office:value-type="float" office:value="0.8540305" calcext:value-type="float">
            <text:p>8,54E-01</text:p>
          </table:table-cell>
          <table:table-cell table:style-name="ce12" office:value-type="float" office:value="0.153302" calcext:value-type="float">
            <text:p>1,53E-01</text:p>
          </table:table-cell>
          <table:table-cell table:style-name="ce12" office:value-type="float" office:value="1.554759" calcext:value-type="float">
            <text:p>1,55E+00</text:p>
          </table:table-cell>
          <table:table-cell table:style-name="ce12" office:value-type="float" office:value="0.990979748241355" calcext:value-type="float">
            <text:p>9,91E-01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0.567112" calcext:value-type="float">
            <text:p>5,67E-01</text:p>
          </table:table-cell>
          <table:table-cell table:style-name="ce12" office:value-type="float" office:value="0.541478722222222" calcext:value-type="float">
            <text:p>5,41E-01</text:p>
          </table:table-cell>
          <table:table-cell table:style-name="ce12" office:value-type="float" office:value="0.171711" calcext:value-type="float">
            <text:p>1,72E-01</text:p>
          </table:table-cell>
          <table:table-cell table:style-name="ce12" office:value-type="float" office:value="1.081563" calcext:value-type="float">
            <text:p>1,08E+00</text:p>
          </table:table-cell>
          <table:table-cell table:style-name="ce12" office:value-type="float" office:value="0.277506036405105" calcext:value-type="float">
            <text:p>2,78E-01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0.284426" calcext:value-type="float">
            <text:p>2,84E-01</text:p>
          </table:table-cell>
          <table:table-cell table:style-name="ce12" office:value-type="float" office:value="0.279504166666667" calcext:value-type="float">
            <text:p>2,80E-01</text:p>
          </table:table-cell>
          <table:table-cell table:style-name="ce12" office:value-type="float" office:value="0.167023" calcext:value-type="float">
            <text:p>1,67E-01</text:p>
          </table:table-cell>
          <table:table-cell table:style-name="ce12" office:value-type="float" office:value="0.445757" calcext:value-type="float">
            <text:p>4,46E-01</text:p>
          </table:table-cell>
          <table:table-cell table:style-name="ce12" office:value-type="float" office:value="0.0874030084071346" calcext:value-type="float">
            <text:p>8,74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597045" calcext:value-type="float">
            <text:p>2,60E-01</text:p>
          </table:table-cell>
          <table:table-cell table:style-name="ce12" office:value-type="float" office:value="0.245581734375" calcext:value-type="float">
            <text:p>2,46E-01</text:p>
          </table:table-cell>
          <table:table-cell table:style-name="ce12" office:value-type="float" office:value="0.153231" calcext:value-type="float">
            <text:p>1,53E-01</text:p>
          </table:table-cell>
          <table:table-cell table:style-name="ce12" office:value-type="float" office:value="0.286485" calcext:value-type="float">
            <text:p>2,86E-01</text:p>
          </table:table-cell>
          <table:table-cell table:style-name="ce12" office:value-type="float" office:value="0.030631305973248" calcext:value-type="float">
            <text:p>3,06E-02</text:p>
          </table:table-cell>
          <table:table-cell table:style-name="ce14" office:value-type="float" office:value="64" calcext:value-type="float">
            <text:p>6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382105" calcext:value-type="float">
            <text:p>2,38E-01</text:p>
          </table:table-cell>
          <table:table-cell table:style-name="ce12" office:value-type="float" office:value="0.238279125" calcext:value-type="float">
            <text:p>2,38E-01</text:p>
          </table:table-cell>
          <table:table-cell table:style-name="ce12" office:value-type="float" office:value="0.1541" calcext:value-type="float">
            <text:p>1,54E-01</text:p>
          </table:table-cell>
          <table:table-cell table:style-name="ce12" office:value-type="float" office:value="0.353831" calcext:value-type="float">
            <text:p>3,54E-01</text:p>
          </table:table-cell>
          <table:table-cell table:style-name="ce12" office:value-type="float" office:value="0.0353820407567302" calcext:value-type="float">
            <text:p>3,54E-02</text:p>
          </table:table-cell>
          <table:table-cell table:style-name="ce14" office:value-type="float" office:value="72" calcext:value-type="float">
            <text:p>7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0.238067" calcext:value-type="float">
            <text:p>2,38E-01</text:p>
          </table:table-cell>
          <table:table-cell table:style-name="ce12" office:value-type="float" office:value="0.252832777777778" calcext:value-type="float">
            <text:p>2,53E-01</text:p>
          </table:table-cell>
          <table:table-cell table:style-name="ce12" office:value-type="float" office:value="0.151052" calcext:value-type="float">
            <text:p>1,51E-01</text:p>
          </table:table-cell>
          <table:table-cell table:style-name="ce12" office:value-type="float" office:value="0.42438" calcext:value-type="float">
            <text:p>4,24E-01</text:p>
          </table:table-cell>
          <table:table-cell table:style-name="ce12" office:value-type="float" office:value="0.0640314076275951" calcext:value-type="float">
            <text:p>6,40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33378" calcext:value-type="float">
            <text:p>2,33E-01</text:p>
          </table:table-cell>
          <table:table-cell table:style-name="ce12" office:value-type="float" office:value="0.227642453125" calcext:value-type="float">
            <text:p>2,28E-01</text:p>
          </table:table-cell>
          <table:table-cell table:style-name="ce12" office:value-type="float" office:value="0.163933" calcext:value-type="float">
            <text:p>1,64E-01</text:p>
          </table:table-cell>
          <table:table-cell table:style-name="ce12" office:value-type="float" office:value="0.274682" calcext:value-type="float">
            <text:p>2,75E-01</text:p>
          </table:table-cell>
          <table:table-cell table:style-name="ce12" office:value-type="float" office:value="0.0246292799196982" calcext:value-type="float">
            <text:p>2,46E-02</text:p>
          </table:table-cell>
          <table:table-cell table:style-name="ce14" office:value-type="float" office:value="64" calcext:value-type="float">
            <text:p>6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style-name="ce12" office:value-type="float" office:value="0.2285845" calcext:value-type="float">
            <text:p>2,29E-01</text:p>
          </table:table-cell>
          <table:table-cell table:style-name="ce12" office:value-type="float" office:value="0.223294375" calcext:value-type="float">
            <text:p>2,23E-01</text:p>
          </table:table-cell>
          <table:table-cell table:style-name="ce12" office:value-type="float" office:value="0.182583" calcext:value-type="float">
            <text:p>1,83E-01</text:p>
          </table:table-cell>
          <table:table-cell table:style-name="ce12" office:value-type="float" office:value="0.248783" calcext:value-type="float">
            <text:p>2,49E-01</text:p>
          </table:table-cell>
          <table:table-cell table:style-name="ce12" office:value-type="float" office:value="0.0253181172733649" calcext:value-type="float">
            <text:p>2,53E-02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style-name="ce12" office:value-type="float" office:value="0.1944055" calcext:value-type="float">
            <text:p>1,94E-01</text:p>
          </table:table-cell>
          <table:table-cell table:style-name="ce12" office:value-type="float" office:value="0.193702125" calcext:value-type="float">
            <text:p>1,94E-01</text:p>
          </table:table-cell>
          <table:table-cell table:style-name="ce12" office:value-type="float" office:value="0.172679" calcext:value-type="float">
            <text:p>1,73E-01</text:p>
          </table:table-cell>
          <table:table-cell table:style-name="ce12" office:value-type="float" office:value="0.215886" calcext:value-type="float">
            <text:p>2,16E-01</text:p>
          </table:table-cell>
          <table:table-cell table:style-name="ce12" office:value-type="float" office:value="0.0172113374713754" calcext:value-type="float">
            <text:p>1,72E-02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187129" calcext:value-type="float">
            <text:p>1,87E-01</text:p>
          </table:table-cell>
          <table:table-cell table:style-name="ce12" office:value-type="float" office:value="0.279335630136986" calcext:value-type="float">
            <text:p>2,79E-01</text:p>
          </table:table-cell>
          <table:table-cell table:style-name="ce12" office:value-type="float" office:value="0.133243" calcext:value-type="float">
            <text:p>1,33E-01</text:p>
          </table:table-cell>
          <table:table-cell table:style-name="ce12" office:value-type="float" office:value="4.937598" calcext:value-type="float">
            <text:p>4,94E+00</text:p>
          </table:table-cell>
          <table:table-cell table:style-name="ce12" office:value-type="float" office:value="0.556416366396542" calcext:value-type="float">
            <text:p>5,56E-01</text:p>
          </table:table-cell>
          <table:table-cell table:style-name="ce14" office:value-type="float" office:value="73" calcext:value-type="float">
            <text:p>7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184105" calcext:value-type="float">
            <text:p>1,84E-01</text:p>
          </table:table-cell>
          <table:table-cell table:style-name="ce12" office:value-type="float" office:value="0.192664611111111" calcext:value-type="float">
            <text:p>1,93E-01</text:p>
          </table:table-cell>
          <table:table-cell table:style-name="ce12" office:value-type="float" office:value="0.162906" calcext:value-type="float">
            <text:p>1,63E-01</text:p>
          </table:table-cell>
          <table:table-cell table:style-name="ce12" office:value-type="float" office:value="0.281044" calcext:value-type="float">
            <text:p>2,81E-01</text:p>
          </table:table-cell>
          <table:table-cell table:style-name="ce12" office:value-type="float" office:value="0.0327729587691885" calcext:value-type="float">
            <text:p>3,28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style-name="ce12" office:value-type="float" office:value="0.178587" calcext:value-type="float">
            <text:p>1,79E-01</text:p>
          </table:table-cell>
          <table:table-cell table:style-name="ce12" office:value-type="float" office:value="0.181289875" calcext:value-type="float">
            <text:p>1,81E-01</text:p>
          </table:table-cell>
          <table:table-cell table:style-name="ce12" office:value-type="float" office:value="0.133288" calcext:value-type="float">
            <text:p>1,33E-01</text:p>
          </table:table-cell>
          <table:table-cell table:style-name="ce12" office:value-type="float" office:value="0.23724" calcext:value-type="float">
            <text:p>2,37E-01</text:p>
          </table:table-cell>
          <table:table-cell table:style-name="ce12" office:value-type="float" office:value="0.0284258702414217" calcext:value-type="float">
            <text:p>2,84E-02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1785095" calcext:value-type="float">
            <text:p>1,79E-01</text:p>
          </table:table-cell>
          <table:table-cell table:style-name="ce12" office:value-type="float" office:value="0.187586666666667" calcext:value-type="float">
            <text:p>1,88E-01</text:p>
          </table:table-cell>
          <table:table-cell table:style-name="ce12" office:value-type="float" office:value="0.160085" calcext:value-type="float">
            <text:p>1,60E-01</text:p>
          </table:table-cell>
          <table:table-cell table:style-name="ce12" office:value-type="float" office:value="0.276076" calcext:value-type="float">
            <text:p>2,76E-01</text:p>
          </table:table-cell>
          <table:table-cell table:style-name="ce12" office:value-type="float" office:value="0.035257185061638" calcext:value-type="float">
            <text:p>3,53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1658205" calcext:value-type="float">
            <text:p>1,66E-01</text:p>
          </table:table-cell>
          <table:table-cell table:style-name="ce12" office:value-type="float" office:value="0.182841944444444" calcext:value-type="float">
            <text:p>1,83E-01</text:p>
          </table:table-cell>
          <table:table-cell table:style-name="ce12" office:value-type="float" office:value="0.133447" calcext:value-type="float">
            <text:p>1,33E-01</text:p>
          </table:table-cell>
          <table:table-cell table:style-name="ce12" office:value-type="float" office:value="0.30074" calcext:value-type="float">
            <text:p>3,01E-01</text:p>
          </table:table-cell>
          <table:table-cell table:style-name="ce12" office:value-type="float" office:value="0.0415567344701224" calcext:value-type="float">
            <text:p>4,16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Numericprocessor. calculate null rows count</text:p>
          </table:table-cell>
          <table:table-cell table:number-columns-repeated="2" table:style-name="ce10" office:value-type="float" office:value="0.0858385" calcext:value-type="float">
            <text:p>8,58E-02</text:p>
          </table:table-cell>
          <table:table-cell table:style-name="ce10" office:value-type="float" office:value="0.084745" calcext:value-type="float">
            <text:p>8,47E-02</text:p>
          </table:table-cell>
          <table:table-cell table:style-name="ce10" office:value-type="float" office:value="0.086932" calcext:value-type="float">
            <text:p>8,69E-02</text:p>
          </table:table-cell>
          <table:table-cell table:style-name="ce10" office:value-type="float" office:value="0.00154644253045498" calcext:value-type="float">
            <text:p>1,55E-03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style-name="ce12" office:value-type="float" office:value="0.078852" calcext:value-type="float">
            <text:p>7,89E-02</text:p>
          </table:table-cell>
          <table:table-cell table:style-name="ce12" office:value-type="float" office:value="0.078993875" calcext:value-type="float">
            <text:p>7,90E-02</text:p>
          </table:table-cell>
          <table:table-cell table:style-name="ce12" office:value-type="float" office:value="0.068521" calcext:value-type="float">
            <text:p>6,85E-02</text:p>
          </table:table-cell>
          <table:table-cell table:style-name="ce12" office:value-type="float" office:value="0.09039" calcext:value-type="float">
            <text:p>9,04E-02</text:p>
          </table:table-cell>
          <table:table-cell table:style-name="ce12" office:value-type="float" office:value="0.00697231079623432" calcext:value-type="float">
            <text:p>6,97E-03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0754505" calcext:value-type="float">
            <text:p>7,55E-02</text:p>
          </table:table-cell>
          <table:table-cell table:style-name="ce12" office:value-type="float" office:value="0.0766468333333333" calcext:value-type="float">
            <text:p>7,66E-02</text:p>
          </table:table-cell>
          <table:table-cell table:style-name="ce12" office:value-type="float" office:value="0.060958" calcext:value-type="float">
            <text:p>6,10E-02</text:p>
          </table:table-cell>
          <table:table-cell table:style-name="ce12" office:value-type="float" office:value="0.088742" calcext:value-type="float">
            <text:p>8,87E-02</text:p>
          </table:table-cell>
          <table:table-cell table:style-name="ce12" office:value-type="float" office:value="0.0077811714168014" calcext:value-type="float">
            <text:p>7,78E-03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style-name="ce12" office:value-type="float" office:value="0.052969" calcext:value-type="float">
            <text:p>5,30E-02</text:p>
          </table:table-cell>
          <table:table-cell table:style-name="ce12" office:value-type="float" office:value="0.049302" calcext:value-type="float">
            <text:p>4,93E-02</text:p>
          </table:table-cell>
          <table:table-cell table:style-name="ce12" office:value-type="float" office:value="0.033628" calcext:value-type="float">
            <text:p>3,36E-02</text:p>
          </table:table-cell>
          <table:table-cell table:style-name="ce12" office:value-type="float" office:value="0.05967" calcext:value-type="float">
            <text:p>5,97E-02</text:p>
          </table:table-cell>
          <table:table-cell table:style-name="ce12" office:value-type="float" office:value="0.0100947762870563" calcext:value-type="float">
            <text:p>1,01E-02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0511965" calcext:value-type="float">
            <text:p>5,12E-02</text:p>
          </table:table-cell>
          <table:table-cell table:style-name="ce12" office:value-type="float" office:value="0.0515660555555556" calcext:value-type="float">
            <text:p>5,16E-02</text:p>
          </table:table-cell>
          <table:table-cell table:style-name="ce12" office:value-type="float" office:value="0.034809" calcext:value-type="float">
            <text:p>3,48E-02</text:p>
          </table:table-cell>
          <table:table-cell table:style-name="ce12" office:value-type="float" office:value="0.075678" calcext:value-type="float">
            <text:p>7,57E-02</text:p>
          </table:table-cell>
          <table:table-cell table:style-name="ce12" office:value-type="float" office:value="0.0104305959926285" calcext:value-type="float">
            <text:p>1,04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2" table:style-name="ce12" office:value-type="float" office:value="0.0489075" calcext:value-type="float">
            <text:p>4,89E-02</text:p>
          </table:table-cell>
          <table:table-cell table:style-name="ce12" office:value-type="float" office:value="0.043643" calcext:value-type="float">
            <text:p>4,36E-02</text:p>
          </table:table-cell>
          <table:table-cell table:style-name="ce12" office:value-type="float" office:value="0.054172" calcext:value-type="float">
            <text:p>5,42E-02</text:p>
          </table:table-cell>
          <table:table-cell table:style-name="ce12" office:value-type="float" office:value="0.00744512729911316" calcext:value-type="float">
            <text:p>7,45E-03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5671875" calcext:value-type="float">
            <text:p>5,67E-06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008" calcext:value-type="float">
            <text:p>8,00E-06</text:p>
          </table:table-cell>
          <table:table-cell table:style-name="ce12" office:value-type="float" office:value="0.00000066796748091173" calcext:value-type="float">
            <text:p>6,68E-07</text:p>
          </table:table-cell>
          <table:table-cell table:style-name="ce14" office:value-type="float" office:value="64" calcext:value-type="float">
            <text:p>64</text:p>
          </table:table-cell>
          <table:table-cell table:style-name="ce22" table:number-columns-repeated="1017"/>
        </table:table-row>
        <table:table-row table:style-name="ro1" table:number-rows-repeated="2">
          <table:table-cell/>
          <table:table-cell table:style-name="ce22" table:number-columns-repeated="102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6 files" table:style-name="ta1">
        <table:table-column table:style-name="co1" table:default-cell-style-name="ce22"/>
        <table:table-column table:style-name="co8" table:default-cell-style-name="ce25"/>
        <table:table-column table:style-name="co3" table:default-cell-style-name="ce25"/>
        <table:table-column table:style-name="co4" table:number-columns-repeated="5" table:default-cell-style-name="ce25"/>
        <table:table-column table:style-name="co3" table:number-columns-repeated="2" table:default-cell-style-name="ce25"/>
        <table:table-column table:style-name="co4" table:number-columns-repeated="2" table:default-cell-style-name="ce25"/>
        <table:table-column table:style-name="co3" table:default-cell-style-name="ce25"/>
        <table:table-column table:style-name="co4" table:number-columns-repeated="5" table:default-cell-style-name="ce25"/>
        <table:table-column table:style-name="co3" table:default-cell-style-name="ce25"/>
        <table:table-column table:style-name="co4" table:number-columns-repeated="22" table:default-cell-style-name="ce25"/>
        <table:table-column table:style-name="co11" table:default-cell-style-name="ce25"/>
        <table:table-column table:style-name="co4" table:number-columns-repeated="6" table:default-cell-style-name="ce25"/>
        <table:table-column table:style-name="co11" table:default-cell-style-name="ce25"/>
        <table:table-column table:style-name="co4" table:number-columns-repeated="7" table:default-cell-style-name="ce25"/>
        <table:table-column table:style-name="co11" table:default-cell-style-name="ce25"/>
        <table:table-column table:style-name="co4" table:number-columns-repeated="6" table:default-cell-style-name="ce25"/>
        <table:table-column table:style-name="co11" table:default-cell-style-name="ce25"/>
        <table:table-column table:style-name="co4" table:number-columns-repeated="14" table:default-cell-style-name="ce25"/>
        <table:table-column table:style-name="co3" table:default-cell-style-name="ce25"/>
        <table:table-column table:style-name="co4" table:number-columns-repeated="5" table:default-cell-style-name="ce25"/>
        <table:table-column table:style-name="co9" table:default-cell-style-name="ce25"/>
        <table:table-column table:style-name="co4" table:number-columns-repeated="6" table:default-cell-style-name="ce25"/>
        <table:table-column table:style-name="co9" table:number-columns-repeated="4" table:default-cell-style-name="ce25"/>
        <table:table-column table:style-name="co3" table:default-cell-style-name="ce25"/>
        <table:table-column table:style-name="co9" table:default-cell-style-name="ce25"/>
        <table:table-column table:style-name="co12" table:default-cell-style-name="ce25"/>
        <table:table-column table:style-name="co9" table:default-cell-style-name="ce25"/>
        <table:table-column table:style-name="co12" table:default-cell-style-name="ce25"/>
        <table:table-column table:style-name="co9" table:default-cell-style-name="ce25"/>
        <table:table-column table:style-name="co12" table:default-cell-style-name="ce25"/>
        <table:table-column table:style-name="co4" table:number-columns-repeated="3" table:default-cell-style-name="ce25"/>
        <table:table-column table:style-name="co9" table:number-columns-repeated="8" table:default-cell-style-name="ce25"/>
        <table:table-column table:style-name="co12" table:default-cell-style-name="ce25"/>
        <table:table-column table:style-name="co9" table:default-cell-style-name="ce25"/>
        <table:table-column table:style-name="co12" table:default-cell-style-name="ce25"/>
        <table:table-column table:style-name="co9" table:default-cell-style-name="ce25"/>
        <table:table-column table:style-name="co12" table:default-cell-style-name="ce25"/>
        <table:table-column table:style-name="co9" table:default-cell-style-name="ce25"/>
        <table:table-column table:style-name="co12" table:default-cell-style-name="ce25"/>
        <table:table-column table:style-name="co9" table:default-cell-style-name="ce25"/>
        <table:table-column table:style-name="co12" table:default-cell-style-name="ce25"/>
        <table:table-column table:style-name="co9" table:default-cell-style-name="ce25"/>
        <table:table-column table:style-name="co12" table:default-cell-style-name="ce25"/>
        <table:table-column table:style-name="co9" table:default-cell-style-name="ce25"/>
        <table:table-column table:style-name="co12" table:default-cell-style-name="ce25"/>
        <table:table-column table:style-name="co13" table:default-cell-style-name="ce25"/>
        <table:table-column table:style-name="co10" table:default-cell-style-name="ce25"/>
        <table:table-column table:style-name="co6" table:default-cell-style-name="ce25"/>
        <table:table-column table:style-name="co7" table:number-columns-repeated="895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7269" calcext:value-type="float">
            <text:p>7269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0.7269" calcext:value-type="float">
            <text:p>0,7269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000" calcext:value-type="float">
            <text:p>1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28"/>
          <table:table-cell table:number-columns-repeated="995"/>
        </table:table-row>
        <table:table-row table:style-name="ro1">
          <table:table-cell table:style-name="ce20"/>
          <table:table-cell table:style-name="ce7" office:value-type="string" calcext:value-type="string">
            <text:p>NAMELAST</text:p>
          </table:table-cell>
          <table:table-cell table:style-name="ce7" office:value-type="string" calcext:value-type="string">
            <text:p>NAMEFIRST</text:p>
          </table:table-cell>
          <table:table-cell table:style-name="ce7" office:value-type="string" calcext:value-type="string">
            <text:p>NAMEMID</text:p>
          </table:table-cell>
          <table:table-cell table:style-name="ce7" office:value-type="string" calcext:value-type="string">
            <text:p>UIN</text:p>
          </table:table-cell>
          <table:table-cell table:style-name="ce7" office:value-type="string" calcext:value-type="string">
            <text:p>BDGNBR</text:p>
          </table:table-cell>
          <table:table-cell table:style-name="ce7" office:value-type="string" calcext:value-type="string">
            <text:p>TYPE_OF_ACCESS</text:p>
          </table:table-cell>
          <table:table-cell table:style-name="ce7" office:value-type="string" calcext:value-type="string">
            <text:p>TOA</text:p>
          </table:table-cell>
          <table:table-cell table:style-name="ce7" office:value-type="string" calcext:value-type="string">
            <text:p>POA</text:p>
          </table:table-cell>
          <table:table-cell table:style-name="ce7" office:value-type="string" calcext:value-type="string">
            <text:p>TOD</text:p>
          </table:table-cell>
          <table:table-cell table:style-name="ce7" office:value-type="string" calcext:value-type="string">
            <text:p>POD</text:p>
          </table:table-cell>
          <table:table-cell table:style-name="ce7" office:value-type="string" calcext:value-type="string">
            <text:p>APPT_MADE_DATE</text:p>
          </table:table-cell>
          <table:table-cell table:style-name="ce7" office:value-type="string" calcext:value-type="string">
            <text:p>APPT_START_DATE</text:p>
          </table:table-cell>
          <table:table-cell table:style-name="ce7" office:value-type="string" calcext:value-type="string">
            <text:p>APPT_END_DATE</text:p>
          </table:table-cell>
          <table:table-cell table:style-name="ce7" office:value-type="string" calcext:value-type="string">
            <text:p>APPT_CANCEL_DATE</text:p>
          </table:table-cell>
          <table:table-cell table:style-name="ce7" office:value-type="string" calcext:value-type="string">
            <text:p>TOTAL_PEOPLE</text:p>
          </table:table-cell>
          <table:table-cell table:style-name="ce7" office:value-type="string" calcext:value-type="string">
            <text:p>LAST_UPDATEDBY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LAST_ENTRY_DATE</text:p>
          </table:table-cell>
          <table:table-cell table:style-name="ce7" office:value-type="string" calcext:value-type="string">
            <text:p>TERMINAL_SUFFIX</text:p>
          </table:table-cell>
          <table:table-cell table:style-name="ce7" office:value-type="string" calcext:value-type="string">
            <text:p>VISITEE_NAMELAST</text:p>
          </table:table-cell>
          <table:table-cell table:style-name="ce7" office:value-type="string" calcext:value-type="string">
            <text:p>VISITEE_NAMEFIRST</text:p>
          </table:table-cell>
          <table:table-cell table:style-name="ce7" office:value-type="string" calcext:value-type="string">
            <text:p>MEETING_LOC</text:p>
          </table:table-cell>
          <table:table-cell table:style-name="ce7" office:value-type="string" calcext:value-type="string">
            <text:p>MEETING_ROOM</text:p>
          </table:table-cell>
          <table:table-cell table:style-name="ce7" office:value-type="string" calcext:value-type="string">
            <text:p>CALLER_NAME_LAST</text:p>
          </table:table-cell>
          <table:table-cell table:style-name="ce7" office:value-type="string" calcext:value-type="string">
            <text:p>CALLER_NAME_FIRST</text:p>
          </table:table-cell>
          <table:table-cell table:style-name="ce7" office:value-type="string" calcext:value-type="string">
            <text:p>CALLER_ROOM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RELEASE_DATE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7" table:number-columns-repeated="28"/>
          <table:table-cell table:number-columns-repeated="995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office:value-type="float" office:value="4.26432660384377" calcext:value-type="float">
            <text:p>4,26432660384377</text:p>
          </table:table-cell>
          <table:table-cell office:value-type="float" office:value="4.12162700388231" calcext:value-type="float">
            <text:p>4,12162700388231</text:p>
          </table:table-cell>
          <table:table-cell office:value-type="float" office:value="4.12087554113209" calcext:value-type="float">
            <text:p>4,12087554113209</text:p>
          </table:table-cell>
          <table:table-cell office:value-type="float" office:value="3.51490539773125" calcext:value-type="float">
            <text:p>3,51490539773125</text:p>
          </table:table-cell>
          <table:table-cell office:value-type="string" calcext:value-type="string">
            <text:p>-</text:p>
          </table:table-cell>
          <table:table-cell office:value-type="float" office:value="1.06847601806938" calcext:value-type="float">
            <text:p>1,06847601806938</text:p>
          </table:table-cell>
          <table:table-cell office:value-type="string" calcext:value-type="string">
            <text:p>-</text:p>
          </table:table-cell>
          <table:table-cell office:value-type="float" office:value="2.83706995762159" calcext:value-type="float">
            <text:p>2,83706995762159</text:p>
          </table:table-cell>
          <table:table-cell office:value-type="string" calcext:value-type="string">
            <text:p>-</text:p>
          </table:table-cell>
          <table:table-cell office:value-type="float" office:value="3.05073582403335" calcext:value-type="float">
            <text:p>3,050735824033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94011055865608" calcext:value-type="float">
            <text:p>3,94011055865608</text:p>
          </table:table-cell>
          <table:table-cell office:value-type="float" office:value="1.58496250072116" calcext:value-type="float">
            <text:p>1,58496250072116</text:p>
          </table:table-cell>
          <table:table-cell office:value-type="string" calcext:value-type="string">
            <text:p>-</text:p>
          </table:table-cell>
          <table:table-cell office:value-type="float" office:value="3.94011055865608" calcext:value-type="float">
            <text:p>3,94011055865608</text:p>
          </table:table-cell>
          <table:table-cell office:value-type="float" office:value="3.44644380726623" calcext:value-type="float">
            <text:p>3,44644380726623</text:p>
          </table:table-cell>
          <table:table-cell office:value-type="float" office:value="3.25298176956252" calcext:value-type="float">
            <text:p>3,25298176956252</text:p>
          </table:table-cell>
          <table:table-cell office:value-type="float" office:value="2.12404978878329" calcext:value-type="float">
            <text:p>2,12404978878329</text:p>
          </table:table-cell>
          <table:table-cell office:value-type="float" office:value="3.56640053111943" calcext:value-type="float">
            <text:p>3,56640053111943</text:p>
          </table:table-cell>
          <table:table-cell office:value-type="float" office:value="3.42694144435888" calcext:value-type="float">
            <text:p>3,42694144435888</text:p>
          </table:table-cell>
          <table:table-cell office:value-type="float" office:value="3.34312016591152" calcext:value-type="float">
            <text:p>3,34312016591152</text:p>
          </table:table-cell>
          <table:table-cell office:value-type="float" office:value="3.52370453318156" calcext:value-type="float">
            <text:p>3,52370453318156</text:p>
          </table:table-cell>
          <table:table-cell office:value-type="float" office:value="4.14037345041055" calcext:value-type="float">
            <text:p>4,14037345041055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office:value-type="float" office:value="0.00014807681459574" calcext:value-type="float">
            <text:p>0,000148076814596</text:p>
          </table:table-cell>
          <table:table-cell office:value-type="float" office:value="0.000135026879417974" calcext:value-type="float">
            <text:p>0,000135026879418</text:p>
          </table:table-cell>
          <table:table-cell table:style-name="ce10" office:value-type="float" office:value="0.000026391122647309" calcext:value-type="float">
            <text:p>2,64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986082541906" calcext:value-type="float">
            <text:p>0,013198608254191</text:p>
          </table:table-cell>
          <table:table-cell table:style-name="ce10" office:value-type="float" office:value="0.00000302196971986341" calcext:value-type="float">
            <text:p>3,02E-06</text:p>
          </table:table-cell>
          <table:table-cell office:value-type="float" office:value="0.107039330971253" calcext:value-type="float">
            <text:p>0,107039330971253</text:p>
          </table:table-cell>
          <table:table-cell office:value-type="float" office:value="0" calcext:value-type="float">
            <text:p>0</text:p>
          </table:table-cell>
          <table:table-cell office:value-type="float" office:value="0.0123310914406035" calcext:value-type="float">
            <text:p>0,012331091440604</text:p>
          </table:table-cell>
          <table:table-cell office:value-type="float" office:value="0.230948890600542" calcext:value-type="float">
            <text:p>0,230948890600542</text:p>
          </table:table-cell>
          <table:table-cell office:value-type="float" office:value="1.56846456615044" calcext:value-type="float">
            <text:p>1,56846456615044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office:value-type="float" office:value="0.0127341054505624" calcext:value-type="float">
            <text:p>0,012734105450562</text:p>
          </table:table-cell>
          <table:table-cell office:value-type="float" office:value="0.0124564004730694" calcext:value-type="float">
            <text:p>0,012456400473069</text:p>
          </table:table-cell>
          <table:table-cell office:value-type="float" office:value="0.00543095425451651" calcext:value-type="float">
            <text:p>0,005430954254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124515308996" calcext:value-type="float">
            <text:p>0,114124515308996</text:p>
          </table:table-cell>
          <table:table-cell office:value-type="float" office:value="0.00173837872384358" calcext:value-type="float">
            <text:p>0,001738378723844</text:p>
          </table:table-cell>
          <table:table-cell office:value-type="float" office:value="0.310360381985753" calcext:value-type="float">
            <text:p>0,310360381985753</text:p>
          </table:table-cell>
          <table:table-cell office:value-type="float" office:value="0" calcext:value-type="float">
            <text:p>0</text:p>
          </table:table-cell>
          <table:table-cell office:value-type="float" office:value="0.110358668098979" calcext:value-type="float">
            <text:p>0,110358668098979</text:p>
          </table:table-cell>
          <table:table-cell office:value-type="float" office:value="0.421439794669372" calcext:value-type="float">
            <text:p>0,421439794669372</text:p>
          </table:table-cell>
          <table:table-cell office:value-type="float" office:value="1.4483627996586" calcext:value-type="float">
            <text:p>1,448362799658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office:value-type="float" office:value="0.000162157441626042" calcext:value-type="float">
            <text:p>0,000162157441626</text:p>
          </table:table-cell>
          <table:table-cell office:value-type="float" office:value="0.000155161912745483" calcext:value-type="float">
            <text:p>0,000155161912745</text:p>
          </table:table-cell>
          <table:table-cell table:style-name="ce10" office:value-type="float" office:value="0.000029495264114651" calcext:value-type="float">
            <text:p>2,95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244049945132" calcext:value-type="float">
            <text:p>0,013024404994513</text:p>
          </table:table-cell>
          <table:table-cell table:style-name="ce10" office:value-type="float" office:value="0.00000302196058751204" calcext:value-type="float">
            <text:p>3,02E-06</text:p>
          </table:table-cell>
          <table:table-cell office:value-type="float" office:value="0.0963235667063426" calcext:value-type="float">
            <text:p>0,096323566706343</text:p>
          </table:table-cell>
          <table:table-cell office:value-type="float" office:value="0" calcext:value-type="float">
            <text:p>0</text:p>
          </table:table-cell>
          <table:table-cell office:value-type="float" office:value="0.0121790356245806" calcext:value-type="float">
            <text:p>0,012179035624581</text:p>
          </table:table-cell>
          <table:table-cell office:value-type="float" office:value="0.177611500530963" calcext:value-type="float">
            <text:p>0,177611500530963</text:p>
          </table:table-cell>
          <table:table-cell office:value-type="float" office:value="2.0977547994349" calcext:value-type="float">
            <text:p>2,0977547994349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office:value-type="float" office:value="139881" calcext:value-type="float">
            <text:p>139881</text:p>
          </table:table-cell>
          <table:table-cell office:value-type="float" office:value="61028" calcext:value-type="float">
            <text:p>61028</text:p>
          </table:table-cell>
          <table:table-cell office:value-type="float" office:value="184" calcext:value-type="float">
            <text:p>184</text:p>
          </table:table-cell>
          <table:table-cell office:value-type="float" office:value="78596" calcext:value-type="float">
            <text:p>78596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19" calcext:value-type="float">
            <text:p>119</text:p>
          </table:table-cell>
          <table:table-cell office:value-type="float" office:value="3224" calcext:value-type="float">
            <text:p>3224</text:p>
          </table:table-cell>
          <table:table-cell office:value-type="float" office:value="1557" calcext:value-type="float">
            <text:p>1557</text:p>
          </table:table-cell>
          <table:table-cell office:value-type="float" office:value="7" calcext:value-type="float">
            <text:p>7</text:p>
          </table:table-cell>
          <table:table-cell office:value-type="float" office:value="1272" calcext:value-type="float">
            <text:p>1272</text:p>
          </table:table-cell>
          <table:table-cell office:value-type="float" office:value="1472" calcext:value-type="float">
            <text:p>1472</text:p>
          </table:table-cell>
          <table:table-cell office:value-type="float" office:value="869" calcext:value-type="float">
            <text:p>869</text:p>
          </table:table-cell>
          <table:table-cell office:value-type="float" office:value="262" calcext:value-type="float">
            <text:p>26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office:value-type="float" office:value="139806" calcext:value-type="float">
            <text:p>139806</text:p>
          </table:table-cell>
          <table:table-cell office:value-type="float" office:value="60945" calcext:value-type="float">
            <text:p>60945</text:p>
          </table:table-cell>
          <table:table-cell office:value-type="float" office:value="176" calcext:value-type="float">
            <text:p>176</text:p>
          </table:table-cell>
          <table:table-cell office:value-type="float" office:value="78596" calcext:value-type="float">
            <text:p>78596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19" calcext:value-type="float">
            <text:p>119</text:p>
          </table:table-cell>
          <table:table-cell office:value-type="float" office:value="3224" calcext:value-type="float">
            <text:p>3224</text:p>
          </table:table-cell>
          <table:table-cell office:value-type="float" office:value="1557" calcext:value-type="float">
            <text:p>1557</text:p>
          </table:table-cell>
          <table:table-cell office:value-type="float" office:value="7" calcext:value-type="float">
            <text:p>7</text:p>
          </table:table-cell>
          <table:table-cell office:value-type="float" office:value="1189" calcext:value-type="float">
            <text:p>1189</text:p>
          </table:table-cell>
          <table:table-cell office:value-type="float" office:value="1472" calcext:value-type="float">
            <text:p>1472</text:p>
          </table:table-cell>
          <table:table-cell office:value-type="float" office:value="868" calcext:value-type="float">
            <text:p>868</text:p>
          </table:table-cell>
          <table:table-cell office:value-type="float" office:value="272" calcext:value-type="float">
            <text:p>272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992728" calcext:value-type="float">
            <text:p>992728</text:p>
          </table:table-cell>
          <table:table-cell office:value-type="float" office:value="992395" calcext:value-type="float">
            <text:p>992395</text:p>
          </table:table-cell>
          <table:table-cell office:value-type="float" office:value="644156" calcext:value-type="float">
            <text:p>644156</text:p>
          </table:table-cell>
          <table:table-cell office:value-type="float" office:value="986991" calcext:value-type="float">
            <text:p>986991</text:p>
          </table:table-cell>
          <table:table-cell office:value-type="string" calcext:value-type="string">
            <text:p>-</text:p>
          </table:table-cell>
          <table:table-cell office:value-type="float" office:value="986996" calcext:value-type="float">
            <text:p>986996</text:p>
          </table:table-cell>
          <table:table-cell office:value-type="string" calcext:value-type="string">
            <text:p>-</text:p>
          </table:table-cell>
          <table:table-cell office:value-type="float" office:value="181072" calcext:value-type="float">
            <text:p>181072</text:p>
          </table:table-cell>
          <table:table-cell office:value-type="string" calcext:value-type="string">
            <text:p>-</text:p>
          </table:table-cell>
          <table:table-cell office:value-type="float" office:value="117584" calcext:value-type="float">
            <text:p>117584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986991" calcext:value-type="float">
            <text:p>986991</text:p>
          </table:table-cell>
          <table:table-cell office:value-type="string" calcext:value-type="string">
            <text:p>-</text:p>
          </table:table-cell>
          <table:table-cell office:value-type="float" office:value="986991" calcext:value-type="float">
            <text:p>986991</text:p>
          </table:table-cell>
          <table:table-cell office:value-type="float" office:value="986931" calcext:value-type="float">
            <text:p>986931</text:p>
          </table:table-cell>
          <table:table-cell office:value-type="float" office:value="913960" calcext:value-type="float">
            <text:p>913960</text:p>
          </table:table-cell>
          <table:table-cell office:value-type="float" office:value="992730" calcext:value-type="float">
            <text:p>992730</text:p>
          </table:table-cell>
          <table:table-cell office:value-type="float" office:value="986983" calcext:value-type="float">
            <text:p>986983</text:p>
          </table:table-cell>
          <table:table-cell office:value-type="float" office:value="986641" calcext:value-type="float">
            <text:p>986641</text:p>
          </table:table-cell>
          <table:table-cell office:value-type="float" office:value="978340" calcext:value-type="float">
            <text:p>978340</text:p>
          </table:table-cell>
          <table:table-cell office:value-type="float" office:value="40247" calcext:value-type="float">
            <text:p>40247</text:p>
          </table:table-cell>
          <table:table-cell office:value-type="float" office:value="808944" calcext:value-type="float">
            <text:p>808944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  <table:table-cell office:value-type="float" office:value="348575" calcext:value-type="float">
            <text:p>348575</text:p>
          </table:table-cell>
          <table:table-cell office:value-type="float" office:value="5740" calcext:value-type="float">
            <text:p>5740</text:p>
          </table:table-cell>
          <table:table-cell office:value-type="string" calcext:value-type="string">
            <text:p>-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-</text:p>
          </table:table-cell>
          <table:table-cell office:value-type="float" office:value="811659" calcext:value-type="float">
            <text:p>811659</text:p>
          </table:table-cell>
          <table:table-cell office:value-type="string" calcext:value-type="string">
            <text:p>-</text:p>
          </table:table-cell>
          <table:table-cell office:value-type="float" office:value="875147" calcext:value-type="float">
            <text:p>875147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5740" calcext:value-type="float">
            <text:p>5740</text:p>
          </table:table-cell>
          <table:table-cell office:value-type="string" calcext:value-type="string">
            <text:p>-</text:p>
          </table:table-cell>
          <table:table-cell office:value-type="float" office:value="5740" calcext:value-type="float">
            <text:p>5740</text:p>
          </table:table-cell>
          <table:table-cell office:value-type="float" office:value="5800" calcext:value-type="float">
            <text:p>5800</text:p>
          </table:table-cell>
          <table:table-cell office:value-type="float" office:value="78771" calcext:value-type="float">
            <text:p>78771</text:p>
          </table:table-cell>
          <table:table-cell office:value-type="float" office:value="1" calcext:value-type="float">
            <text:p>1</text:p>
          </table:table-cell>
          <table:table-cell office:value-type="float" office:value="5748" calcext:value-type="float">
            <text:p>5748</text:p>
          </table:table-cell>
          <table:table-cell office:value-type="float" office:value="6090" calcext:value-type="float">
            <text:p>6090</text:p>
          </table:table-cell>
          <table:table-cell office:value-type="float" office:value="14391" calcext:value-type="float">
            <text:p>14391</text:p>
          </table:table-cell>
          <table:table-cell office:value-type="float" office:value="952484" calcext:value-type="float">
            <text:p>952484</text:p>
          </table:table-cell>
          <table:table-cell office:value-type="float" office:value="183787" calcext:value-type="float">
            <text:p>183787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office:value-type="float" office:value="6.57582137302464" calcext:value-type="float">
            <text:p>6,57582137302464</text:p>
          </table:table-cell>
          <table:table-cell office:value-type="float" office:value="5.98405070561621" calcext:value-type="float">
            <text:p>5,98405070561621</text:p>
          </table:table-cell>
          <table:table-cell office:value-type="float" office:value="1.00130558436155" calcext:value-type="float">
            <text:p>1,00130558436155</text:p>
          </table:table-cell>
          <table:table-cell office:value-type="float" office:value="5.99999290773675" calcext:value-type="float">
            <text:p>5,9999929077367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.85703477069895" calcext:value-type="float">
            <text:p>4,85703477069895</text:p>
          </table:table-cell>
          <table:table-cell office:value-type="string" calcext:value-type="string">
            <text:p>-</text:p>
          </table:table-cell>
          <table:table-cell office:value-type="float" office:value="3.07728942713294" calcext:value-type="float">
            <text:p>3,0772894271329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.07956989901016" calcext:value-type="float">
            <text:p>6,07956989901016</text:p>
          </table:table-cell>
          <table:table-cell office:value-type="float" office:value="7.4160926079916" calcext:value-type="float">
            <text:p>7,4160926079916</text:p>
          </table:table-cell>
          <table:table-cell office:value-type="float" office:value="2.32891622092613" calcext:value-type="float">
            <text:p>2,32891622092613</text:p>
          </table:table-cell>
          <table:table-cell office:value-type="float" office:value="7.37004690050386" calcext:value-type="float">
            <text:p>7,37004690050386</text:p>
          </table:table-cell>
          <table:table-cell office:value-type="float" office:value="6.18738832057456" calcext:value-type="float">
            <text:p>6,18738832057456</text:p>
          </table:table-cell>
          <table:table-cell office:value-type="float" office:value="7.35252264039087" calcext:value-type="float">
            <text:p>7,35252264039087</text:p>
          </table:table-cell>
          <table:table-cell office:value-type="float" office:value="8.52590255174299" calcext:value-type="float">
            <text:p>8,52590255174299</text:p>
          </table:table-cell>
          <table:table-cell office:value-type="float" office:value="13.3075120156649" calcext:value-type="float">
            <text:p>13,3075120156649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office:value-type="float" office:value="1.94512793983867" calcext:value-type="float">
            <text:p>1,94512793983867</text:p>
          </table:table-cell>
          <table:table-cell office:value-type="float" office:value="1.56460748063814" calcext:value-type="float">
            <text:p>1,56460748063814</text:p>
          </table:table-cell>
          <table:table-cell office:value-type="float" office:value="0.080090218445868" calcext:value-type="float">
            <text:p>0,080090218445868</text:p>
          </table:table-cell>
          <table:table-cell office:value-type="float" office:value="0.0026631209045887" calcext:value-type="float">
            <text:p>0,00266312090458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5719033255044" calcext:value-type="float">
            <text:p>0,35719033255044</text:p>
          </table:table-cell>
          <table:table-cell office:value-type="string" calcext:value-type="string">
            <text:p>-</text:p>
          </table:table-cell>
          <table:table-cell office:value-type="float" office:value="1.18213009844633" calcext:value-type="float">
            <text:p>1,18213009844633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04446660307901" calcext:value-type="float">
            <text:p>1,04446660307901</text:p>
          </table:table-cell>
          <table:table-cell office:value-type="float" office:value="1.31111561183338" calcext:value-type="float">
            <text:p>1,31111561183338</text:p>
          </table:table-cell>
          <table:table-cell office:value-type="float" office:value="0.737435514430972" calcext:value-type="float">
            <text:p>0,737435514430972</text:p>
          </table:table-cell>
          <table:table-cell office:value-type="float" office:value="2.80851178776771" calcext:value-type="float">
            <text:p>2,80851178776771</text:p>
          </table:table-cell>
          <table:table-cell office:value-type="float" office:value="1.0402517975188" calcext:value-type="float">
            <text:p>1,0402517975188</text:p>
          </table:table-cell>
          <table:table-cell office:value-type="float" office:value="1.31459595480545" calcext:value-type="float">
            <text:p>1,31459595480545</text:p>
          </table:table-cell>
          <table:table-cell office:value-type="float" office:value="2.03529828361371" calcext:value-type="float">
            <text:p>2,03529828361371</text:p>
          </table:table-cell>
          <table:table-cell office:value-type="float" office:value="8.74899703436789" calcext:value-type="float">
            <text:p>8,74899703436789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office:value-type="float" office:value="3.78352270234103" calcext:value-type="float">
            <text:p>3,78352270234103</text:p>
          </table:table-cell>
          <table:table-cell office:value-type="float" office:value="2.44799656846882" calcext:value-type="float">
            <text:p>2,44799656846882</text:p>
          </table:table-cell>
          <table:table-cell office:value-type="float" office:value="0.00641444309070686" calcext:value-type="float">
            <text:p>0,006414443090707</text:p>
          </table:table-cell>
          <table:table-cell table:style-name="ce10" office:value-type="float" office:value="0.00000709221295245736" calcext:value-type="float">
            <text:p>7,09E-0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27584933667494" calcext:value-type="float">
            <text:p>0,127584933667494</text:p>
          </table:table-cell>
          <table:table-cell office:value-type="string" calcext:value-type="string">
            <text:p>-</text:p>
          </table:table-cell>
          <table:table-cell office:value-type="float" office:value="1.39743156965274" calcext:value-type="float">
            <text:p>1,39743156965274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0909104849474" calcext:value-type="float">
            <text:p>1,0909104849474</text:p>
          </table:table-cell>
          <table:table-cell office:value-type="float" office:value="1.71902414759321" calcext:value-type="float">
            <text:p>1,71902414759321</text:p>
          </table:table-cell>
          <table:table-cell office:value-type="float" office:value="0.543811137944073" calcext:value-type="float">
            <text:p>0,543811137944073</text:p>
          </table:table-cell>
          <table:table-cell office:value-type="float" office:value="7.88773846203018" calcext:value-type="float">
            <text:p>7,88773846203018</text:p>
          </table:table-cell>
          <table:table-cell office:value-type="float" office:value="1.0821238022411" calcext:value-type="float">
            <text:p>1,0821238022411</text:p>
          </table:table-cell>
          <table:table-cell office:value-type="float" office:value="1.72816252439086" calcext:value-type="float">
            <text:p>1,72816252439086</text:p>
          </table:table-cell>
          <table:table-cell office:value-type="float" office:value="4.14243910328093" calcext:value-type="float">
            <text:p>4,14243910328093</text:p>
          </table:table-cell>
          <table:table-cell office:value-type="float" office:value="76.5449491073782" calcext:value-type="float">
            <text:p>76,5449491073782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office:value-type="float" office:value="14.3036031460792" calcext:value-type="float">
            <text:p>14,3036031460792</text:p>
          </table:table-cell>
          <table:table-cell office:value-type="float" office:value="10.8778025068682" calcext:value-type="float">
            <text:p>10,8778025068682</text:p>
          </table:table-cell>
          <table:table-cell office:value-type="float" office:value="4.12435866563713" calcext:value-type="float">
            <text:p>4,12435866563713</text:p>
          </table:table-cell>
          <table:table-cell office:value-type="float" office:value="13.0025082731883" calcext:value-type="float">
            <text:p>13,0025082731883</text:p>
          </table:table-cell>
          <table:table-cell office:value-type="string" calcext:value-type="string">
            <text:p>-</text:p>
          </table:table-cell>
          <table:table-cell office:value-type="float" office:value="0.136779242252939" calcext:value-type="float">
            <text:p>0,136779242252939</text:p>
          </table:table-cell>
          <table:table-cell office:value-type="string" calcext:value-type="string">
            <text:p>-</text:p>
          </table:table-cell>
          <table:table-cell office:value-type="float" office:value="2.54024453468081" calcext:value-type="float">
            <text:p>2,54024453468081</text:p>
          </table:table-cell>
          <table:table-cell office:value-type="string" calcext:value-type="string">
            <text:p>-</text:p>
          </table:table-cell>
          <table:table-cell office:value-type="float" office:value="3.31297039281253" calcext:value-type="float">
            <text:p>3,3129703928125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1908857028883" calcext:value-type="float">
            <text:p>3,71908857028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.71908857028883" calcext:value-type="float">
            <text:p>3,71908857028883</text:p>
          </table:table-cell>
          <table:table-cell office:value-type="float" office:value="3.57448418905927" calcext:value-type="float">
            <text:p>3,57448418905927</text:p>
          </table:table-cell>
          <table:table-cell office:value-type="float" office:value="3.04341924108053" calcext:value-type="float">
            <text:p>3,04341924108053</text:p>
          </table:table-cell>
          <table:table-cell office:value-type="float" office:value="0.809534789525361" calcext:value-type="float">
            <text:p>0,809534789525361</text:p>
          </table:table-cell>
          <table:table-cell office:value-type="float" office:value="3.12653631060794" calcext:value-type="float">
            <text:p>3,12653631060794</text:p>
          </table:table-cell>
          <table:table-cell office:value-type="float" office:value="3.18744852721537" calcext:value-type="float">
            <text:p>3,18744852721537</text:p>
          </table:table-cell>
          <table:table-cell office:value-type="float" office:value="3.09297224925871" calcext:value-type="float">
            <text:p>3,09297224925871</text:p>
          </table:table-cell>
          <table:table-cell office:value-type="float" office:value="2.17462490271533" calcext:value-type="float">
            <text:p>2,17462490271533</text:p>
          </table:table-cell>
          <table:table-cell office:value-type="float" office:value="6.44195340582008" calcext:value-type="float">
            <text:p>6,44195340582008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office:value-type="float" office:value="14.3029888195653" calcext:value-type="float">
            <text:p>14,3029888195653</text:p>
          </table:table-cell>
          <table:table-cell office:value-type="float" office:value="10.8772364720851" calcext:value-type="float">
            <text:p>10,8772364720851</text:p>
          </table:table-cell>
          <table:table-cell office:value-type="float" office:value="4.12445535492259" calcext:value-type="float">
            <text:p>4,12445535492259</text:p>
          </table:table-cell>
          <table:table-cell office:value-type="float" office:value="13.0025082731883" calcext:value-type="float">
            <text:p>13,0025082731883</text:p>
          </table:table-cell>
          <table:table-cell office:value-type="string" calcext:value-type="string">
            <text:p>-</text:p>
          </table:table-cell>
          <table:table-cell office:value-type="float" office:value="0.136779242252939" calcext:value-type="float">
            <text:p>0,136779242252939</text:p>
          </table:table-cell>
          <table:table-cell office:value-type="string" calcext:value-type="string">
            <text:p>-</text:p>
          </table:table-cell>
          <table:table-cell office:value-type="float" office:value="2.54024453468081" calcext:value-type="float">
            <text:p>2,54024453468081</text:p>
          </table:table-cell>
          <table:table-cell office:value-type="string" calcext:value-type="string">
            <text:p>-</text:p>
          </table:table-cell>
          <table:table-cell office:value-type="float" office:value="3.31297039281253" calcext:value-type="float">
            <text:p>3,3129703928125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1908857028883" calcext:value-type="float">
            <text:p>3,71908857028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.71908857028883" calcext:value-type="float">
            <text:p>3,71908857028883</text:p>
          </table:table-cell>
          <table:table-cell office:value-type="float" office:value="3.57448418905927" calcext:value-type="float">
            <text:p>3,57448418905927</text:p>
          </table:table-cell>
          <table:table-cell office:value-type="float" office:value="3.0096337402857" calcext:value-type="float">
            <text:p>3,0096337402857</text:p>
          </table:table-cell>
          <table:table-cell office:value-type="float" office:value="0.809554814730137" calcext:value-type="float">
            <text:p>0,809554814730137</text:p>
          </table:table-cell>
          <table:table-cell office:value-type="float" office:value="3.53206525822512" calcext:value-type="float">
            <text:p>3,53206525822512</text:p>
          </table:table-cell>
          <table:table-cell office:value-type="float" office:value="3.18744852721537" calcext:value-type="float">
            <text:p>3,18744852721537</text:p>
          </table:table-cell>
          <table:table-cell office:value-type="float" office:value="3.06164617608546" calcext:value-type="float">
            <text:p>3,06164617608546</text:p>
          </table:table-cell>
          <table:table-cell office:value-type="float" office:value="2.75512023085992" calcext:value-type="float">
            <text:p>2,75512023085992</text:p>
          </table:table-cell>
          <table:table-cell office:value-type="float" office:value="5.49825094920207" calcext:value-type="float">
            <text:p>5,49825094920207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office:value-type="float" office:value="6.57582137302464" calcext:value-type="float">
            <text:p>6,57582137302464</text:p>
          </table:table-cell>
          <table:table-cell office:value-type="float" office:value="5.98405070561621" calcext:value-type="float">
            <text:p>5,98405070561621</text:p>
          </table:table-cell>
          <table:table-cell office:value-type="float" office:value="1.00130558436155" calcext:value-type="float">
            <text:p>1,00130558436155</text:p>
          </table:table-cell>
          <table:table-cell office:value-type="float" office:value="5.99999290773675" calcext:value-type="float">
            <text:p>5,9999929077367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.85703477069895" calcext:value-type="float">
            <text:p>4,85703477069895</text:p>
          </table:table-cell>
          <table:table-cell office:value-type="string" calcext:value-type="string">
            <text:p>-</text:p>
          </table:table-cell>
          <table:table-cell office:value-type="float" office:value="3.07728942713294" calcext:value-type="float">
            <text:p>3,0772894271329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.07956989901016" calcext:value-type="float">
            <text:p>6,07956989901016</text:p>
          </table:table-cell>
          <table:table-cell office:value-type="float" office:value="7.4160926079916" calcext:value-type="float">
            <text:p>7,4160926079916</text:p>
          </table:table-cell>
          <table:table-cell office:value-type="float" office:value="2.32891622092613" calcext:value-type="float">
            <text:p>2,32891622092613</text:p>
          </table:table-cell>
          <table:table-cell office:value-type="float" office:value="7.37004690050386" calcext:value-type="float">
            <text:p>7,37004690050386</text:p>
          </table:table-cell>
          <table:table-cell office:value-type="float" office:value="6.18738832057456" calcext:value-type="float">
            <text:p>6,18738832057456</text:p>
          </table:table-cell>
          <table:table-cell office:value-type="float" office:value="7.35252264039087" calcext:value-type="float">
            <text:p>7,35252264039087</text:p>
          </table:table-cell>
          <table:table-cell office:value-type="float" office:value="8.52590255174299" calcext:value-type="float">
            <text:p>8,52590255174299</text:p>
          </table:table-cell>
          <table:table-cell office:value-type="float" office:value="13.3075120156649" calcext:value-type="float">
            <text:p>13,3075120156649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office:value-type="float" office:value="1.94512793983867" calcext:value-type="float">
            <text:p>1,94512793983867</text:p>
          </table:table-cell>
          <table:table-cell office:value-type="float" office:value="1.56460748063814" calcext:value-type="float">
            <text:p>1,56460748063814</text:p>
          </table:table-cell>
          <table:table-cell office:value-type="float" office:value="0.080090218445868" calcext:value-type="float">
            <text:p>0,080090218445868</text:p>
          </table:table-cell>
          <table:table-cell office:value-type="float" office:value="0.0026631209045887" calcext:value-type="float">
            <text:p>0,00266312090458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5719033255044" calcext:value-type="float">
            <text:p>0,35719033255044</text:p>
          </table:table-cell>
          <table:table-cell office:value-type="string" calcext:value-type="string">
            <text:p>-</text:p>
          </table:table-cell>
          <table:table-cell office:value-type="float" office:value="1.18213009844633" calcext:value-type="float">
            <text:p>1,18213009844633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04446660307901" calcext:value-type="float">
            <text:p>1,04446660307901</text:p>
          </table:table-cell>
          <table:table-cell office:value-type="float" office:value="1.31111561183338" calcext:value-type="float">
            <text:p>1,31111561183338</text:p>
          </table:table-cell>
          <table:table-cell office:value-type="float" office:value="0.737435514430972" calcext:value-type="float">
            <text:p>0,737435514430972</text:p>
          </table:table-cell>
          <table:table-cell office:value-type="float" office:value="2.80851178776771" calcext:value-type="float">
            <text:p>2,80851178776771</text:p>
          </table:table-cell>
          <table:table-cell office:value-type="float" office:value="1.0402517975188" calcext:value-type="float">
            <text:p>1,0402517975188</text:p>
          </table:table-cell>
          <table:table-cell office:value-type="float" office:value="1.31459595480545" calcext:value-type="float">
            <text:p>1,31459595480545</text:p>
          </table:table-cell>
          <table:table-cell office:value-type="float" office:value="2.03529828361371" calcext:value-type="float">
            <text:p>2,03529828361371</text:p>
          </table:table-cell>
          <table:table-cell office:value-type="float" office:value="8.74899703436789" calcext:value-type="float">
            <text:p>8,74899703436789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office:value-type="float" office:value="3.78352270234103" calcext:value-type="float">
            <text:p>3,78352270234103</text:p>
          </table:table-cell>
          <table:table-cell office:value-type="float" office:value="2.44799656846882" calcext:value-type="float">
            <text:p>2,44799656846882</text:p>
          </table:table-cell>
          <table:table-cell office:value-type="float" office:value="0.00641444309070686" calcext:value-type="float">
            <text:p>0,006414443090707</text:p>
          </table:table-cell>
          <table:table-cell table:style-name="ce10" office:value-type="float" office:value="0.00000709221295245736" calcext:value-type="float">
            <text:p>7,09E-0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27584933667494" calcext:value-type="float">
            <text:p>0,127584933667494</text:p>
          </table:table-cell>
          <table:table-cell office:value-type="string" calcext:value-type="string">
            <text:p>-</text:p>
          </table:table-cell>
          <table:table-cell office:value-type="float" office:value="1.39743156965274" calcext:value-type="float">
            <text:p>1,39743156965274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0909104849474" calcext:value-type="float">
            <text:p>1,0909104849474</text:p>
          </table:table-cell>
          <table:table-cell office:value-type="float" office:value="1.71902414759321" calcext:value-type="float">
            <text:p>1,71902414759321</text:p>
          </table:table-cell>
          <table:table-cell office:value-type="float" office:value="0.543811137944073" calcext:value-type="float">
            <text:p>0,543811137944073</text:p>
          </table:table-cell>
          <table:table-cell office:value-type="float" office:value="7.88773846203018" calcext:value-type="float">
            <text:p>7,88773846203018</text:p>
          </table:table-cell>
          <table:table-cell office:value-type="float" office:value="1.0821238022411" calcext:value-type="float">
            <text:p>1,0821238022411</text:p>
          </table:table-cell>
          <table:table-cell office:value-type="float" office:value="1.72816252439086" calcext:value-type="float">
            <text:p>1,72816252439086</text:p>
          </table:table-cell>
          <table:table-cell office:value-type="float" office:value="4.14243910328093" calcext:value-type="float">
            <text:p>4,14243910328093</text:p>
          </table:table-cell>
          <table:table-cell office:value-type="float" office:value="76.5449491073782" calcext:value-type="float">
            <text:p>76,5449491073782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7" table:number-columns-repeated="28"/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588" calcext:value-type="float">
            <text:p>3588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55" calcext:value-type="float">
            <text:p>555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1078" calcext:value-type="float">
            <text:p>181078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986996" calcext:value-type="float">
            <text:p>986996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11653" calcext:value-type="float">
            <text:p>811653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735" calcext:value-type="float">
            <text:p>5735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.83005834949904" calcext:value-type="float">
            <text:p>8,83005834949904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8.35231570120276" calcext:value-type="float">
            <text:p>8,35231570120276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6520.182037575" calcext:value-type="float">
            <text:p>56520,18203757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46.757696079822" calcext:value-type="float">
            <text:p>346,757696079822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0737" calcext:value-type="float">
            <text:p>110737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730" calcext:value-type="float">
            <text:p>5730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3448.3974529965" calcext:value-type="float">
            <text:p>33448,397452996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71.181376470398" calcext:value-type="float">
            <text:p>571,181376470398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18795292.17362" calcext:value-type="float">
            <text:p>1118795292,17362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26248.164826618" calcext:value-type="float">
            <text:p>326248,164826618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7" table:number-columns-repeated="28"/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5579" calcext:value-type="float">
            <text:p>85579</text:p>
          </table:table-cell>
          <table:table-cell office:value-type="string" calcext:value-type="string">
            <text:p>-</text:p>
          </table:table-cell>
          <table:table-cell office:value-type="float" office:value="57636" calcext:value-type="float">
            <text:p>57636</text:p>
          </table:table-cell>
          <table:table-cell office:value-type="string" calcext:value-type="string">
            <text:p>-</text:p>
          </table:table-cell>
          <table:table-cell office:value-type="float" office:value="87128" calcext:value-type="float">
            <text:p>87128</text:p>
          </table:table-cell>
          <table:table-cell office:value-type="float" office:value="26247" calcext:value-type="float">
            <text:p>26247</text:p>
          </table:table-cell>
          <table:table-cell office:value-type="float" office:value="813" calcext:value-type="float">
            <text:p>813</text:p>
          </table:table-cell>
          <table:table-cell office:value-type="float" office:value="719" calcext:value-type="float">
            <text:p>71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1024" calcext:value-type="float">
            <text:p>81024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81078" calcext:value-type="float">
            <text:p>181078</text:p>
          </table:table-cell>
          <table:table-cell office:value-type="string" calcext:value-type="string">
            <text:p>-</text:p>
          </table:table-cell>
          <table:table-cell office:value-type="float" office:value="117589" calcext:value-type="float">
            <text:p>117589</text:p>
          </table:table-cell>
          <table:table-cell office:value-type="string" calcext:value-type="string">
            <text:p>-</text:p>
          </table:table-cell>
          <table:table-cell office:value-type="float" office:value="986996" calcext:value-type="float">
            <text:p>986996</text:p>
          </table:table-cell>
          <table:table-cell office:value-type="float" office:value="992729" calcext:value-type="float">
            <text:p>992729</text:p>
          </table:table-cell>
          <table:table-cell office:value-type="float" office:value="987326" calcext:value-type="float">
            <text:p>987326</text:p>
          </table:table-cell>
          <table:table-cell office:value-type="float" office:value="11434" calcext:value-type="float">
            <text:p>1143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86991" calcext:value-type="float">
            <text:p>98699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992730" calcext:value-type="float">
            <text:p>99273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11653" calcext:value-type="float">
            <text:p>811653</text:p>
          </table:table-cell>
          <table:table-cell office:value-type="string" calcext:value-type="string">
            <text:p>-</text:p>
          </table:table-cell>
          <table:table-cell office:value-type="float" office:value="875142" calcext:value-type="float">
            <text:p>875142</text:p>
          </table:table-cell>
          <table:table-cell office:value-type="string" calcext:value-type="string">
            <text:p>-</text:p>
          </table:table-cell>
          <table:table-cell office:value-type="float" office:value="5735" calcext:value-type="float">
            <text:p>5735</text:p>
          </table:table-cell>
          <table:table-cell office:value-type="float" office:value="2" calcext:value-type="float">
            <text:p>2</text:p>
          </table:table-cell>
          <table:table-cell office:value-type="float" office:value="5405" calcext:value-type="float">
            <text:p>5405</text:p>
          </table:table-cell>
          <table:table-cell office:value-type="float" office:value="981297" calcext:value-type="float">
            <text:p>98129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740" calcext:value-type="float">
            <text:p>574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.36405731793362" calcext:value-type="float">
            <text:p>2,36405731793362</text:p>
          </table:table-cell>
          <table:table-cell office:value-type="string" calcext:value-type="string">
            <text:p>-</text:p>
          </table:table-cell>
          <table:table-cell office:value-type="float" office:value="2.68683004727099" calcext:value-type="float">
            <text:p>2,68683004727099</text:p>
          </table:table-cell>
          <table:table-cell office:value-type="string" calcext:value-type="string">
            <text:p>-</text:p>
          </table:table-cell>
          <table:table-cell office:value-type="float" office:value="0.698370537665969" calcext:value-type="float">
            <text:p>0,698370537665969</text:p>
          </table:table-cell>
          <table:table-cell office:value-type="float" office:value="0.268515355150038" calcext:value-type="float">
            <text:p>0,268515355150038</text:p>
          </table:table-cell>
          <table:table-cell office:value-type="float" office:value="0.0114400188374338" calcext:value-type="float">
            <text:p>0,011440018837434</text:p>
          </table:table-cell>
          <table:table-cell office:value-type="float" office:value="0.85838902980143" calcext:value-type="float">
            <text:p>0,8583890298014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667950235453712" calcext:value-type="float">
            <text:p>0,667950235453712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.00110434272184639" calcext:value-type="float">
            <text:p>0,001104342721846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94.96379993042" calcext:value-type="float">
            <text:p>1094,96379993042</text:p>
          </table:table-cell>
          <table:table-cell office:value-type="string" calcext:value-type="string">
            <text:p>-</text:p>
          </table:table-cell>
          <table:table-cell office:value-type="float" office:value="1684.10756199612" calcext:value-type="float">
            <text:p>1684,10756199612</text:p>
          </table:table-cell>
          <table:table-cell office:value-type="string" calcext:value-type="string">
            <text:p>-</text:p>
          </table:table-cell>
          <table:table-cell office:value-type="float" office:value="273.245517961084" calcext:value-type="float">
            <text:p>273,245517961084</text:p>
          </table:table-cell>
          <table:table-cell office:value-type="float" office:value="199.84023821228" calcext:value-type="float">
            <text:p>199,84023821228</text:p>
          </table:table-cell>
          <table:table-cell office:value-type="float" office:value="200.921074620819" calcext:value-type="float">
            <text:p>200,921074620819</text:p>
          </table:table-cell>
          <table:table-cell office:value-type="float" office:value="17078.9031750197" calcext:value-type="float">
            <text:p>17078,903175019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73.283741476611" calcext:value-type="float">
            <text:p>273,28374147661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85.205831601575" calcext:value-type="float">
            <text:p>185,205831601575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41915120" calcext:value-type="float">
            <text:p>141915120</text:p>
          </table:table-cell>
          <table:table-cell office:value-type="string" calcext:value-type="string">
            <text:p>-</text:p>
          </table:table-cell>
          <table:table-cell office:value-type="float" office:value="141903600" calcext:value-type="float">
            <text:p>141903600</text:p>
          </table:table-cell>
          <table:table-cell office:value-type="string" calcext:value-type="string">
            <text:p>-</text:p>
          </table:table-cell>
          <table:table-cell office:value-type="float" office:value="61767840" calcext:value-type="float">
            <text:p>61767840</text:p>
          </table:table-cell>
          <table:table-cell office:value-type="float" office:value="8073000" calcext:value-type="float">
            <text:p>8073000</text:p>
          </table:table-cell>
          <table:table-cell office:value-type="float" office:value="16502400" calcext:value-type="float">
            <text:p>16502400</text:p>
          </table:table-cell>
          <table:table-cell office:value-type="float" office:value="142360440" calcext:value-type="float">
            <text:p>14236044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1768140" calcext:value-type="float">
            <text:p>6176814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7862400" calcext:value-type="float">
            <text:p>786240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33518.632041168" calcext:value-type="float">
            <text:p>333518,632041168</text:p>
          </table:table-cell>
          <table:table-cell office:value-type="string" calcext:value-type="string">
            <text:p>-</text:p>
          </table:table-cell>
          <table:table-cell office:value-type="float" office:value="413850.677151999" calcext:value-type="float">
            <text:p>413850,677151999</text:p>
          </table:table-cell>
          <table:table-cell office:value-type="string" calcext:value-type="string">
            <text:p>-</text:p>
          </table:table-cell>
          <table:table-cell office:value-type="float" office:value="71021.1232200647" calcext:value-type="float">
            <text:p>71021,1232200647</text:p>
          </table:table-cell>
          <table:table-cell office:value-type="float" office:value="18434.6563709119" calcext:value-type="float">
            <text:p>18434,6563709119</text:p>
          </table:table-cell>
          <table:table-cell office:value-type="float" office:value="27823.140425031" calcext:value-type="float">
            <text:p>27823,140425031</text:p>
          </table:table-cell>
          <table:table-cell office:value-type="float" office:value="1333578.38408739" calcext:value-type="float">
            <text:p>1333578,3840873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1113.7450356002" calcext:value-type="float">
            <text:p>71113,7450356002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5678.4242352158" calcext:value-type="float">
            <text:p>25678,4242352158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11234677918.612" calcext:value-type="float">
            <text:p>111234677918,612</text:p>
          </table:table-cell>
          <table:table-cell office:value-type="string" calcext:value-type="string">
            <text:p>-</text:p>
          </table:table-cell>
          <table:table-cell office:value-type="float" office:value="171272382979.168" calcext:value-type="float">
            <text:p>171272382979,168</text:p>
          </table:table-cell>
          <table:table-cell office:value-type="string" calcext:value-type="string">
            <text:p>-</text:p>
          </table:table-cell>
          <table:table-cell office:value-type="float" office:value="5043999943.43961" calcext:value-type="float">
            <text:p>5043999943,43961</text:p>
          </table:table-cell>
          <table:table-cell office:value-type="float" office:value="339836555.513601" calcext:value-type="float">
            <text:p>339836555,513601</text:p>
          </table:table-cell>
          <table:table-cell office:value-type="float" office:value="774127143.110993" calcext:value-type="float">
            <text:p>774127143,110993</text:p>
          </table:table-cell>
          <table:table-cell office:value-type="float" office:value="1778431306505.12" calcext:value-type="float">
            <text:p>1778431306505,1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57164732.98836" calcext:value-type="float">
            <text:p>5057164732,98836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59381471.20372" calcext:value-type="float">
            <text:p>659381471,20372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5-05-04 17:40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15-05-03 11:32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15-05-05 00:00:00</text:p>
          </table:table-cell>
          <table:table-cell table:style-name="ce27" office:value-type="string" calcext:value-type="string">
            <text:p>2015-05-05 16:00:00</text:p>
          </table:table-cell>
          <table:table-cell table:style-name="ce27" office:value-type="string" calcext:value-type="string">
            <text:p>2015-05-05 23:59:00</text:p>
          </table:table-cell>
          <table:table-cell table:style-name="ce27" office:value-type="string" calcext:value-type="string">
            <text:p>2015-05-04 09:14:00</text:p>
          </table:table-cell>
          <table:table-cell table:number-columns-repeated="3" office:value-type="string" calcext:value-type="string">
            <text:p>-</text:p>
          </table:table-cell>
          <table:table-cell table:style-name="ce27" office:value-type="string" calcext:value-type="string">
            <text:p>2015-05-05 10:06:00</text:p>
          </table:table-cell>
          <table:table-cell table:number-columns-repeated="9" office:value-type="string" calcext:value-type="string">
            <text:p>-</text:p>
          </table:table-cell>
          <table:table-cell table:style-name="ce27" office:value-type="string" calcext:value-type="string">
            <text:p>2015-08-28 07:00:0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09-01-20 21:54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9-01-22 10:58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6-10-17 13:34:00</text:p>
          </table:table-cell>
          <table:table-cell table:style-name="ce27" office:value-type="string" calcext:value-type="string">
            <text:p>2009-01-20 12:30:00</text:p>
          </table:table-cell>
          <table:table-cell table:style-name="ce27" office:value-type="string" calcext:value-type="string">
            <text:p>2009-01-20 23:59:00</text:p>
          </table:table-cell>
          <table:table-cell table:style-name="ce27" office:value-type="string" calcext:value-type="string">
            <text:p>2009-02-24 09:29:00</text:p>
          </table:table-cell>
          <table:table-cell table:number-columns-repeated="3" office:value-type="string" calcext:value-type="string">
            <text:p>-</text:p>
          </table:table-cell>
          <table:table-cell table:style-name="ce27" office:value-type="string" calcext:value-type="string">
            <text:p>2006-10-17 13:34:00</text:p>
          </table:table-cell>
          <table:table-cell table:number-columns-repeated="9" office:value-type="string" calcext:value-type="string">
            <text:p>-</text:p>
          </table:table-cell>
          <table:table-cell table:style-name="ce27" office:value-type="string" calcext:value-type="string">
            <text:p>2009-10-30 07:00:0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6.0946664025502" calcext:value-type="float">
            <text:p>16,0946664025502</text:p>
          </table:table-cell>
          <table:table-cell office:value-type="string" calcext:value-type="string">
            <text:p>-</text:p>
          </table:table-cell>
          <table:table-cell office:value-type="float" office:value="15.4653298130777" calcext:value-type="float">
            <text:p>15,4653298130777</text:p>
          </table:table-cell>
          <table:table-cell office:value-type="string" calcext:value-type="string">
            <text:p>-</text:p>
          </table:table-cell>
          <table:table-cell office:value-type="float" office:value="14.5240652641976" calcext:value-type="float">
            <text:p>14,5240652641976</text:p>
          </table:table-cell>
          <table:table-cell office:value-type="float" office:value="12.2622331974543" calcext:value-type="float">
            <text:p>12,2622331974543</text:p>
          </table:table-cell>
          <table:table-cell office:value-type="float" office:value="8.3076444117757" calcext:value-type="float">
            <text:p>8,3076444117757</text:p>
          </table:table-cell>
          <table:table-cell office:value-type="float" office:value="6.02943479882876" calcext:value-type="float">
            <text:p>6,0294347988287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.9602025173745" calcext:value-type="float">
            <text:p>13,960202517374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.70089378985476" calcext:value-type="float">
            <text:p>3,70089378985476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7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594.887505" calcext:value-type="float">
            <text:p>5,95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64.628812" calcext:value-type="float">
            <text:p>6,46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64.628644" calcext:value-type="float">
            <text:p>6,46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44.987934" calcext:value-type="float">
            <text:p>4,50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27.0252515" calcext:value-type="float">
            <text:p>2,70E+01</text:p>
          </table:table-cell>
          <table:table-cell table:style-name="ce12" office:value-type="float" office:value="25.4365792222222" calcext:value-type="float">
            <text:p>2,54E+01</text:p>
          </table:table-cell>
          <table:table-cell table:style-name="ce12" office:value-type="float" office:value="8.159099" calcext:value-type="float">
            <text:p>8,16E+00</text:p>
          </table:table-cell>
          <table:table-cell table:style-name="ce12" office:value-type="float" office:value="40.123782" calcext:value-type="float">
            <text:p>4,01E+01</text:p>
          </table:table-cell>
          <table:table-cell table:style-name="ce12" office:value-type="float" office:value="9.03796009598344" calcext:value-type="float">
            <text:p>9,04E+00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style-name="ce12" office:value-type="float" office:value="19.195771" calcext:value-type="float">
            <text:p>1,92E+01</text:p>
          </table:table-cell>
          <table:table-cell table:style-name="ce12" office:value-type="float" office:value="15.316580375" calcext:value-type="float">
            <text:p>1,53E+01</text:p>
          </table:table-cell>
          <table:table-cell table:style-name="ce12" office:value-type="float" office:value="4.4485" calcext:value-type="float">
            <text:p>4,45E+00</text:p>
          </table:table-cell>
          <table:table-cell table:style-name="ce12" office:value-type="float" office:value="24.771411" calcext:value-type="float">
            <text:p>2,48E+01</text:p>
          </table:table-cell>
          <table:table-cell table:style-name="ce12" office:value-type="float" office:value="7.81850577372748" calcext:value-type="float">
            <text:p>7,82E+00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style-name="ce12" office:value-type="float" office:value="13.183979" calcext:value-type="float">
            <text:p>1,32E+01</text:p>
          </table:table-cell>
          <table:table-cell table:style-name="ce12" office:value-type="float" office:value="9.728057625" calcext:value-type="float">
            <text:p>9,73E+00</text:p>
          </table:table-cell>
          <table:table-cell table:style-name="ce12" office:value-type="float" office:value="0.890091" calcext:value-type="float">
            <text:p>8,90E-01</text:p>
          </table:table-cell>
          <table:table-cell table:style-name="ce12" office:value-type="float" office:value="16.002634" calcext:value-type="float">
            <text:p>1,60E+01</text:p>
          </table:table-cell>
          <table:table-cell table:style-name="ce12" office:value-type="float" office:value="6.23508562816875" calcext:value-type="float">
            <text:p>6,24E+00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2" table:style-name="ce12" office:value-type="float" office:value="6.492143" calcext:value-type="float">
            <text:p>6,49E+00</text:p>
          </table:table-cell>
          <table:table-cell table:style-name="ce12" office:value-type="float" office:value="3.923522" calcext:value-type="float">
            <text:p>3,92E+00</text:p>
          </table:table-cell>
          <table:table-cell table:style-name="ce12" office:value-type="float" office:value="9.060764" calcext:value-type="float">
            <text:p>9,06E+00</text:p>
          </table:table-cell>
          <table:table-cell table:style-name="ce12" office:value-type="float" office:value="3.63257865479634" calcext:value-type="float">
            <text:p>3,63E+00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4.7863425" calcext:value-type="float">
            <text:p>4,79E+00</text:p>
          </table:table-cell>
          <table:table-cell table:style-name="ce12" office:value-type="float" office:value="4.73869294444445" calcext:value-type="float">
            <text:p>4,74E+00</text:p>
          </table:table-cell>
          <table:table-cell table:style-name="ce12" office:value-type="float" office:value="0.527181" calcext:value-type="float">
            <text:p>5,27E-01</text:p>
          </table:table-cell>
          <table:table-cell table:style-name="ce12" office:value-type="float" office:value="11.803562" calcext:value-type="float">
            <text:p>1,18E+01</text:p>
          </table:table-cell>
          <table:table-cell table:style-name="ce12" office:value-type="float" office:value="3.18654993965355" calcext:value-type="float">
            <text:p>3,19E+00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4.286521" calcext:value-type="float">
            <text:p>4,29E+00</text:p>
          </table:table-cell>
          <table:table-cell table:style-name="ce12" office:value-type="float" office:value="4.53862094444444" calcext:value-type="float">
            <text:p>4,54E+00</text:p>
          </table:table-cell>
          <table:table-cell table:style-name="ce12" office:value-type="float" office:value="1.837234" calcext:value-type="float">
            <text:p>1,84E+00</text:p>
          </table:table-cell>
          <table:table-cell table:style-name="ce12" office:value-type="float" office:value="11.236454" calcext:value-type="float">
            <text:p>1,12E+01</text:p>
          </table:table-cell>
          <table:table-cell table:style-name="ce12" office:value-type="float" office:value="2.08161767534487" calcext:value-type="float">
            <text:p>2,08E+00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3.9157425" calcext:value-type="float">
            <text:p>3,92E+00</text:p>
          </table:table-cell>
          <table:table-cell table:style-name="ce12" office:value-type="float" office:value="4.763578140625" calcext:value-type="float">
            <text:p>4,76E+00</text:p>
          </table:table-cell>
          <table:table-cell table:style-name="ce12" office:value-type="float" office:value="0.890082" calcext:value-type="float">
            <text:p>8,90E-01</text:p>
          </table:table-cell>
          <table:table-cell table:style-name="ce12" office:value-type="float" office:value="16.002594" calcext:value-type="float">
            <text:p>1,60E+01</text:p>
          </table:table-cell>
          <table:table-cell table:style-name="ce12" office:value-type="float" office:value="3.21190662555919" calcext:value-type="float">
            <text:p>3,21E+00</text:p>
          </table:table-cell>
          <table:table-cell table:style-name="ce14" office:value-type="float" office:value="64" calcext:value-type="float">
            <text:p>6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3.871562" calcext:value-type="float">
            <text:p>3,87E+00</text:p>
          </table:table-cell>
          <table:table-cell table:style-name="ce12" office:value-type="float" office:value="3.85596122222222" calcext:value-type="float">
            <text:p>3,86E+00</text:p>
          </table:table-cell>
          <table:table-cell table:style-name="ce12" office:value-type="float" office:value="1.383903" calcext:value-type="float">
            <text:p>1,38E+00</text:p>
          </table:table-cell>
          <table:table-cell table:style-name="ce12" office:value-type="float" office:value="7.607326" calcext:value-type="float">
            <text:p>7,61E+00</text:p>
          </table:table-cell>
          <table:table-cell table:style-name="ce12" office:value-type="float" office:value="1.49482857201253" calcext:value-type="float">
            <text:p>1,49E+00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3.83577" calcext:value-type="float">
            <text:p>3,84E+00</text:p>
          </table:table-cell>
          <table:table-cell table:style-name="ce12" office:value-type="float" office:value="3.86178044444444" calcext:value-type="float">
            <text:p>3,86E+00</text:p>
          </table:table-cell>
          <table:table-cell table:style-name="ce12" office:value-type="float" office:value="1.429702" calcext:value-type="float">
            <text:p>1,43E+00</text:p>
          </table:table-cell>
          <table:table-cell table:style-name="ce12" office:value-type="float" office:value="5.726383" calcext:value-type="float">
            <text:p>5,73E+00</text:p>
          </table:table-cell>
          <table:table-cell table:style-name="ce12" office:value-type="float" office:value="1.31982259218049" calcext:value-type="float">
            <text:p>1,32E+00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1.8821295" calcext:value-type="float">
            <text:p>1,88E+00</text:p>
          </table:table-cell>
          <table:table-cell table:style-name="ce12" office:value-type="float" office:value="1.80582972222222" calcext:value-type="float">
            <text:p>1,81E+00</text:p>
          </table:table-cell>
          <table:table-cell table:style-name="ce12" office:value-type="float" office:value="0.225139" calcext:value-type="float">
            <text:p>2,25E-01</text:p>
          </table:table-cell>
          <table:table-cell table:style-name="ce12" office:value-type="float" office:value="3.965037" calcext:value-type="float">
            <text:p>3,97E+00</text:p>
          </table:table-cell>
          <table:table-cell table:style-name="ce12" office:value-type="float" office:value="0.887884369091911" calcext:value-type="float">
            <text:p>8,88E-01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1.790939" calcext:value-type="float">
            <text:p>1,79E+00</text:p>
          </table:table-cell>
          <table:table-cell table:style-name="ce12" office:value-type="float" office:value="1.74750283333333" calcext:value-type="float">
            <text:p>1,75E+00</text:p>
          </table:table-cell>
          <table:table-cell table:style-name="ce12" office:value-type="float" office:value="0.344532" calcext:value-type="float">
            <text:p>3,45E-01</text:p>
          </table:table-cell>
          <table:table-cell table:style-name="ce12" office:value-type="float" office:value="4.440477" calcext:value-type="float">
            <text:p>4,44E+00</text:p>
          </table:table-cell>
          <table:table-cell table:style-name="ce12" office:value-type="float" office:value="1.123390155229" calcext:value-type="float">
            <text:p>1,12E+00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1.2492725" calcext:value-type="float">
            <text:p>1,25E+00</text:p>
          </table:table-cell>
          <table:table-cell table:style-name="ce12" office:value-type="float" office:value="1.170937671875" calcext:value-type="float">
            <text:p>1,17E+00</text:p>
          </table:table-cell>
          <table:table-cell table:style-name="ce12" office:value-type="float" office:value="0.174833" calcext:value-type="float">
            <text:p>1,75E-01</text:p>
          </table:table-cell>
          <table:table-cell table:style-name="ce12" office:value-type="float" office:value="2.824822" calcext:value-type="float">
            <text:p>2,82E+00</text:p>
          </table:table-cell>
          <table:table-cell table:style-name="ce12" office:value-type="float" office:value="0.489702094332743" calcext:value-type="float">
            <text:p>4,90E-01</text:p>
          </table:table-cell>
          <table:table-cell table:style-name="ce14" office:value-type="float" office:value="64" calcext:value-type="float">
            <text:p>6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1.1929275" calcext:value-type="float">
            <text:p>1,19E+00</text:p>
          </table:table-cell>
          <table:table-cell table:style-name="ce12" office:value-type="float" office:value="1.93689422222222" calcext:value-type="float">
            <text:p>1,94E+00</text:p>
          </table:table-cell>
          <table:table-cell table:style-name="ce12" office:value-type="float" office:value="0.260307" calcext:value-type="float">
            <text:p>2,60E-01</text:p>
          </table:table-cell>
          <table:table-cell table:style-name="ce12" office:value-type="float" office:value="8.398384" calcext:value-type="float">
            <text:p>8,40E+00</text:p>
          </table:table-cell>
          <table:table-cell table:style-name="ce12" office:value-type="float" office:value="2.32818932893517" calcext:value-type="float">
            <text:p>2,33E+00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style-name="ce12" office:value-type="float" office:value="0.9936505" calcext:value-type="float">
            <text:p>9,94E-01</text:p>
          </table:table-cell>
          <table:table-cell table:style-name="ce12" office:value-type="float" office:value="0.974881625" calcext:value-type="float">
            <text:p>9,75E-01</text:p>
          </table:table-cell>
          <table:table-cell table:style-name="ce12" office:value-type="float" office:value="0.233257" calcext:value-type="float">
            <text:p>2,33E-01</text:p>
          </table:table-cell>
          <table:table-cell table:style-name="ce12" office:value-type="float" office:value="1.793298" calcext:value-type="float">
            <text:p>1,79E+00</text:p>
          </table:table-cell>
          <table:table-cell table:style-name="ce12" office:value-type="float" office:value="0.498917297721759" calcext:value-type="float">
            <text:p>4,99E-01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919133" calcext:value-type="float">
            <text:p>9,19E-01</text:p>
          </table:table-cell>
          <table:table-cell table:style-name="ce12" office:value-type="float" office:value="1.01374711111111" calcext:value-type="float">
            <text:p>1,01E+00</text:p>
          </table:table-cell>
          <table:table-cell table:style-name="ce12" office:value-type="float" office:value="0.230675" calcext:value-type="float">
            <text:p>2,31E-01</text:p>
          </table:table-cell>
          <table:table-cell table:style-name="ce12" office:value-type="float" office:value="7.438947" calcext:value-type="float">
            <text:p>7,44E+00</text:p>
          </table:table-cell>
          <table:table-cell table:style-name="ce12" office:value-type="float" office:value="0.845984473237476" calcext:value-type="float">
            <text:p>8,46E-01</text:p>
          </table:table-cell>
          <table:table-cell table:style-name="ce14" office:value-type="float" office:value="72" calcext:value-type="float">
            <text:p>7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8708005" calcext:value-type="float">
            <text:p>8,71E-01</text:p>
          </table:table-cell>
          <table:table-cell table:style-name="ce12" office:value-type="float" office:value="0.89180265625" calcext:value-type="float">
            <text:p>8,92E-01</text:p>
          </table:table-cell>
          <table:table-cell table:style-name="ce12" office:value-type="float" office:value="0.171248" calcext:value-type="float">
            <text:p>1,71E-01</text:p>
          </table:table-cell>
          <table:table-cell table:style-name="ce12" office:value-type="float" office:value="4.628087" calcext:value-type="float">
            <text:p>4,63E+00</text:p>
          </table:table-cell>
          <table:table-cell table:style-name="ce12" office:value-type="float" office:value="0.547128589583816" calcext:value-type="float">
            <text:p>5,47E-01</text:p>
          </table:table-cell>
          <table:table-cell table:style-name="ce14" office:value-type="float" office:value="64" calcext:value-type="float">
            <text:p>6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style-name="ce12" office:value-type="float" office:value="0.7866625" calcext:value-type="float">
            <text:p>7,87E-01</text:p>
          </table:table-cell>
          <table:table-cell table:style-name="ce12" office:value-type="float" office:value="0.78450375" calcext:value-type="float">
            <text:p>7,85E-01</text:p>
          </table:table-cell>
          <table:table-cell table:style-name="ce12" office:value-type="float" office:value="0.430395" calcext:value-type="float">
            <text:p>4,30E-01</text:p>
          </table:table-cell>
          <table:table-cell table:style-name="ce12" office:value-type="float" office:value="1.339772" calcext:value-type="float">
            <text:p>1,34E+00</text:p>
          </table:table-cell>
          <table:table-cell table:style-name="ce12" office:value-type="float" office:value="0.306444672918177" calcext:value-type="float">
            <text:p>3,06E-01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2" table:style-name="ce12" office:value-type="float" office:value="0.7734255" calcext:value-type="float">
            <text:p>7,73E-01</text:p>
          </table:table-cell>
          <table:table-cell table:style-name="ce12" office:value-type="float" office:value="0.303171" calcext:value-type="float">
            <text:p>3,03E-01</text:p>
          </table:table-cell>
          <table:table-cell table:style-name="ce12" office:value-type="float" office:value="1.24368" calcext:value-type="float">
            <text:p>1,24E+00</text:p>
          </table:table-cell>
          <table:table-cell table:style-name="ce12" office:value-type="float" office:value="0.665040291666979" calcext:value-type="float">
            <text:p>6,65E-01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603411" calcext:value-type="float">
            <text:p>6,03E-01</text:p>
          </table:table-cell>
          <table:table-cell table:style-name="ce12" office:value-type="float" office:value="1.77200234246575" calcext:value-type="float">
            <text:p>1,77E+00</text:p>
          </table:table-cell>
          <table:table-cell table:style-name="ce12" office:value-type="float" office:value="0.152416" calcext:value-type="float">
            <text:p>1,52E-01</text:p>
          </table:table-cell>
          <table:table-cell table:style-name="ce12" office:value-type="float" office:value="64.62861" calcext:value-type="float">
            <text:p>6,46E+01</text:p>
          </table:table-cell>
          <table:table-cell table:style-name="ce12" office:value-type="float" office:value="7.49822162882707" calcext:value-type="float">
            <text:p>7,50E+00</text:p>
          </table:table-cell>
          <table:table-cell table:style-name="ce14" office:value-type="float" office:value="73" calcext:value-type="float">
            <text:p>7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5982305" calcext:value-type="float">
            <text:p>5,98E-01</text:p>
          </table:table-cell>
          <table:table-cell table:style-name="ce12" office:value-type="float" office:value="0.635064166666667" calcext:value-type="float">
            <text:p>6,35E-01</text:p>
          </table:table-cell>
          <table:table-cell table:style-name="ce12" office:value-type="float" office:value="0.269842" calcext:value-type="float">
            <text:p>2,70E-01</text:p>
          </table:table-cell>
          <table:table-cell table:style-name="ce12" office:value-type="float" office:value="1.378096" calcext:value-type="float">
            <text:p>1,38E+00</text:p>
          </table:table-cell>
          <table:table-cell table:style-name="ce12" office:value-type="float" office:value="0.262453659034986" calcext:value-type="float">
            <text:p>2,62E-01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586641" calcext:value-type="float">
            <text:p>5,87E-01</text:p>
          </table:table-cell>
          <table:table-cell table:style-name="ce12" office:value-type="float" office:value="0.605617611111111" calcext:value-type="float">
            <text:p>6,06E-01</text:p>
          </table:table-cell>
          <table:table-cell table:style-name="ce12" office:value-type="float" office:value="0.274755" calcext:value-type="float">
            <text:p>2,75E-01</text:p>
          </table:table-cell>
          <table:table-cell table:style-name="ce12" office:value-type="float" office:value="0.915943" calcext:value-type="float">
            <text:p>9,16E-01</text:p>
          </table:table-cell>
          <table:table-cell table:style-name="ce12" office:value-type="float" office:value="0.196316053889442" calcext:value-type="float">
            <text:p>1,96E-01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style-name="ce12" office:value-type="float" office:value="0.499897" calcext:value-type="float">
            <text:p>5,00E-01</text:p>
          </table:table-cell>
          <table:table-cell table:style-name="ce12" office:value-type="float" office:value="0.435988875" calcext:value-type="float">
            <text:p>4,36E-01</text:p>
          </table:table-cell>
          <table:table-cell table:style-name="ce12" office:value-type="float" office:value="0.152447" calcext:value-type="float">
            <text:p>1,52E-01</text:p>
          </table:table-cell>
          <table:table-cell table:style-name="ce12" office:value-type="float" office:value="0.72077" calcext:value-type="float">
            <text:p>7,21E-01</text:p>
          </table:table-cell>
          <table:table-cell table:style-name="ce12" office:value-type="float" office:value="0.234223920072492" calcext:value-type="float">
            <text:p>2,34E-01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2" table:style-name="ce12" office:value-type="float" office:value="0.404066" calcext:value-type="float">
            <text:p>4,04E-01</text:p>
          </table:table-cell>
          <table:table-cell table:style-name="ce12" office:value-type="float" office:value="0.345193" calcext:value-type="float">
            <text:p>3,45E-01</text:p>
          </table:table-cell>
          <table:table-cell table:style-name="ce12" office:value-type="float" office:value="0.462939" calcext:value-type="float">
            <text:p>4,63E-01</text:p>
          </table:table-cell>
          <table:table-cell table:style-name="ce12" office:value-type="float" office:value="0.0832589950575912" calcext:value-type="float">
            <text:p>8,33E-02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style-name="ce12" office:value-type="float" office:value="0.3822705" calcext:value-type="float">
            <text:p>3,82E-01</text:p>
          </table:table-cell>
          <table:table-cell table:style-name="ce12" office:value-type="float" office:value="0.427316375" calcext:value-type="float">
            <text:p>4,27E-01</text:p>
          </table:table-cell>
          <table:table-cell table:style-name="ce12" office:value-type="float" office:value="0.355014" calcext:value-type="float">
            <text:p>3,55E-01</text:p>
          </table:table-cell>
          <table:table-cell table:style-name="ce12" office:value-type="float" office:value="0.575375" calcext:value-type="float">
            <text:p>5,75E-01</text:p>
          </table:table-cell>
          <table:table-cell table:style-name="ce12" office:value-type="float" office:value="0.0828220360841545" calcext:value-type="float">
            <text:p>8,28E-02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355093" calcext:value-type="float">
            <text:p>3,55E-01</text:p>
          </table:table-cell>
          <table:table-cell table:style-name="ce12" office:value-type="float" office:value="0.383391" calcext:value-type="float">
            <text:p>3,83E-01</text:p>
          </table:table-cell>
          <table:table-cell table:style-name="ce12" office:value-type="float" office:value="0.315901" calcext:value-type="float">
            <text:p>3,16E-01</text:p>
          </table:table-cell>
          <table:table-cell table:style-name="ce12" office:value-type="float" office:value="0.546907" calcext:value-type="float">
            <text:p>5,47E-01</text:p>
          </table:table-cell>
          <table:table-cell table:style-name="ce12" office:value-type="float" office:value="0.0712887629136928" calcext:value-type="float">
            <text:p>7,13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Timestampprocessor. calculate not null rows count</text:p>
          </table:table-cell>
          <table:table-cell table:style-name="ce10" office:value-type="float" office:value="0.207432" calcext:value-type="float">
            <text:p>2,07E-01</text:p>
          </table:table-cell>
          <table:table-cell table:style-name="ce10" office:value-type="float" office:value="0.18355575" calcext:value-type="float">
            <text:p>1,84E-01</text:p>
          </table:table-cell>
          <table:table-cell table:style-name="ce10" office:value-type="float" office:value="0.080983" calcext:value-type="float">
            <text:p>8,10E-02</text:p>
          </table:table-cell>
          <table:table-cell table:style-name="ce10" office:value-type="float" office:value="0.278069" calcext:value-type="float">
            <text:p>2,78E-01</text:p>
          </table:table-cell>
          <table:table-cell table:style-name="ce10" office:value-type="float" office:value="0.078920146831646" calcext:value-type="float">
            <text:p>7,89E-02</text:p>
          </table:table-cell>
          <table:table-cell table:style-name="ce15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1783575" calcext:value-type="float">
            <text:p>1,78E-01</text:p>
          </table:table-cell>
          <table:table-cell table:style-name="ce12" office:value-type="float" office:value="0.174631388888889" calcext:value-type="float">
            <text:p>1,75E-01</text:p>
          </table:table-cell>
          <table:table-cell table:style-name="ce12" office:value-type="float" office:value="0.067567" calcext:value-type="float">
            <text:p>6,76E-02</text:p>
          </table:table-cell>
          <table:table-cell table:style-name="ce12" office:value-type="float" office:value="0.278308" calcext:value-type="float">
            <text:p>2,78E-01</text:p>
          </table:table-cell>
          <table:table-cell table:style-name="ce12" office:value-type="float" office:value="0.0596021286760987" calcext:value-type="float">
            <text:p>5,96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2" table:style-name="ce12" office:value-type="float" office:value="0.1374485" calcext:value-type="float">
            <text:p>1,37E-01</text:p>
          </table:table-cell>
          <table:table-cell table:style-name="ce12" office:value-type="float" office:value="0.077158" calcext:value-type="float">
            <text:p>7,72E-02</text:p>
          </table:table-cell>
          <table:table-cell table:style-name="ce12" office:value-type="float" office:value="0.197739" calcext:value-type="float">
            <text:p>1,98E-01</text:p>
          </table:table-cell>
          <table:table-cell table:style-name="ce12" office:value-type="float" office:value="0.0852636427822551" calcext:value-type="float">
            <text:p>8,53E-02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51875" calcext:value-type="float">
            <text:p>5,19E-06</text:p>
          </table:table-cell>
          <table:table-cell table:style-name="ce12" office:value-type="float" office:value="0.000003" calcext:value-type="float">
            <text:p>3,00E-06</text:p>
          </table:table-cell>
          <table:table-cell table:style-name="ce12" office:value-type="float" office:value="0.000009" calcext:value-type="float">
            <text:p>9,00E-06</text:p>
          </table:table-cell>
          <table:table-cell table:style-name="ce12" office:value-type="float" office:value="0.00000124562727233603" calcext:value-type="float">
            <text:p>1,25E-06</text:p>
          </table:table-cell>
          <table:table-cell table:style-name="ce14" office:value-type="float" office:value="64" calcext:value-type="float">
            <text:p>64</text:p>
          </table:table-cell>
          <table:table-cell table:style-name="ce22" table:number-columns-repeated="1017"/>
        </table:table-row>
        <table:table-row table:style-name="ro1" table:number-rows-repeated="7">
          <table:table-cell/>
          <table:table-cell table:style-name="ce22" table:number-columns-repeated="1023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junt de dades complet" table:style-name="ta1">
        <table:table-column table:style-name="co1" table:default-cell-style-name="ce22"/>
        <table:table-column table:style-name="co8" table:default-cell-style-name="ce25"/>
        <table:table-column table:style-name="co3" table:default-cell-style-name="ce25"/>
        <table:table-column table:style-name="co4" table:number-columns-repeated="5" table:default-cell-style-name="ce25"/>
        <table:table-column table:style-name="co3" table:default-cell-style-name="ce25"/>
        <table:table-column table:style-name="co4" table:number-columns-repeated="8" table:default-cell-style-name="ce25"/>
        <table:table-column table:style-name="co5" table:default-cell-style-name="ce25"/>
        <table:table-column table:style-name="co3" table:default-cell-style-name="ce25"/>
        <table:table-column table:style-name="co11" table:number-columns-repeated="6" table:default-cell-style-name="ce25"/>
        <table:table-column table:style-name="co4" table:default-cell-style-name="ce25"/>
        <table:table-column table:style-name="co11" table:number-columns-repeated="5" table:default-cell-style-name="ce25"/>
        <table:table-column table:style-name="co4" table:number-columns-repeated="9" table:default-cell-style-name="ce25"/>
        <table:table-column table:style-name="co11" table:default-cell-style-name="ce25"/>
        <table:table-column table:style-name="co4" table:number-columns-repeated="4" table:default-cell-style-name="ce25"/>
        <table:table-column table:style-name="co11" table:default-cell-style-name="ce25"/>
        <table:table-column table:style-name="co4" table:default-cell-style-name="ce25"/>
        <table:table-column table:style-name="co11" table:number-columns-repeated="4" table:default-cell-style-name="ce25"/>
        <table:table-column table:style-name="co4" table:default-cell-style-name="ce25"/>
        <table:table-column table:style-name="co11" table:number-columns-repeated="4" table:default-cell-style-name="ce25"/>
        <table:table-column table:style-name="co14" table:default-cell-style-name="ce25"/>
        <table:table-column table:style-name="co4" table:number-columns-repeated="3" table:default-cell-style-name="ce25"/>
        <table:table-column table:style-name="co11" table:number-columns-repeated="2" table:default-cell-style-name="ce25"/>
        <table:table-column table:style-name="co14" table:default-cell-style-name="ce25"/>
        <table:table-column table:style-name="co11" table:default-cell-style-name="ce25"/>
        <table:table-column table:style-name="co15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4" table:number-columns-repeated="3" table:default-cell-style-name="ce25"/>
        <table:table-column table:style-name="co9" table:default-cell-style-name="ce25"/>
        <table:table-column table:style-name="co13" table:default-cell-style-name="ce25"/>
        <table:table-column table:style-name="co4" table:number-columns-repeated="3" table:default-cell-style-name="ce25"/>
        <table:table-column table:style-name="co13" table:default-cell-style-name="ce25"/>
        <table:table-column table:style-name="co9" table:number-columns-repeated="5" table:default-cell-style-name="ce25"/>
        <table:table-column table:style-name="co4" table:number-columns-repeated="4" table:default-cell-style-name="ce25"/>
        <table:table-column table:style-name="co9" table:number-columns-repeated="3" table:default-cell-style-name="ce25"/>
        <table:table-column table:style-name="co13" table:number-columns-repeated="2" table:default-cell-style-name="ce25"/>
        <table:table-column table:style-name="co9" table:number-columns-repeated="4" table:default-cell-style-name="ce25"/>
        <table:table-column table:style-name="co16" table:default-cell-style-name="ce25"/>
        <table:table-column table:style-name="co10" table:default-cell-style-name="ce25"/>
        <table:table-column table:style-name="co6" table:default-cell-style-name="ce25"/>
        <table:table-column table:style-name="co7" table:number-columns-repeated="889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7799" calcext:value-type="float">
            <text:p>7799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0.131856285947068" calcext:value-type="float">
            <text:p>0,131856285947068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5914773" calcext:value-type="float">
            <text:p>591477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28"/>
          <table:table-cell table:number-columns-repeated="995"/>
        </table:table-row>
        <table:table-row table:style-name="ro1">
          <table:table-cell table:style-name="ce20"/>
          <table:table-cell table:style-name="ce7" office:value-type="string" calcext:value-type="string">
            <text:p>NAMELAST</text:p>
          </table:table-cell>
          <table:table-cell table:style-name="ce7" office:value-type="string" calcext:value-type="string">
            <text:p>NAMEFIRST</text:p>
          </table:table-cell>
          <table:table-cell table:style-name="ce7" office:value-type="string" calcext:value-type="string">
            <text:p>NAMEMID</text:p>
          </table:table-cell>
          <table:table-cell table:style-name="ce7" office:value-type="string" calcext:value-type="string">
            <text:p>UIN</text:p>
          </table:table-cell>
          <table:table-cell table:style-name="ce7" office:value-type="string" calcext:value-type="string">
            <text:p>BDGNBR</text:p>
          </table:table-cell>
          <table:table-cell table:style-name="ce7" office:value-type="string" calcext:value-type="string">
            <text:p>TYPE_OF_ACCESS</text:p>
          </table:table-cell>
          <table:table-cell table:style-name="ce7" office:value-type="string" calcext:value-type="string">
            <text:p>TOA</text:p>
          </table:table-cell>
          <table:table-cell table:style-name="ce7" office:value-type="string" calcext:value-type="string">
            <text:p>POA</text:p>
          </table:table-cell>
          <table:table-cell table:style-name="ce7" office:value-type="string" calcext:value-type="string">
            <text:p>TOD</text:p>
          </table:table-cell>
          <table:table-cell table:style-name="ce7" office:value-type="string" calcext:value-type="string">
            <text:p>POD</text:p>
          </table:table-cell>
          <table:table-cell table:style-name="ce7" office:value-type="string" calcext:value-type="string">
            <text:p>APPT_MADE_DATE</text:p>
          </table:table-cell>
          <table:table-cell table:style-name="ce7" office:value-type="string" calcext:value-type="string">
            <text:p>APPT_START_DATE</text:p>
          </table:table-cell>
          <table:table-cell table:style-name="ce7" office:value-type="string" calcext:value-type="string">
            <text:p>APPT_END_DATE</text:p>
          </table:table-cell>
          <table:table-cell table:style-name="ce7" office:value-type="string" calcext:value-type="string">
            <text:p>APPT_CANCEL_DATE</text:p>
          </table:table-cell>
          <table:table-cell table:style-name="ce7" office:value-type="string" calcext:value-type="string">
            <text:p>TOTAL_PEOPLE</text:p>
          </table:table-cell>
          <table:table-cell table:style-name="ce7" office:value-type="string" calcext:value-type="string">
            <text:p>LAST_UPDATEDBY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LAST_ENTRY_DATE</text:p>
          </table:table-cell>
          <table:table-cell table:style-name="ce7" office:value-type="string" calcext:value-type="string">
            <text:p>TERMINAL_SUFFIX</text:p>
          </table:table-cell>
          <table:table-cell table:style-name="ce7" office:value-type="string" calcext:value-type="string">
            <text:p>VISITEE_NAMELAST</text:p>
          </table:table-cell>
          <table:table-cell table:style-name="ce7" office:value-type="string" calcext:value-type="string">
            <text:p>VISITEE_NAMEFIRST</text:p>
          </table:table-cell>
          <table:table-cell table:style-name="ce7" office:value-type="string" calcext:value-type="string">
            <text:p>MEETING_LOC</text:p>
          </table:table-cell>
          <table:table-cell table:style-name="ce7" office:value-type="string" calcext:value-type="string">
            <text:p>MEETING_ROOM</text:p>
          </table:table-cell>
          <table:table-cell table:style-name="ce7" office:value-type="string" calcext:value-type="string">
            <text:p>CALLER_NAME_LAST</text:p>
          </table:table-cell>
          <table:table-cell table:style-name="ce7" office:value-type="string" calcext:value-type="string">
            <text:p>CALLER_NAME_FIRST</text:p>
          </table:table-cell>
          <table:table-cell table:style-name="ce7" office:value-type="string" calcext:value-type="string">
            <text:p>CALLER_ROOM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RELEASE_DATE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7" table:number-columns-repeated="28"/>
          <table:table-cell table:number-columns-repeated="995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office:value-type="float" office:value="5.23252982822105" calcext:value-type="float">
            <text:p>5,23252982822105</text:p>
          </table:table-cell>
          <table:table-cell office:value-type="float" office:value="5.07656178519551" calcext:value-type="float">
            <text:p>5,07656178519551</text:p>
          </table:table-cell>
          <table:table-cell office:value-type="float" office:value="4.26734074566611" calcext:value-type="float">
            <text:p>4,26734074566611</text:p>
          </table:table-cell>
          <table:table-cell office:value-type="float" office:value="3.48140778179779" calcext:value-type="float">
            <text:p>3,48140778179779</text:p>
          </table:table-cell>
          <table:table-cell office:value-type="string" calcext:value-type="string">
            <text:p>-</text:p>
          </table:table-cell>
          <table:table-cell office:value-type="float" office:value="1.02785476870531" calcext:value-type="float">
            <text:p>1,02785476870531</text:p>
          </table:table-cell>
          <table:table-cell office:value-type="string" calcext:value-type="string">
            <text:p>-</text:p>
          </table:table-cell>
          <table:table-cell office:value-type="float" office:value="2.74419115215541" calcext:value-type="float">
            <text:p>2,74419115215541</text:p>
          </table:table-cell>
          <table:table-cell office:value-type="string" calcext:value-type="string">
            <text:p>-</text:p>
          </table:table-cell>
          <table:table-cell office:value-type="float" office:value="3.02075923672043" calcext:value-type="float">
            <text:p>3,0207592367204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1572367065742" calcext:value-type="float">
            <text:p>4,41572367065742</text:p>
          </table:table-cell>
          <table:table-cell office:value-type="float" office:value="1.58496250072116" calcext:value-type="float">
            <text:p>1,58496250072116</text:p>
          </table:table-cell>
          <table:table-cell office:value-type="string" calcext:value-type="string">
            <text:p>-</text:p>
          </table:table-cell>
          <table:table-cell office:value-type="float" office:value="4.41344285744649" calcext:value-type="float">
            <text:p>4,41344285744649</text:p>
          </table:table-cell>
          <table:table-cell office:value-type="float" office:value="4.32187149573785" calcext:value-type="float">
            <text:p>4,32187149573785</text:p>
          </table:table-cell>
          <table:table-cell office:value-type="float" office:value="4.10216922037375" calcext:value-type="float">
            <text:p>4,10216922037375</text:p>
          </table:table-cell>
          <table:table-cell office:value-type="float" office:value="2.28923866389453" calcext:value-type="float">
            <text:p>2,28923866389453</text:p>
          </table:table-cell>
          <table:table-cell office:value-type="float" office:value="4.25973162854505" calcext:value-type="float">
            <text:p>4,25973162854505</text:p>
          </table:table-cell>
          <table:table-cell office:value-type="float" office:value="3.77422440487358" calcext:value-type="float">
            <text:p>3,77422440487358</text:p>
          </table:table-cell>
          <table:table-cell office:value-type="float" office:value="3.6065421391328" calcext:value-type="float">
            <text:p>3,6065421391328</text:p>
          </table:table-cell>
          <table:table-cell office:value-type="float" office:value="3.56613007907636" calcext:value-type="float">
            <text:p>3,56613007907636</text:p>
          </table:table-cell>
          <table:table-cell office:value-type="float" office:value="4.68428791429853" calcext:value-type="float">
            <text:p>4,68428791429853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office:value-type="float" office:value="0.000704083719431018" calcext:value-type="float">
            <text:p>0,000704083719431</text:p>
          </table:table-cell>
          <table:table-cell office:value-type="float" office:value="0.000318963227298376" calcext:value-type="float">
            <text:p>0,000318963227298</text:p>
          </table:table-cell>
          <table:table-cell table:style-name="ce10" office:value-type="float" office:value="0.00000915409123383419" calcext:value-type="float">
            <text:p>9,15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0" office:value-type="float" office:value="0.0000245947660932338" calcext:value-type="float">
            <text:p>2,46E-05</text:p>
          </table:table-cell>
          <table:table-cell office:value-type="string" calcext:value-type="string">
            <text:p>-</text:p>
          </table:table-cell>
          <table:table-cell table:style-name="ce10" office:value-type="float" office:value="0.00000340095566854286" calcext:value-type="float">
            <text:p>3,40E-06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0000829790958704784" calcext:value-type="float">
            <text:p>8,30E-05</text:p>
          </table:table-cell>
          <table:table-cell office:value-type="float" office:value="0.00211578012259349" calcext:value-type="float">
            <text:p>0,002115780122593</text:p>
          </table:table-cell>
          <table:table-cell office:value-type="float" office:value="0.000334330226805968" calcext:value-type="float">
            <text:p>0,000334330226806</text:p>
          </table:table-cell>
          <table:table-cell office:value-type="float" office:value="0.309976861303934" calcext:value-type="float">
            <text:p>0,309976861303934</text:p>
          </table:table-cell>
          <table:table-cell office:value-type="float" office:value="0.00151022755501713" calcext:value-type="float">
            <text:p>0,001510227555017</text:p>
          </table:table-cell>
          <table:table-cell office:value-type="float" office:value="0.00235943744304189" calcext:value-type="float">
            <text:p>0,002359437443042</text:p>
          </table:table-cell>
          <table:table-cell office:value-type="float" office:value="0.224792656788743" calcext:value-type="float">
            <text:p>0,224792656788743</text:p>
          </table:table-cell>
          <table:table-cell office:value-type="float" office:value="2.58560406612509" calcext:value-type="float">
            <text:p>2,58560406612509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office:value-type="float" office:value="0.0283574891259865" calcext:value-type="float">
            <text:p>0,028357489125987</text:p>
          </table:table-cell>
          <table:table-cell office:value-type="float" office:value="0.019058288792217" calcext:value-type="float">
            <text:p>0,019058288792217</text:p>
          </table:table-cell>
          <table:table-cell office:value-type="float" office:value="0.00309355822506356" calcext:value-type="float">
            <text:p>0,003093558225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495925006334958" calcext:value-type="float">
            <text:p>0,00495925006335</text:p>
          </table:table-cell>
          <table:table-cell office:value-type="string" calcext:value-type="string">
            <text:p>-</text:p>
          </table:table-cell>
          <table:table-cell office:value-type="float" office:value="0.00184416487930007" calcext:value-type="float">
            <text:p>0,0018441648793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00936012295454589" calcext:value-type="float">
            <text:p>0,009360122954546</text:p>
          </table:table-cell>
          <table:table-cell office:value-type="float" office:value="0.0459489237865487" calcext:value-type="float">
            <text:p>0,045948923786549</text:p>
          </table:table-cell>
          <table:table-cell office:value-type="float" office:value="0.0197854607353262" calcext:value-type="float">
            <text:p>0,019785460735326</text:p>
          </table:table-cell>
          <table:table-cell office:value-type="float" office:value="0.473910130768837" calcext:value-type="float">
            <text:p>0,473910130768837</text:p>
          </table:table-cell>
          <table:table-cell office:value-type="float" office:value="0.0388366716176666" calcext:value-type="float">
            <text:p>0,038836671617667</text:p>
          </table:table-cell>
          <table:table-cell office:value-type="float" office:value="0.0485167032837475" calcext:value-type="float">
            <text:p>0,048516703283748</text:p>
          </table:table-cell>
          <table:table-cell office:value-type="float" office:value="0.417445706939808" calcext:value-type="float">
            <text:p>0,417445706939808</text:p>
          </table:table-cell>
          <table:table-cell office:value-type="float" office:value="2.76273216501707" calcext:value-type="float">
            <text:p>2,76273216501707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office:value-type="float" office:value="0.000804147189530445" calcext:value-type="float">
            <text:p>0,00080414718953</text:p>
          </table:table-cell>
          <table:table-cell office:value-type="float" office:value="0.000363218371687544" calcext:value-type="float">
            <text:p>0,000363218371688</text:p>
          </table:table-cell>
          <table:table-cell table:style-name="ce10" office:value-type="float" office:value="0.00000957010249185843" calcext:value-type="float">
            <text:p>9,57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0" office:value-type="float" office:value="0.0000245941611908328" calcext:value-type="float">
            <text:p>2,46E-05</text:p>
          </table:table-cell>
          <table:table-cell office:value-type="string" calcext:value-type="string">
            <text:p>-</text:p>
          </table:table-cell>
          <table:table-cell table:style-name="ce10" office:value-type="float" office:value="0.00000340094410204383" calcext:value-type="float">
            <text:p>3,40E-06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0000876119017242169" calcext:value-type="float">
            <text:p>8,76E-05</text:p>
          </table:table-cell>
          <table:table-cell office:value-type="float" office:value="0.00211130359714206" calcext:value-type="float">
            <text:p>0,002111303597142</text:p>
          </table:table-cell>
          <table:table-cell office:value-type="float" office:value="0.000391464456509136" calcext:value-type="float">
            <text:p>0,000391464456509</text:p>
          </table:table-cell>
          <table:table-cell office:value-type="float" office:value="0.224590812045336" calcext:value-type="float">
            <text:p>0,224590812045336</text:p>
          </table:table-cell>
          <table:table-cell office:value-type="float" office:value="0.00150828706233847" calcext:value-type="float">
            <text:p>0,001508287062338</text:p>
          </table:table-cell>
          <table:table-cell office:value-type="float" office:value="0.0023538704975232" calcext:value-type="float">
            <text:p>0,002353870497523</text:p>
          </table:table-cell>
          <table:table-cell office:value-type="float" office:value="0.174260918242476" calcext:value-type="float">
            <text:p>0,174260918242476</text:p>
          </table:table-cell>
          <table:table-cell office:value-type="float" office:value="7.63268901561992" calcext:value-type="float">
            <text:p>7,63268901561992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office:value-type="float" office:value="606874" calcext:value-type="float">
            <text:p>606874</text:p>
          </table:table-cell>
          <table:table-cell office:value-type="float" office:value="276259" calcext:value-type="float">
            <text:p>276259</text:p>
          </table:table-cell>
          <table:table-cell office:value-type="float" office:value="444" calcext:value-type="float">
            <text:p>444</text:p>
          </table:table-cell>
          <table:table-cell office:value-type="float" office:value="100475" calcext:value-type="float">
            <text:p>10047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44" calcext:value-type="float">
            <text:p>444</text:p>
          </table:table-cell>
          <table:table-cell office:value-type="float" office:value="14709" calcext:value-type="float">
            <text:p>14709</text:p>
          </table:table-cell>
          <table:table-cell office:value-type="float" office:value="7728" calcext:value-type="float">
            <text:p>7728</text:p>
          </table:table-cell>
          <table:table-cell office:value-type="float" office:value="17" calcext:value-type="float">
            <text:p>17</text:p>
          </table:table-cell>
          <table:table-cell office:value-type="float" office:value="6550" calcext:value-type="float">
            <text:p>6550</text:p>
          </table:table-cell>
          <table:table-cell office:value-type="float" office:value="2714" calcext:value-type="float">
            <text:p>2714</text:p>
          </table:table-cell>
          <table:table-cell office:value-type="float" office:value="1371" calcext:value-type="float">
            <text:p>1371</text:p>
          </table:table-cell>
          <table:table-cell office:value-type="float" office:value="281" calcext:value-type="float">
            <text:p>281</text:p>
          </table:table-cell>
          <table:table-cell office:value-type="float" office:value="20254" calcext:value-type="float">
            <text:p>20254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office:value-type="float" office:value="604585" calcext:value-type="float">
            <text:p>604585</text:p>
          </table:table-cell>
          <table:table-cell office:value-type="float" office:value="275194" calcext:value-type="float">
            <text:p>275194</text:p>
          </table:table-cell>
          <table:table-cell office:value-type="float" office:value="424" calcext:value-type="float">
            <text:p>424</text:p>
          </table:table-cell>
          <table:table-cell office:value-type="float" office:value="100475" calcext:value-type="float">
            <text:p>10047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44" calcext:value-type="float">
            <text:p>444</text:p>
          </table:table-cell>
          <table:table-cell office:value-type="float" office:value="14686" calcext:value-type="float">
            <text:p>14686</text:p>
          </table:table-cell>
          <table:table-cell office:value-type="float" office:value="7712" calcext:value-type="float">
            <text:p>7712</text:p>
          </table:table-cell>
          <table:table-cell office:value-type="float" office:value="18" calcext:value-type="float">
            <text:p>18</text:p>
          </table:table-cell>
          <table:table-cell office:value-type="float" office:value="4280" calcext:value-type="float">
            <text:p>4280</text:p>
          </table:table-cell>
          <table:table-cell office:value-type="float" office:value="2719" calcext:value-type="float">
            <text:p>2719</text:p>
          </table:table-cell>
          <table:table-cell office:value-type="float" office:value="1366" calcext:value-type="float">
            <text:p>1366</text:p>
          </table:table-cell>
          <table:table-cell office:value-type="float" office:value="291" calcext:value-type="float">
            <text:p>291</text:p>
          </table:table-cell>
          <table:table-cell office:value-type="float" office:value="19102" calcext:value-type="float">
            <text:p>19102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5906968" calcext:value-type="float">
            <text:p>5906968</text:p>
          </table:table-cell>
          <table:table-cell office:value-type="float" office:value="5906637" calcext:value-type="float">
            <text:p>5906637</text:p>
          </table:table-cell>
          <table:table-cell office:value-type="float" office:value="4806594" calcext:value-type="float">
            <text:p>4806594</text:p>
          </table:table-cell>
          <table:table-cell office:value-type="float" office:value="5877635" calcext:value-type="float">
            <text:p>5877635</text:p>
          </table:table-cell>
          <table:table-cell office:value-type="string" calcext:value-type="string">
            <text:p>-</text:p>
          </table:table-cell>
          <table:table-cell office:value-type="float" office:value="5839274" calcext:value-type="float">
            <text:p>5839274</text:p>
          </table:table-cell>
          <table:table-cell office:value-type="string" calcext:value-type="string">
            <text:p>-</text:p>
          </table:table-cell>
          <table:table-cell office:value-type="float" office:value="1423067" calcext:value-type="float">
            <text:p>1423067</text:p>
          </table:table-cell>
          <table:table-cell office:value-type="string" calcext:value-type="string">
            <text:p>-</text:p>
          </table:table-cell>
          <table:table-cell office:value-type="float" office:value="588070" calcext:value-type="float">
            <text:p>58807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850397" calcext:value-type="float">
            <text:p>5850397</text:p>
          </table:table-cell>
          <table:table-cell office:value-type="float" office:value="5850399" calcext:value-type="float">
            <text:p>5850399</text:p>
          </table:table-cell>
          <table:table-cell office:value-type="string" calcext:value-type="string">
            <text:p>-</text:p>
          </table:table-cell>
          <table:table-cell office:value-type="float" office:value="5850399" calcext:value-type="float">
            <text:p>5850399</text:p>
          </table:table-cell>
          <table:table-cell office:value-type="float" office:value="5603821" calcext:value-type="float">
            <text:p>5603821</text:p>
          </table:table-cell>
          <table:table-cell office:value-type="float" office:value="5765722" calcext:value-type="float">
            <text:p>5765722</text:p>
          </table:table-cell>
          <table:table-cell office:value-type="float" office:value="5904342" calcext:value-type="float">
            <text:p>5904342</text:p>
          </table:table-cell>
          <table:table-cell office:value-type="float" office:value="5877600" calcext:value-type="float">
            <text:p>5877600</text:p>
          </table:table-cell>
          <table:table-cell office:value-type="float" office:value="5877260" calcext:value-type="float">
            <text:p>5877260</text:p>
          </table:table-cell>
          <table:table-cell office:value-type="float" office:value="5868348" calcext:value-type="float">
            <text:p>5868348</text:p>
          </table:table-cell>
          <table:table-cell office:value-type="float" office:value="42924" calcext:value-type="float">
            <text:p>42924</text:p>
          </table:table-cell>
          <table:table-cell office:value-type="float" office:value="4114384" calcext:value-type="float">
            <text:p>4114384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6" calcext:value-type="float">
            <text:p>6</text:p>
          </table:table-cell>
          <table:table-cell office:value-type="float" office:value="337" calcext:value-type="float">
            <text:p>337</text:p>
          </table:table-cell>
          <table:table-cell office:value-type="float" office:value="1100380" calcext:value-type="float">
            <text:p>1100380</text:p>
          </table:table-cell>
          <table:table-cell office:value-type="float" office:value="29339" calcext:value-type="float">
            <text:p>29339</text:p>
          </table:table-cell>
          <table:table-cell office:value-type="string" calcext:value-type="string">
            <text:p>-</text:p>
          </table:table-cell>
          <table:table-cell office:value-type="float" office:value="67700" calcext:value-type="float">
            <text:p>67700</text:p>
          </table:table-cell>
          <table:table-cell office:value-type="string" calcext:value-type="string">
            <text:p>-</text:p>
          </table:table-cell>
          <table:table-cell office:value-type="float" office:value="4483907" calcext:value-type="float">
            <text:p>4483907</text:p>
          </table:table-cell>
          <table:table-cell office:value-type="string" calcext:value-type="string">
            <text:p>-</text:p>
          </table:table-cell>
          <table:table-cell office:value-type="float" office:value="5318904" calcext:value-type="float">
            <text:p>531890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6577" calcext:value-type="float">
            <text:p>56577</text:p>
          </table:table-cell>
          <table:table-cell office:value-type="float" office:value="56575" calcext:value-type="float">
            <text:p>56575</text:p>
          </table:table-cell>
          <table:table-cell office:value-type="string" calcext:value-type="string">
            <text:p>-</text:p>
          </table:table-cell>
          <table:table-cell office:value-type="float" office:value="56575" calcext:value-type="float">
            <text:p>56575</text:p>
          </table:table-cell>
          <table:table-cell office:value-type="float" office:value="303153" calcext:value-type="float">
            <text:p>303153</text:p>
          </table:table-cell>
          <table:table-cell office:value-type="float" office:value="141252" calcext:value-type="float">
            <text:p>141252</text:p>
          </table:table-cell>
          <table:table-cell office:value-type="float" office:value="2632" calcext:value-type="float">
            <text:p>2632</text:p>
          </table:table-cell>
          <table:table-cell office:value-type="float" office:value="29374" calcext:value-type="float">
            <text:p>29374</text:p>
          </table:table-cell>
          <table:table-cell office:value-type="float" office:value="29714" calcext:value-type="float">
            <text:p>29714</text:p>
          </table:table-cell>
          <table:table-cell office:value-type="float" office:value="38626" calcext:value-type="float">
            <text:p>38626</text:p>
          </table:table-cell>
          <table:table-cell office:value-type="float" office:value="5864050" calcext:value-type="float">
            <text:p>5864050</text:p>
          </table:table-cell>
          <table:table-cell office:value-type="float" office:value="1792590" calcext:value-type="float">
            <text:p>179259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office:value-type="float" office:value="6.59821603909146" calcext:value-type="float">
            <text:p>6,59821603909146</text:p>
          </table:table-cell>
          <table:table-cell office:value-type="float" office:value="6.01668699126085" calcext:value-type="float">
            <text:p>6,01668699126085</text:p>
          </table:table-cell>
          <table:table-cell office:value-type="float" office:value="1.00053572238471" calcext:value-type="float">
            <text:p>1,00053572238471</text:p>
          </table:table-cell>
          <table:table-cell office:value-type="float" office:value="5.99993755991993" calcext:value-type="float">
            <text:p>5,9999375599199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.90796638527912" calcext:value-type="float">
            <text:p>4,90796638527912</text:p>
          </table:table-cell>
          <table:table-cell office:value-type="string" calcext:value-type="string">
            <text:p>-</text:p>
          </table:table-cell>
          <table:table-cell office:value-type="float" office:value="3.26462495961365" calcext:value-type="float">
            <text:p>3,2646249596136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00123205314101" calcext:value-type="float">
            <text:p>2,00123205314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.12851927283188" calcext:value-type="float">
            <text:p>6,12851927283188</text:p>
          </table:table-cell>
          <table:table-cell office:value-type="float" office:value="7.11502427623115" calcext:value-type="float">
            <text:p>7,11502427623115</text:p>
          </table:table-cell>
          <table:table-cell office:value-type="float" office:value="2.46713571131212" calcext:value-type="float">
            <text:p>2,46713571131212</text:p>
          </table:table-cell>
          <table:table-cell office:value-type="float" office:value="7.50219103035253" calcext:value-type="float">
            <text:p>7,50219103035253</text:p>
          </table:table-cell>
          <table:table-cell office:value-type="float" office:value="6.26228531662714" calcext:value-type="float">
            <text:p>6,26228531662714</text:p>
          </table:table-cell>
          <table:table-cell office:value-type="float" office:value="7.47984066384611" calcext:value-type="float">
            <text:p>7,47984066384611</text:p>
          </table:table-cell>
          <table:table-cell office:value-type="float" office:value="8.45270711024136" calcext:value-type="float">
            <text:p>8,45270711024136</text:p>
          </table:table-cell>
          <table:table-cell office:value-type="float" office:value="18.1684915652015" calcext:value-type="float">
            <text:p>18,1684915652015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office:value-type="float" office:value="2.01257275066303" calcext:value-type="float">
            <text:p>2,01257275066303</text:p>
          </table:table-cell>
          <table:table-cell office:value-type="float" office:value="1.58552865064624" calcext:value-type="float">
            <text:p>1,58552865064624</text:p>
          </table:table-cell>
          <table:table-cell office:value-type="float" office:value="0.0526018362030213" calcext:value-type="float">
            <text:p>0,052601836203021</text:p>
          </table:table-cell>
          <table:table-cell office:value-type="float" office:value="0.00846306977594743" calcext:value-type="float">
            <text:p>0,00846306977594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40559445041115" calcext:value-type="float">
            <text:p>0,340559445041115</text:p>
          </table:table-cell>
          <table:table-cell office:value-type="string" calcext:value-type="string">
            <text:p>-</text:p>
          </table:table-cell>
          <table:table-cell office:value-type="float" office:value="1.19571479181879" calcext:value-type="float">
            <text:p>1,1957147918187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0350789849633992" calcext:value-type="float">
            <text:p>0,035078984963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25189763777026" calcext:value-type="float">
            <text:p>1,25189763777026</text:p>
          </table:table-cell>
          <table:table-cell office:value-type="float" office:value="1.74191674910381" calcext:value-type="float">
            <text:p>1,74191674910381</text:p>
          </table:table-cell>
          <table:table-cell office:value-type="float" office:value="0.869869362392244" calcext:value-type="float">
            <text:p>0,869869362392244</text:p>
          </table:table-cell>
          <table:table-cell office:value-type="float" office:value="2.52862426773789" calcext:value-type="float">
            <text:p>2,52862426773789</text:p>
          </table:table-cell>
          <table:table-cell office:value-type="float" office:value="1.491180758468" calcext:value-type="float">
            <text:p>1,491180758468</text:p>
          </table:table-cell>
          <table:table-cell office:value-type="float" office:value="2.06002591382214" calcext:value-type="float">
            <text:p>2,06002591382214</text:p>
          </table:table-cell>
          <table:table-cell office:value-type="float" office:value="2.10122082584035" calcext:value-type="float">
            <text:p>2,10122082584035</text:p>
          </table:table-cell>
          <table:table-cell office:value-type="float" office:value="14.6147112701417" calcext:value-type="float">
            <text:p>14,6147112701417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office:value-type="float" office:value="4.05044907671134" calcext:value-type="float">
            <text:p>4,05044907671134</text:p>
          </table:table-cell>
          <table:table-cell office:value-type="float" office:value="2.51390110202009" calcext:value-type="float">
            <text:p>2,51390110202009</text:p>
          </table:table-cell>
          <table:table-cell office:value-type="float" office:value="0.00276695317192948" calcext:value-type="float">
            <text:p>0,002766953171929</text:p>
          </table:table-cell>
          <table:table-cell table:style-name="ce10" office:value-type="float" office:value="0.0000716235500325549" calcext:value-type="float">
            <text:p>7,16E-0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15980735606713" calcext:value-type="float">
            <text:p>0,115980735606713</text:p>
          </table:table-cell>
          <table:table-cell office:value-type="string" calcext:value-type="string">
            <text:p>-</text:p>
          </table:table-cell>
          <table:table-cell office:value-type="float" office:value="1.42973386337426" calcext:value-type="float">
            <text:p>1,429733863374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00123053518606239" calcext:value-type="float">
            <text:p>0,001230535186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56724769545476" calcext:value-type="float">
            <text:p>1,56724769545476</text:p>
          </table:table-cell>
          <table:table-cell office:value-type="float" office:value="3.03427396080838" calcext:value-type="float">
            <text:p>3,03427396080838</text:p>
          </table:table-cell>
          <table:table-cell office:value-type="float" office:value="0.756672707628688" calcext:value-type="float">
            <text:p>0,756672707628688</text:p>
          </table:table-cell>
          <table:table-cell office:value-type="float" office:value="6.39394068739298" calcext:value-type="float">
            <text:p>6,39394068739298</text:p>
          </table:table-cell>
          <table:table-cell office:value-type="float" office:value="2.22362005442519" calcext:value-type="float">
            <text:p>2,22362005442519</text:p>
          </table:table-cell>
          <table:table-cell office:value-type="float" office:value="4.24370676561874" calcext:value-type="float">
            <text:p>4,24370676561874</text:p>
          </table:table-cell>
          <table:table-cell office:value-type="float" office:value="4.41512895894519" calcext:value-type="float">
            <text:p>4,41512895894519</text:p>
          </table:table-cell>
          <table:table-cell office:value-type="float" office:value="213.589785509607" calcext:value-type="float">
            <text:p>213,589785509607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office:value-type="float" office:value="15.6829398904779" calcext:value-type="float">
            <text:p>15,6829398904779</text:p>
          </table:table-cell>
          <table:table-cell office:value-type="float" office:value="12.1340342558638" calcext:value-type="float">
            <text:p>12,1340342558638</text:p>
          </table:table-cell>
          <table:table-cell office:value-type="float" office:value="4.26899420172601" calcext:value-type="float">
            <text:p>4,26899420172601</text:p>
          </table:table-cell>
          <table:table-cell office:value-type="float" office:value="15.2519723349213" calcext:value-type="float">
            <text:p>15,2519723349213</text:p>
          </table:table-cell>
          <table:table-cell office:value-type="string" calcext:value-type="string">
            <text:p>-</text:p>
          </table:table-cell>
          <table:table-cell office:value-type="float" office:value="0.0556623056136967" calcext:value-type="float">
            <text:p>0,055662305613697</text:p>
          </table:table-cell>
          <table:table-cell office:value-type="string" calcext:value-type="string">
            <text:p>-</text:p>
          </table:table-cell>
          <table:table-cell office:value-type="float" office:value="3.38915490050457" calcext:value-type="float">
            <text:p>3,38915490050457</text:p>
          </table:table-cell>
          <table:table-cell office:value-type="string" calcext:value-type="string">
            <text:p>-</text:p>
          </table:table-cell>
          <table:table-cell office:value-type="float" office:value="4.00056211675824" calcext:value-type="float">
            <text:p>4,000562116758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43704487976472" calcext:value-type="float">
            <text:p>6,43704487976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.42913063982259" calcext:value-type="float">
            <text:p>6,42913063982259</text:p>
          </table:table-cell>
          <table:table-cell office:value-type="float" office:value="5.40679380661331" calcext:value-type="float">
            <text:p>5,40679380661331</text:p>
          </table:table-cell>
          <table:table-cell office:value-type="float" office:value="4.96177847128344" calcext:value-type="float">
            <text:p>4,96177847128344</text:p>
          </table:table-cell>
          <table:table-cell office:value-type="float" office:value="0.950621577020327" calcext:value-type="float">
            <text:p>0,950621577020327</text:p>
          </table:table-cell>
          <table:table-cell office:value-type="float" office:value="4.41431362225076" calcext:value-type="float">
            <text:p>4,41431362225076</text:p>
          </table:table-cell>
          <table:table-cell office:value-type="float" office:value="4.78257607688522" calcext:value-type="float">
            <text:p>4,78257607688522</text:p>
          </table:table-cell>
          <table:table-cell office:value-type="float" office:value="4.48620394403268" calcext:value-type="float">
            <text:p>4,48620394403268</text:p>
          </table:table-cell>
          <table:table-cell office:value-type="float" office:value="2.32562635395726" calcext:value-type="float">
            <text:p>2,32562635395726</text:p>
          </table:table-cell>
          <table:table-cell office:value-type="float" office:value="4.61684394767296" calcext:value-type="float">
            <text:p>4,6168439476729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office:value-type="float" office:value="15.6790814774296" calcext:value-type="float">
            <text:p>15,6790814774296</text:p>
          </table:table-cell>
          <table:table-cell office:value-type="float" office:value="12.1321878948902" calcext:value-type="float">
            <text:p>12,1321878948902</text:p>
          </table:table-cell>
          <table:table-cell office:value-type="float" office:value="4.2690194996176" calcext:value-type="float">
            <text:p>4,2690194996176</text:p>
          </table:table-cell>
          <table:table-cell office:value-type="float" office:value="15.2519723349213" calcext:value-type="float">
            <text:p>15,2519723349213</text:p>
          </table:table-cell>
          <table:table-cell office:value-type="string" calcext:value-type="string">
            <text:p>-</text:p>
          </table:table-cell>
          <table:table-cell office:value-type="float" office:value="0.0556623056136967" calcext:value-type="float">
            <text:p>0,055662305613697</text:p>
          </table:table-cell>
          <table:table-cell office:value-type="string" calcext:value-type="string">
            <text:p>-</text:p>
          </table:table-cell>
          <table:table-cell office:value-type="float" office:value="3.38946292726074" calcext:value-type="float">
            <text:p>3,38946292726074</text:p>
          </table:table-cell>
          <table:table-cell office:value-type="string" calcext:value-type="string">
            <text:p>-</text:p>
          </table:table-cell>
          <table:table-cell office:value-type="float" office:value="4.00055982875165" calcext:value-type="float">
            <text:p>4,0005598287516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43704487976472" calcext:value-type="float">
            <text:p>6,43704487976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.42913063982259" calcext:value-type="float">
            <text:p>6,42913063982259</text:p>
          </table:table-cell>
          <table:table-cell office:value-type="float" office:value="5.40745973971835" calcext:value-type="float">
            <text:p>5,40745973971835</text:p>
          </table:table-cell>
          <table:table-cell office:value-type="float" office:value="4.95324431609552" calcext:value-type="float">
            <text:p>4,95324431609552</text:p>
          </table:table-cell>
          <table:table-cell office:value-type="float" office:value="0.953172239059529" calcext:value-type="float">
            <text:p>0,953172239059529</text:p>
          </table:table-cell>
          <table:table-cell office:value-type="float" office:value="4.83871585524184" calcext:value-type="float">
            <text:p>4,83871585524184</text:p>
          </table:table-cell>
          <table:table-cell office:value-type="float" office:value="4.79117196241835" calcext:value-type="float">
            <text:p>4,79117196241835</text:p>
          </table:table-cell>
          <table:table-cell office:value-type="float" office:value="4.48080040352557" calcext:value-type="float">
            <text:p>4,48080040352557</text:p>
          </table:table-cell>
          <table:table-cell office:value-type="float" office:value="2.89754479827385" calcext:value-type="float">
            <text:p>2,89754479827385</text:p>
          </table:table-cell>
          <table:table-cell office:value-type="float" office:value="5.51268350460026" calcext:value-type="float">
            <text:p>5,51268350460026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office:value-type="float" office:value="6.59821603909146" calcext:value-type="float">
            <text:p>6,59821603909146</text:p>
          </table:table-cell>
          <table:table-cell office:value-type="float" office:value="6.01668699126085" calcext:value-type="float">
            <text:p>6,01668699126085</text:p>
          </table:table-cell>
          <table:table-cell office:value-type="float" office:value="1.00053572238471" calcext:value-type="float">
            <text:p>1,00053572238471</text:p>
          </table:table-cell>
          <table:table-cell office:value-type="float" office:value="5.99993755991993" calcext:value-type="float">
            <text:p>5,9999375599199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.90796638527912" calcext:value-type="float">
            <text:p>4,90796638527912</text:p>
          </table:table-cell>
          <table:table-cell office:value-type="string" calcext:value-type="string">
            <text:p>-</text:p>
          </table:table-cell>
          <table:table-cell office:value-type="float" office:value="3.26462495961365" calcext:value-type="float">
            <text:p>3,2646249596136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00123205314101" calcext:value-type="float">
            <text:p>2,00123205314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.12851927283188" calcext:value-type="float">
            <text:p>6,12851927283188</text:p>
          </table:table-cell>
          <table:table-cell office:value-type="float" office:value="7.11502427623115" calcext:value-type="float">
            <text:p>7,11502427623115</text:p>
          </table:table-cell>
          <table:table-cell office:value-type="float" office:value="2.46713571131212" calcext:value-type="float">
            <text:p>2,46713571131212</text:p>
          </table:table-cell>
          <table:table-cell office:value-type="float" office:value="7.50219103035253" calcext:value-type="float">
            <text:p>7,50219103035253</text:p>
          </table:table-cell>
          <table:table-cell office:value-type="float" office:value="6.26228531662714" calcext:value-type="float">
            <text:p>6,26228531662714</text:p>
          </table:table-cell>
          <table:table-cell office:value-type="float" office:value="7.47984066384611" calcext:value-type="float">
            <text:p>7,47984066384611</text:p>
          </table:table-cell>
          <table:table-cell office:value-type="float" office:value="8.45270711024136" calcext:value-type="float">
            <text:p>8,45270711024136</text:p>
          </table:table-cell>
          <table:table-cell office:value-type="float" office:value="18.1684915652015" calcext:value-type="float">
            <text:p>18,1684915652015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office:value-type="float" office:value="2.01257275066303" calcext:value-type="float">
            <text:p>2,01257275066303</text:p>
          </table:table-cell>
          <table:table-cell office:value-type="float" office:value="1.58552865064624" calcext:value-type="float">
            <text:p>1,58552865064624</text:p>
          </table:table-cell>
          <table:table-cell office:value-type="float" office:value="0.0526018362030213" calcext:value-type="float">
            <text:p>0,052601836203021</text:p>
          </table:table-cell>
          <table:table-cell office:value-type="float" office:value="0.00846306977594743" calcext:value-type="float">
            <text:p>0,00846306977594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40559445041115" calcext:value-type="float">
            <text:p>0,340559445041115</text:p>
          </table:table-cell>
          <table:table-cell office:value-type="string" calcext:value-type="string">
            <text:p>-</text:p>
          </table:table-cell>
          <table:table-cell office:value-type="float" office:value="1.19571479181879" calcext:value-type="float">
            <text:p>1,1957147918187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0350789849633992" calcext:value-type="float">
            <text:p>0,035078984963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25189763777026" calcext:value-type="float">
            <text:p>1,25189763777026</text:p>
          </table:table-cell>
          <table:table-cell office:value-type="float" office:value="1.74191674910381" calcext:value-type="float">
            <text:p>1,74191674910381</text:p>
          </table:table-cell>
          <table:table-cell office:value-type="float" office:value="0.869869362392244" calcext:value-type="float">
            <text:p>0,869869362392244</text:p>
          </table:table-cell>
          <table:table-cell office:value-type="float" office:value="2.52862426773789" calcext:value-type="float">
            <text:p>2,52862426773789</text:p>
          </table:table-cell>
          <table:table-cell office:value-type="float" office:value="1.491180758468" calcext:value-type="float">
            <text:p>1,491180758468</text:p>
          </table:table-cell>
          <table:table-cell office:value-type="float" office:value="2.06002591382214" calcext:value-type="float">
            <text:p>2,06002591382214</text:p>
          </table:table-cell>
          <table:table-cell office:value-type="float" office:value="2.10122082584035" calcext:value-type="float">
            <text:p>2,10122082584035</text:p>
          </table:table-cell>
          <table:table-cell office:value-type="float" office:value="14.6147112701417" calcext:value-type="float">
            <text:p>14,6147112701417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office:value-type="float" office:value="4.05044907671134" calcext:value-type="float">
            <text:p>4,05044907671134</text:p>
          </table:table-cell>
          <table:table-cell office:value-type="float" office:value="2.51390110202009" calcext:value-type="float">
            <text:p>2,51390110202009</text:p>
          </table:table-cell>
          <table:table-cell office:value-type="float" office:value="0.00276695317192948" calcext:value-type="float">
            <text:p>0,002766953171929</text:p>
          </table:table-cell>
          <table:table-cell table:style-name="ce10" office:value-type="float" office:value="0.0000716235500325549" calcext:value-type="float">
            <text:p>7,16E-0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15980735606713" calcext:value-type="float">
            <text:p>0,115980735606713</text:p>
          </table:table-cell>
          <table:table-cell office:value-type="string" calcext:value-type="string">
            <text:p>-</text:p>
          </table:table-cell>
          <table:table-cell office:value-type="float" office:value="1.42973386337426" calcext:value-type="float">
            <text:p>1,429733863374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00123053518606239" calcext:value-type="float">
            <text:p>0,001230535186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56724769545476" calcext:value-type="float">
            <text:p>1,56724769545476</text:p>
          </table:table-cell>
          <table:table-cell office:value-type="float" office:value="3.03427396080838" calcext:value-type="float">
            <text:p>3,03427396080838</text:p>
          </table:table-cell>
          <table:table-cell office:value-type="float" office:value="0.756672707628688" calcext:value-type="float">
            <text:p>0,756672707628688</text:p>
          </table:table-cell>
          <table:table-cell office:value-type="float" office:value="6.39394068739298" calcext:value-type="float">
            <text:p>6,39394068739298</text:p>
          </table:table-cell>
          <table:table-cell office:value-type="float" office:value="2.22362005442519" calcext:value-type="float">
            <text:p>2,22362005442519</text:p>
          </table:table-cell>
          <table:table-cell office:value-type="float" office:value="4.24370676561874" calcext:value-type="float">
            <text:p>4,24370676561874</text:p>
          </table:table-cell>
          <table:table-cell office:value-type="float" office:value="4.41512895894519" calcext:value-type="float">
            <text:p>4,41512895894519</text:p>
          </table:table-cell>
          <table:table-cell office:value-type="float" office:value="213.589785509607" calcext:value-type="float">
            <text:p>213,589785509607</text:p>
          </table:table-cell>
          <table:table-cell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7" table:number-columns-repeated="28"/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059" calcext:value-type="float">
            <text:p>13059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710" calcext:value-type="float">
            <text:p>710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23095" calcext:value-type="float">
            <text:p>142309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877620" calcext:value-type="float">
            <text:p>5877620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483879" calcext:value-type="float">
            <text:p>4483879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9354" calcext:value-type="float">
            <text:p>29354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.67788470523389" calcext:value-type="float">
            <text:p>9,67788470523389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7.95916225073485" calcext:value-type="float">
            <text:p>7,95916225073485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6997.3484363307" calcext:value-type="float">
            <text:p>66997,3484363307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75.745454963063" calcext:value-type="float">
            <text:p>275,745454963063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97781182" calcext:value-type="float">
            <text:p>497781182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676" calcext:value-type="float">
            <text:p>5676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90158.281302475" calcext:value-type="float">
            <text:p>690158,28130247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02.872892120184" calcext:value-type="float">
            <text:p>602,872892120184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76318453250.386" calcext:value-type="float">
            <text:p>476318453250,386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63455.724053356" calcext:value-type="float">
            <text:p>363455,724053356</text:p>
          </table:table-cell>
          <table:table-cell table:number-columns-repeated="13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7" table:number-columns-repeated="28"/>
          <table:table-cell table:number-columns-repeated="995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639924" calcext:value-type="float">
            <text:p>639924</text:p>
          </table:table-cell>
          <table:table-cell office:value-type="string" calcext:value-type="string">
            <text:p>-</text:p>
          </table:table-cell>
          <table:table-cell office:value-type="float" office:value="383703" calcext:value-type="float">
            <text:p>383703</text:p>
          </table:table-cell>
          <table:table-cell office:value-type="string" calcext:value-type="string">
            <text:p>-</text:p>
          </table:table-cell>
          <table:table-cell office:value-type="float" office:value="128313" calcext:value-type="float">
            <text:p>128313</text:p>
          </table:table-cell>
          <table:table-cell office:value-type="float" office:value="156836" calcext:value-type="float">
            <text:p>156836</text:p>
          </table:table-cell>
          <table:table-cell office:value-type="float" office:value="5687" calcext:value-type="float">
            <text:p>5687</text:p>
          </table:table-cell>
          <table:table-cell office:value-type="float" office:value="4043" calcext:value-type="float">
            <text:p>404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44405" calcext:value-type="float">
            <text:p>54440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85" calcext:value-type="float">
            <text:p>85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423089" calcext:value-type="float">
            <text:p>1423089</text:p>
          </table:table-cell>
          <table:table-cell office:value-type="string" calcext:value-type="string">
            <text:p>-</text:p>
          </table:table-cell>
          <table:table-cell office:value-type="float" office:value="859764" calcext:value-type="float">
            <text:p>859764</text:p>
          </table:table-cell>
          <table:table-cell office:value-type="string" calcext:value-type="string">
            <text:p>-</text:p>
          </table:table-cell>
          <table:table-cell office:value-type="float" office:value="5877728" calcext:value-type="float">
            <text:p>5877728</text:p>
          </table:table-cell>
          <table:table-cell office:value-type="float" office:value="5906972" calcext:value-type="float">
            <text:p>5906972</text:p>
          </table:table-cell>
          <table:table-cell office:value-type="float" office:value="5890724" calcext:value-type="float">
            <text:p>5890724</text:p>
          </table:table-cell>
          <table:table-cell office:value-type="float" office:value="48648" calcext:value-type="float">
            <text:p>4864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850399" calcext:value-type="float">
            <text:p>5850399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847440" calcext:value-type="float">
            <text:p>584744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4483885" calcext:value-type="float">
            <text:p>4483885</text:p>
          </table:table-cell>
          <table:table-cell office:value-type="string" calcext:value-type="string">
            <text:p>-</text:p>
          </table:table-cell>
          <table:table-cell office:value-type="float" office:value="5047210" calcext:value-type="float">
            <text:p>5047210</text:p>
          </table:table-cell>
          <table:table-cell office:value-type="string" calcext:value-type="string">
            <text:p>-</text:p>
          </table:table-cell>
          <table:table-cell office:value-type="float" office:value="29246" calcext:value-type="float">
            <text:p>29246</text:p>
          </table:table-cell>
          <table:table-cell office:value-type="float" office:value="2" calcext:value-type="float">
            <text:p>2</text:p>
          </table:table-cell>
          <table:table-cell office:value-type="float" office:value="16250" calcext:value-type="float">
            <text:p>16250</text:p>
          </table:table-cell>
          <table:table-cell office:value-type="float" office:value="5858326" calcext:value-type="float">
            <text:p>585832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6575" calcext:value-type="float">
            <text:p>5657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9534" calcext:value-type="float">
            <text:p>59534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.08327931344766" calcext:value-type="float">
            <text:p>2,08327931344766</text:p>
          </table:table-cell>
          <table:table-cell office:value-type="string" calcext:value-type="string">
            <text:p>-</text:p>
          </table:table-cell>
          <table:table-cell office:value-type="float" office:value="2.34464381738953" calcext:value-type="float">
            <text:p>2,34464381738953</text:p>
          </table:table-cell>
          <table:table-cell office:value-type="string" calcext:value-type="string">
            <text:p>-</text:p>
          </table:table-cell>
          <table:table-cell office:value-type="float" office:value="0.218256429891363" calcext:value-type="float">
            <text:p>0,218256429891363</text:p>
          </table:table-cell>
          <table:table-cell office:value-type="float" office:value="0.279638363290078" calcext:value-type="float">
            <text:p>0,279638363290078</text:p>
          </table:table-cell>
          <table:table-cell office:value-type="float" office:value="0.0173851757295589" calcext:value-type="float">
            <text:p>0,017385175729559</text:p>
          </table:table-cell>
          <table:table-cell office:value-type="float" office:value="1.14427604173702" calcext:value-type="float">
            <text:p>1,1442760417370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710626496133837" calcext:value-type="float">
            <text:p>0,710626496133837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.000292874560846393" calcext:value-type="float">
            <text:p>0,000292874560846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68.781199757148" calcext:value-type="float">
            <text:p>168,781199757148</text:p>
          </table:table-cell>
          <table:table-cell office:value-type="string" calcext:value-type="string">
            <text:p>-</text:p>
          </table:table-cell>
          <table:table-cell office:value-type="float" office:value="1712.95961794122" calcext:value-type="float">
            <text:p>1712,95961794122</text:p>
          </table:table-cell>
          <table:table-cell office:value-type="string" calcext:value-type="string">
            <text:p>-</text:p>
          </table:table-cell>
          <table:table-cell office:value-type="float" office:value="53.3069943534295" calcext:value-type="float">
            <text:p>53,3069943534295</text:p>
          </table:table-cell>
          <table:table-cell office:value-type="float" office:value="41.8984281453219" calcext:value-type="float">
            <text:p>41,8984281453219</text:p>
          </table:table-cell>
          <table:table-cell office:value-type="float" office:value="42.8573538426438" calcext:value-type="float">
            <text:p>42,8573538426438</text:p>
          </table:table-cell>
          <table:table-cell office:value-type="float" office:value="75680.5393960573" calcext:value-type="float">
            <text:p>75680,539396057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3.5627148785433" calcext:value-type="float">
            <text:p>53,5627148785433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8.2056486608924" calcext:value-type="float">
            <text:p>38,2056486608924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84360" calcext:value-type="float">
            <text:p>984360</text:p>
          </table:table-cell>
          <table:table-cell office:value-type="string" calcext:value-type="string">
            <text:p>-</text:p>
          </table:table-cell>
          <table:table-cell office:value-type="float" office:value="1232643360" calcext:value-type="float">
            <text:p>1232643360</text:p>
          </table:table-cell>
          <table:table-cell office:value-type="string" calcext:value-type="string">
            <text:p>-</text:p>
          </table:table-cell>
          <table:table-cell office:value-type="float" office:value="61767840" calcext:value-type="float">
            <text:p>61767840</text:p>
          </table:table-cell>
          <table:table-cell office:value-type="float" office:value="5452200" calcext:value-type="float">
            <text:p>5452200</text:p>
          </table:table-cell>
          <table:table-cell office:value-type="float" office:value="2937600" calcext:value-type="float">
            <text:p>2937600</text:p>
          </table:table-cell>
          <table:table-cell office:value-type="float" office:value="3155673600" calcext:value-type="float">
            <text:p>31556736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1768140" calcext:value-type="float">
            <text:p>6176814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274000" calcext:value-type="float">
            <text:p>527400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215.82087784812" calcext:value-type="float">
            <text:p>2215,82087784812</text:p>
          </table:table-cell>
          <table:table-cell office:value-type="string" calcext:value-type="string">
            <text:p>-</text:p>
          </table:table-cell>
          <table:table-cell office:value-type="float" office:value="1329379.40956671" calcext:value-type="float">
            <text:p>1329379,40956671</text:p>
          </table:table-cell>
          <table:table-cell office:value-type="string" calcext:value-type="string">
            <text:p>-</text:p>
          </table:table-cell>
          <table:table-cell office:value-type="float" office:value="25632.8778952905" calcext:value-type="float">
            <text:p>25632,8778952905</text:p>
          </table:table-cell>
          <table:table-cell office:value-type="float" office:value="2453.53650131591" calcext:value-type="float">
            <text:p>2453,53650131591</text:p>
          </table:table-cell>
          <table:table-cell office:value-type="float" office:value="2655.89449459748" calcext:value-type="float">
            <text:p>2655,89449459748</text:p>
          </table:table-cell>
          <table:table-cell office:value-type="float" office:value="14367159.2523531" calcext:value-type="float">
            <text:p>14367159,252353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656.8958732216" calcext:value-type="float">
            <text:p>25656,8958732216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0206.6129745193" calcext:value-type="float">
            <text:p>10206,6129745193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4909862.16270763" calcext:value-type="float">
            <text:p>4909862,16270763</text:p>
          </table:table-cell>
          <table:table-cell office:value-type="string" calcext:value-type="string">
            <text:p>-</text:p>
          </table:table-cell>
          <table:table-cell office:value-type="float" office:value="1767249614579.94" calcext:value-type="float">
            <text:p>1767249614579,94</text:p>
          </table:table-cell>
          <table:table-cell office:value-type="string" calcext:value-type="string">
            <text:p>-</text:p>
          </table:table-cell>
          <table:table-cell office:value-type="float" office:value="657044429.194871" calcext:value-type="float">
            <text:p>657044429,194871</text:p>
          </table:table-cell>
          <table:table-cell office:value-type="float" office:value="6019841.36328954" calcext:value-type="float">
            <text:p>6019841,36328954</text:p>
          </table:table-cell>
          <table:table-cell office:value-type="float" office:value="7053775.56643321" calcext:value-type="float">
            <text:p>7053775,56643321</text:p>
          </table:table-cell>
          <table:table-cell office:value-type="float" office:value="206415264982474" calcext:value-type="float">
            <text:p>20641526498247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58276305.849335" calcext:value-type="float">
            <text:p>658276305,84933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04174948.411625" calcext:value-type="float">
            <text:p>104174948,411625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16-08-31 21:29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16-09-01 08:17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16-09-21 00:00:00</text:p>
          </table:table-cell>
          <table:table-cell table:style-name="ce27" office:value-type="string" calcext:value-type="string">
            <text:p>2016-11-24 00:00:00</text:p>
          </table:table-cell>
          <table:table-cell table:style-name="ce27" office:value-type="string" calcext:value-type="string">
            <text:p>2017-01-20 23:59:00</text:p>
          </table:table-cell>
          <table:table-cell table:style-name="ce27" office:value-type="string" calcext:value-type="string">
            <text:p>2016-08-31 11:20:00</text:p>
          </table:table-cell>
          <table:table-cell table:number-columns-repeated="3" office:value-type="string" calcext:value-type="string">
            <text:p>-</text:p>
          </table:table-cell>
          <table:table-cell table:style-name="ce27" office:value-type="string" calcext:value-type="string">
            <text:p>2016-09-21 10:54:00</text:p>
          </table:table-cell>
          <table:table-cell table:number-columns-repeated="9" office:value-type="string" calcext:value-type="string">
            <text:p>-</text:p>
          </table:table-cell>
          <table:table-cell table:style-name="ce27" office:value-type="string" calcext:value-type="string">
            <text:p>2016-11-28 00:00:0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2009-01-20 21:54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1969-12-31 18:02:0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6-10-17 13:34:00</text:p>
          </table:table-cell>
          <table:table-cell table:style-name="ce27" office:value-type="string" calcext:value-type="string">
            <text:p>2009-01-20 12:00:00</text:p>
          </table:table-cell>
          <table:table-cell table:style-name="ce27" office:value-type="string" calcext:value-type="string">
            <text:p>2009-01-20 23:59:00</text:p>
          </table:table-cell>
          <table:table-cell table:style-name="ce27" office:value-type="string" calcext:value-type="string">
            <text:p>1900-01-01 00:00:00</text:p>
          </table:table-cell>
          <table:table-cell table:number-columns-repeated="3" office:value-type="string" calcext:value-type="string">
            <text:p>-</text:p>
          </table:table-cell>
          <table:table-cell table:style-name="ce27" office:value-type="string" calcext:value-type="string">
            <text:p>2006-10-17 13:34:00</text:p>
          </table:table-cell>
          <table:table-cell table:number-columns-repeated="9" office:value-type="string" calcext:value-type="string">
            <text:p>-</text:p>
          </table:table-cell>
          <table:table-cell table:style-name="ce27" office:value-type="string" calcext:value-type="string">
            <text:p>2009-10-30 07:00:00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9.001432031557" calcext:value-type="float">
            <text:p>19,001432031557</text:p>
          </table:table-cell>
          <table:table-cell office:value-type="string" calcext:value-type="string">
            <text:p>-</text:p>
          </table:table-cell>
          <table:table-cell office:value-type="float" office:value="18.1542612180482" calcext:value-type="float">
            <text:p>18,1542612180482</text:p>
          </table:table-cell>
          <table:table-cell office:value-type="string" calcext:value-type="string">
            <text:p>-</text:p>
          </table:table-cell>
          <table:table-cell office:value-type="float" office:value="12.3112227053311" calcext:value-type="float">
            <text:p>12,3112227053311</text:p>
          </table:table-cell>
          <table:table-cell office:value-type="float" office:value="15.0245590097744" calcext:value-type="float">
            <text:p>15,0245590097744</text:p>
          </table:table-cell>
          <table:table-cell office:value-type="float" office:value="10.905527989319" calcext:value-type="float">
            <text:p>10,905527989319</text:p>
          </table:table-cell>
          <table:table-cell office:value-type="float" office:value="7.51121044778764" calcext:value-type="float">
            <text:p>7,5112104477876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.0783222174397" calcext:value-type="float">
            <text:p>17,0783222174397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.27922065308028" calcext:value-type="float">
            <text:p>6,27922065308028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7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7" table:number-columns-repeated="4"/>
          <table:table-cell table:style-name="ce7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1689.575788" calcext:value-type="float">
            <text:p>1,69E+03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250.861497" calcext:value-type="float">
            <text:p>2,51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249.965768" calcext:value-type="float">
            <text:p>2,50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249.965486" calcext:value-type="float">
            <text:p>2,50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74.9553145" calcext:value-type="float">
            <text:p>7,50E+01</text:p>
          </table:table-cell>
          <table:table-cell table:style-name="ce12" office:value-type="float" office:value="68.7798451666667" calcext:value-type="float">
            <text:p>6,88E+01</text:p>
          </table:table-cell>
          <table:table-cell table:style-name="ce12" office:value-type="float" office:value="12.990626" calcext:value-type="float">
            <text:p>1,30E+01</text:p>
          </table:table-cell>
          <table:table-cell table:style-name="ce12" office:value-type="float" office:value="97.748207" calcext:value-type="float">
            <text:p>9,77E+01</text:p>
          </table:table-cell>
          <table:table-cell table:style-name="ce12" office:value-type="float" office:value="26.5978610223971" calcext:value-type="float">
            <text:p>2,66E+01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style-name="ce12" office:value-type="float" office:value="67.8800335" calcext:value-type="float">
            <text:p>6,79E+01</text:p>
          </table:table-cell>
          <table:table-cell table:style-name="ce12" office:value-type="float" office:value="52.416171125" calcext:value-type="float">
            <text:p>5,24E+01</text:p>
          </table:table-cell>
          <table:table-cell table:style-name="ce12" office:value-type="float" office:value="7.764907" calcext:value-type="float">
            <text:p>7,76E+00</text:p>
          </table:table-cell>
          <table:table-cell table:style-name="ce12" office:value-type="float" office:value="78.168273" calcext:value-type="float">
            <text:p>7,82E+01</text:p>
          </table:table-cell>
          <table:table-cell table:style-name="ce12" office:value-type="float" office:value="27.0469555920688" calcext:value-type="float">
            <text:p>2,70E+01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Timestampprocessor. get delta time in seconds statistics</text:p>
          </table:table-cell>
          <table:table-cell table:style-name="ce10" office:value-type="float" office:value="52.1639855" calcext:value-type="float">
            <text:p>5,22E+01</text:p>
          </table:table-cell>
          <table:table-cell table:style-name="ce10" office:value-type="float" office:value="37.147234875" calcext:value-type="float">
            <text:p>3,71E+01</text:p>
          </table:table-cell>
          <table:table-cell table:style-name="ce10" office:value-type="float" office:value="1.113623" calcext:value-type="float">
            <text:p>1,11E+00</text:p>
          </table:table-cell>
          <table:table-cell table:style-name="ce10" office:value-type="float" office:value="56.360198" calcext:value-type="float">
            <text:p>5,64E+01</text:p>
          </table:table-cell>
          <table:table-cell table:style-name="ce10" office:value-type="float" office:value="22.9645083220108" calcext:value-type="float">
            <text:p>2,30E+01</text:p>
          </table:table-cell>
          <table:table-cell table:style-name="ce15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16.6986495" calcext:value-type="float">
            <text:p>1,67E+01</text:p>
          </table:table-cell>
          <table:table-cell table:style-name="ce12" office:value-type="float" office:value="16.0396985555556" calcext:value-type="float">
            <text:p>1,60E+01</text:p>
          </table:table-cell>
          <table:table-cell table:style-name="ce12" office:value-type="float" office:value="0.563952" calcext:value-type="float">
            <text:p>5,64E-01</text:p>
          </table:table-cell>
          <table:table-cell table:style-name="ce12" office:value-type="float" office:value="34.751396" calcext:value-type="float">
            <text:p>3,48E+01</text:p>
          </table:table-cell>
          <table:table-cell table:style-name="ce12" office:value-type="float" office:value="10.5415640771923" calcext:value-type="float">
            <text:p>1,05E+01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2" table:style-name="ce12" office:value-type="float" office:value="15.6688795" calcext:value-type="float">
            <text:p>1,57E+01</text:p>
          </table:table-cell>
          <table:table-cell table:style-name="ce12" office:value-type="float" office:value="10.938956" calcext:value-type="float">
            <text:p>1,09E+01</text:p>
          </table:table-cell>
          <table:table-cell table:style-name="ce12" office:value-type="float" office:value="20.398803" calcext:value-type="float">
            <text:p>2,04E+01</text:p>
          </table:table-cell>
          <table:table-cell table:style-name="ce12" office:value-type="float" office:value="6.68912196268722" calcext:value-type="float">
            <text:p>6,69E+00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12.869288" calcext:value-type="float">
            <text:p>1,29E+01</text:p>
          </table:table-cell>
          <table:table-cell table:style-name="ce12" office:value-type="float" office:value="11.2362006111111" calcext:value-type="float">
            <text:p>1,12E+01</text:p>
          </table:table-cell>
          <table:table-cell table:style-name="ce12" office:value-type="float" office:value="2.917571" calcext:value-type="float">
            <text:p>2,92E+00</text:p>
          </table:table-cell>
          <table:table-cell table:style-name="ce12" office:value-type="float" office:value="13.463256" calcext:value-type="float">
            <text:p>1,35E+01</text:p>
          </table:table-cell>
          <table:table-cell table:style-name="ce12" office:value-type="float" office:value="3.4423713377075" calcext:value-type="float">
            <text:p>3,44E+00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11.2240165" calcext:value-type="float">
            <text:p>1,12E+01</text:p>
          </table:table-cell>
          <table:table-cell table:style-name="ce12" office:value-type="float" office:value="13.440267421875" calcext:value-type="float">
            <text:p>1,34E+01</text:p>
          </table:table-cell>
          <table:table-cell table:style-name="ce12" office:value-type="float" office:value="1.113611" calcext:value-type="float">
            <text:p>1,11E+00</text:p>
          </table:table-cell>
          <table:table-cell table:style-name="ce12" office:value-type="float" office:value="56.360185" calcext:value-type="float">
            <text:p>5,64E+01</text:p>
          </table:table-cell>
          <table:table-cell table:style-name="ce12" office:value-type="float" office:value="12.246596675156" calcext:value-type="float">
            <text:p>1,22E+01</text:p>
          </table:table-cell>
          <table:table-cell table:style-name="ce14" office:value-type="float" office:value="64" calcext:value-type="float">
            <text:p>6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11.1817245" calcext:value-type="float">
            <text:p>1,12E+01</text:p>
          </table:table-cell>
          <table:table-cell table:style-name="ce12" office:value-type="float" office:value="9.57543294444444" calcext:value-type="float">
            <text:p>9,58E+00</text:p>
          </table:table-cell>
          <table:table-cell table:style-name="ce12" office:value-type="float" office:value="1.845175" calcext:value-type="float">
            <text:p>1,85E+00</text:p>
          </table:table-cell>
          <table:table-cell table:style-name="ce12" office:value-type="float" office:value="11.363006" calcext:value-type="float">
            <text:p>1,14E+01</text:p>
          </table:table-cell>
          <table:table-cell table:style-name="ce12" office:value-type="float" office:value="3.20887890531474" calcext:value-type="float">
            <text:p>3,21E+00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11.1099075" calcext:value-type="float">
            <text:p>1,11E+01</text:p>
          </table:table-cell>
          <table:table-cell table:style-name="ce12" office:value-type="float" office:value="9.62782733333333" calcext:value-type="float">
            <text:p>9,63E+00</text:p>
          </table:table-cell>
          <table:table-cell table:style-name="ce12" office:value-type="float" office:value="1.80642" calcext:value-type="float">
            <text:p>1,81E+00</text:p>
          </table:table-cell>
          <table:table-cell table:style-name="ce12" office:value-type="float" office:value="11.622442" calcext:value-type="float">
            <text:p>1,16E+01</text:p>
          </table:table-cell>
          <table:table-cell table:style-name="ce12" office:value-type="float" office:value="3.2490926689622" calcext:value-type="float">
            <text:p>3,25E+00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6.0174785" calcext:value-type="float">
            <text:p>6,02E+00</text:p>
          </table:table-cell>
          <table:table-cell table:style-name="ce12" office:value-type="float" office:value="5.73731588888889" calcext:value-type="float">
            <text:p>5,74E+00</text:p>
          </table:table-cell>
          <table:table-cell table:style-name="ce12" office:value-type="float" office:value="0.455725" calcext:value-type="float">
            <text:p>4,56E-01</text:p>
          </table:table-cell>
          <table:table-cell table:style-name="ce12" office:value-type="float" office:value="12.787064" calcext:value-type="float">
            <text:p>1,28E+01</text:p>
          </table:table-cell>
          <table:table-cell table:style-name="ce12" office:value-type="float" office:value="3.77897136596046" calcext:value-type="float">
            <text:p>3,78E+00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5.884489" calcext:value-type="float">
            <text:p>5,88E+00</text:p>
          </table:table-cell>
          <table:table-cell table:style-name="ce12" office:value-type="float" office:value="5.52995994444444" calcext:value-type="float">
            <text:p>5,53E+00</text:p>
          </table:table-cell>
          <table:table-cell table:style-name="ce12" office:value-type="float" office:value="0.263098" calcext:value-type="float">
            <text:p>2,63E-01</text:p>
          </table:table-cell>
          <table:table-cell table:style-name="ce12" office:value-type="float" office:value="9.848679" calcext:value-type="float">
            <text:p>9,85E+00</text:p>
          </table:table-cell>
          <table:table-cell table:style-name="ce12" office:value-type="float" office:value="2.4580843295767" calcext:value-type="float">
            <text:p>2,46E+00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3.8463685" calcext:value-type="float">
            <text:p>3,85E+00</text:p>
          </table:table-cell>
          <table:table-cell table:style-name="ce12" office:value-type="float" office:value="3.3325549375" calcext:value-type="float">
            <text:p>3,33E+00</text:p>
          </table:table-cell>
          <table:table-cell table:style-name="ce12" office:value-type="float" office:value="0.206378" calcext:value-type="float">
            <text:p>2,06E-01</text:p>
          </table:table-cell>
          <table:table-cell table:style-name="ce12" office:value-type="float" office:value="5.572393" calcext:value-type="float">
            <text:p>5,57E+00</text:p>
          </table:table-cell>
          <table:table-cell table:style-name="ce12" office:value-type="float" office:value="1.36408226896937" calcext:value-type="float">
            <text:p>1,36E+00</text:p>
          </table:table-cell>
          <table:table-cell table:style-name="ce14" office:value-type="float" office:value="64" calcext:value-type="float">
            <text:p>6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style-name="ce12" office:value-type="float" office:value="2.8885885" calcext:value-type="float">
            <text:p>2,89E+00</text:p>
          </table:table-cell>
          <table:table-cell table:style-name="ce12" office:value-type="float" office:value="2.762257125" calcext:value-type="float">
            <text:p>2,76E+00</text:p>
          </table:table-cell>
          <table:table-cell table:style-name="ce12" office:value-type="float" office:value="0.193862" calcext:value-type="float">
            <text:p>1,94E-01</text:p>
          </table:table-cell>
          <table:table-cell table:style-name="ce12" office:value-type="float" office:value="4.619783" calcext:value-type="float">
            <text:p>4,62E+00</text:p>
          </table:table-cell>
          <table:table-cell table:style-name="ce12" office:value-type="float" office:value="1.31566686185865" calcext:value-type="float">
            <text:p>1,32E+00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2.8220395" calcext:value-type="float">
            <text:p>2,82E+00</text:p>
          </table:table-cell>
          <table:table-cell table:style-name="ce12" office:value-type="float" office:value="2.63851888888889" calcext:value-type="float">
            <text:p>2,64E+00</text:p>
          </table:table-cell>
          <table:table-cell table:style-name="ce12" office:value-type="float" office:value="0.208327" calcext:value-type="float">
            <text:p>2,08E-01</text:p>
          </table:table-cell>
          <table:table-cell table:style-name="ce12" office:value-type="float" office:value="5.378331" calcext:value-type="float">
            <text:p>5,38E+00</text:p>
          </table:table-cell>
          <table:table-cell table:style-name="ce12" office:value-type="float" office:value="1.22246691819899" calcext:value-type="float">
            <text:p>1,22E+00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2.5805175" calcext:value-type="float">
            <text:p>2,58E+00</text:p>
          </table:table-cell>
          <table:table-cell table:style-name="ce12" office:value-type="float" office:value="2.38318322222222" calcext:value-type="float">
            <text:p>2,38E+00</text:p>
          </table:table-cell>
          <table:table-cell table:style-name="ce12" office:value-type="float" office:value="0.205266" calcext:value-type="float">
            <text:p>2,05E-01</text:p>
          </table:table-cell>
          <table:table-cell table:style-name="ce12" office:value-type="float" office:value="4.938514" calcext:value-type="float">
            <text:p>4,94E+00</text:p>
          </table:table-cell>
          <table:table-cell table:style-name="ce12" office:value-type="float" office:value="0.998370211154783" calcext:value-type="float">
            <text:p>9,98E-01</text:p>
          </table:table-cell>
          <table:table-cell table:style-name="ce14" office:value-type="float" office:value="72" calcext:value-type="float">
            <text:p>7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2.345883" calcext:value-type="float">
            <text:p>2,35E+00</text:p>
          </table:table-cell>
          <table:table-cell table:style-name="ce12" office:value-type="float" office:value="2.04330240625" calcext:value-type="float">
            <text:p>2,04E+00</text:p>
          </table:table-cell>
          <table:table-cell table:style-name="ce12" office:value-type="float" office:value="0.192172" calcext:value-type="float">
            <text:p>1,92E-01</text:p>
          </table:table-cell>
          <table:table-cell table:style-name="ce12" office:value-type="float" office:value="3.137419" calcext:value-type="float">
            <text:p>3,14E+00</text:p>
          </table:table-cell>
          <table:table-cell table:style-name="ce12" office:value-type="float" office:value="0.747854264215278" calcext:value-type="float">
            <text:p>7,48E-01</text:p>
          </table:table-cell>
          <table:table-cell table:style-name="ce14" office:value-type="float" office:value="64" calcext:value-type="float">
            <text:p>6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style-name="ce12" office:value-type="float" office:value="2.175467" calcext:value-type="float">
            <text:p>2,18E+00</text:p>
          </table:table-cell>
          <table:table-cell table:style-name="ce12" office:value-type="float" office:value="1.5355315" calcext:value-type="float">
            <text:p>1,54E+00</text:p>
          </table:table-cell>
          <table:table-cell table:style-name="ce12" office:value-type="float" office:value="0.151413" calcext:value-type="float">
            <text:p>1,51E-01</text:p>
          </table:table-cell>
          <table:table-cell table:style-name="ce12" office:value-type="float" office:value="2.248907" calcext:value-type="float">
            <text:p>2,25E+00</text:p>
          </table:table-cell>
          <table:table-cell table:style-name="ce12" office:value-type="float" office:value="0.939513939150756" calcext:value-type="float">
            <text:p>9,40E-01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style-name="ce12" office:value-type="float" office:value="1.9019275" calcext:value-type="float">
            <text:p>1,90E+00</text:p>
          </table:table-cell>
          <table:table-cell table:style-name="ce12" office:value-type="float" office:value="1.836767" calcext:value-type="float">
            <text:p>1,84E+00</text:p>
          </table:table-cell>
          <table:table-cell table:style-name="ce12" office:value-type="float" office:value="0.40758" calcext:value-type="float">
            <text:p>4,08E-01</text:p>
          </table:table-cell>
          <table:table-cell table:style-name="ce12" office:value-type="float" office:value="3.172129" calcext:value-type="float">
            <text:p>3,17E+00</text:p>
          </table:table-cell>
          <table:table-cell table:style-name="ce12" office:value-type="float" office:value="0.790034392420627" calcext:value-type="float">
            <text:p>7,90E-01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2" table:style-name="ce12" office:value-type="float" office:value="1.8838695" calcext:value-type="float">
            <text:p>1,88E+00</text:p>
          </table:table-cell>
          <table:table-cell table:style-name="ce12" office:value-type="float" office:value="0.81671" calcext:value-type="float">
            <text:p>8,17E-01</text:p>
          </table:table-cell>
          <table:table-cell table:style-name="ce12" office:value-type="float" office:value="2.951029" calcext:value-type="float">
            <text:p>2,95E+00</text:p>
          </table:table-cell>
          <table:table-cell table:style-name="ce12" office:value-type="float" office:value="1.50919143811529" calcext:value-type="float">
            <text:p>1,51E+00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1.762852" calcext:value-type="float">
            <text:p>1,76E+00</text:p>
          </table:table-cell>
          <table:table-cell table:style-name="ce12" office:value-type="float" office:value="6.08700839726027" calcext:value-type="float">
            <text:p>6,09E+00</text:p>
          </table:table-cell>
          <table:table-cell table:style-name="ce12" office:value-type="float" office:value="0.151373" calcext:value-type="float">
            <text:p>1,51E-01</text:p>
          </table:table-cell>
          <table:table-cell table:style-name="ce12" office:value-type="float" office:value="249.965451" calcext:value-type="float">
            <text:p>2,50E+02</text:p>
          </table:table-cell>
          <table:table-cell table:style-name="ce12" office:value-type="float" office:value="29.0593801604107" calcext:value-type="float">
            <text:p>2,91E+01</text:p>
          </table:table-cell>
          <table:table-cell table:style-name="ce14" office:value-type="float" office:value="73" calcext:value-type="float">
            <text:p>7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1.740892" calcext:value-type="float">
            <text:p>1,74E+00</text:p>
          </table:table-cell>
          <table:table-cell table:style-name="ce12" office:value-type="float" office:value="1.79601405555556" calcext:value-type="float">
            <text:p>1,80E+00</text:p>
          </table:table-cell>
          <table:table-cell table:style-name="ce12" office:value-type="float" office:value="0.371153" calcext:value-type="float">
            <text:p>3,71E-01</text:p>
          </table:table-cell>
          <table:table-cell table:style-name="ce12" office:value-type="float" office:value="3.789945" calcext:value-type="float">
            <text:p>3,79E+00</text:p>
          </table:table-cell>
          <table:table-cell table:style-name="ce12" office:value-type="float" office:value="0.85147957960126" calcext:value-type="float">
            <text:p>8,51E-01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1.7000805" calcext:value-type="float">
            <text:p>1,70E+00</text:p>
          </table:table-cell>
          <table:table-cell table:style-name="ce12" office:value-type="float" office:value="1.63706622222222" calcext:value-type="float">
            <text:p>1,64E+00</text:p>
          </table:table-cell>
          <table:table-cell table:style-name="ce12" office:value-type="float" office:value="0.373561" calcext:value-type="float">
            <text:p>3,74E-01</text:p>
          </table:table-cell>
          <table:table-cell table:style-name="ce12" office:value-type="float" office:value="3.452369" calcext:value-type="float">
            <text:p>3,45E+00</text:p>
          </table:table-cell>
          <table:table-cell table:style-name="ce12" office:value-type="float" office:value="0.715196924863566" calcext:value-type="float">
            <text:p>7,15E-01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style-name="ce12" office:value-type="float" office:value="1.2300525" calcext:value-type="float">
            <text:p>1,23E+00</text:p>
          </table:table-cell>
          <table:table-cell table:style-name="ce12" office:value-type="float" office:value="1.2510145" calcext:value-type="float">
            <text:p>1,25E+00</text:p>
          </table:table-cell>
          <table:table-cell table:style-name="ce12" office:value-type="float" office:value="1.121289" calcext:value-type="float">
            <text:p>1,12E+00</text:p>
          </table:table-cell>
          <table:table-cell table:style-name="ce12" office:value-type="float" office:value="1.495032" calcext:value-type="float">
            <text:p>1,50E+00</text:p>
          </table:table-cell>
          <table:table-cell table:style-name="ce12" office:value-type="float" office:value="0.117833220854126" calcext:value-type="float">
            <text:p>1,18E-01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2" table:style-name="ce12" office:value-type="float" office:value="1.188189" calcext:value-type="float">
            <text:p>1,19E+00</text:p>
          </table:table-cell>
          <table:table-cell table:style-name="ce12" office:value-type="float" office:value="1.154635" calcext:value-type="float">
            <text:p>1,15E+00</text:p>
          </table:table-cell>
          <table:table-cell table:style-name="ce12" office:value-type="float" office:value="1.221743" calcext:value-type="float">
            <text:p>1,22E+00</text:p>
          </table:table-cell>
          <table:table-cell table:style-name="ce12" office:value-type="float" office:value="0.0474525218718668" calcext:value-type="float">
            <text:p>4,75E-02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1.1726625" calcext:value-type="float">
            <text:p>1,17E+00</text:p>
          </table:table-cell>
          <table:table-cell table:style-name="ce12" office:value-type="float" office:value="1.17044566666667" calcext:value-type="float">
            <text:p>1,17E+00</text:p>
          </table:table-cell>
          <table:table-cell table:style-name="ce12" office:value-type="float" office:value="1.114658" calcext:value-type="float">
            <text:p>1,11E+00</text:p>
          </table:table-cell>
          <table:table-cell table:style-name="ce12" office:value-type="float" office:value="1.273505" calcext:value-type="float">
            <text:p>1,27E+00</text:p>
          </table:table-cell>
          <table:table-cell table:style-name="ce12" office:value-type="float" office:value="0.0367483559184065" calcext:value-type="float">
            <text:p>3,67E-02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568199" calcext:value-type="float">
            <text:p>5,68E-01</text:p>
          </table:table-cell>
          <table:table-cell table:style-name="ce12" office:value-type="float" office:value="0.4953355" calcext:value-type="float">
            <text:p>4,95E-01</text:p>
          </table:table-cell>
          <table:table-cell table:style-name="ce12" office:value-type="float" office:value="0.082397" calcext:value-type="float">
            <text:p>8,24E-02</text:p>
          </table:table-cell>
          <table:table-cell table:style-name="ce12" office:value-type="float" office:value="0.646326" calcext:value-type="float">
            <text:p>6,46E-01</text:p>
          </table:table-cell>
          <table:table-cell table:style-name="ce12" office:value-type="float" office:value="0.179478364684749" calcext:value-type="float">
            <text:p>1,79E-01</text:p>
          </table:table-cell>
          <table:table-cell table:style-name="ce14" office:value-type="float" office:value="18" calcext:value-type="float">
            <text:p>1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style-name="ce12" office:value-type="float" office:value="0.5634365" calcext:value-type="float">
            <text:p>5,63E-01</text:p>
          </table:table-cell>
          <table:table-cell table:style-name="ce12" office:value-type="float" office:value="0.442335375" calcext:value-type="float">
            <text:p>4,42E-01</text:p>
          </table:table-cell>
          <table:table-cell table:style-name="ce12" office:value-type="float" office:value="0.079368" calcext:value-type="float">
            <text:p>7,94E-02</text:p>
          </table:table-cell>
          <table:table-cell table:style-name="ce12" office:value-type="float" office:value="0.674183" calcext:value-type="float">
            <text:p>6,74E-01</text:p>
          </table:table-cell>
          <table:table-cell table:style-name="ce12" office:value-type="float" office:value="0.234793347100282" calcext:value-type="float">
            <text:p>2,35E-01</text:p>
          </table:table-cell>
          <table:table-cell table:style-name="ce14"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2" table:style-name="ce12" office:value-type="float" office:value="0.426422" calcext:value-type="float">
            <text:p>4,26E-01</text:p>
          </table:table-cell>
          <table:table-cell table:style-name="ce12" office:value-type="float" office:value="0.17024" calcext:value-type="float">
            <text:p>1,70E-01</text:p>
          </table:table-cell>
          <table:table-cell table:style-name="ce12" office:value-type="float" office:value="0.682604" calcext:value-type="float">
            <text:p>6,83E-01</text:p>
          </table:table-cell>
          <table:table-cell table:style-name="ce12" office:value-type="float" office:value="0.362296058835864" calcext:value-type="float">
            <text:p>3,62E-01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6125" calcext:value-type="float">
            <text:p>6,13E-06</text:p>
          </table:table-cell>
          <table:table-cell table:style-name="ce12" office:value-type="float" office:value="0.000003" calcext:value-type="float">
            <text:p>3,00E-06</text:p>
          </table:table-cell>
          <table:table-cell table:style-name="ce12" office:value-type="float" office:value="0.000021" calcext:value-type="float">
            <text:p>2,10E-05</text:p>
          </table:table-cell>
          <table:table-cell table:style-name="ce12" office:value-type="float" office:value="0.00000236038737740833" calcext:value-type="float">
            <text:p>2,36E-06</text:p>
          </table:table-cell>
          <table:table-cell table:style-name="ce14" office:value-type="float" office:value="64" calcext:value-type="float">
            <text:p>64</text:p>
          </table:table-cell>
          <table:table-cell table:style-name="ce22" table:number-columns-repeated="1017"/>
        </table:table-row>
        <table:table-row table:style-name="ro1" table:number-rows-repeated="6">
          <table:table-cell/>
          <table:table-cell table:style-name="ce22" table:number-columns-repeated="1023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Mostra de 10e4 files'.A59:'Mostra de 10e4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Mostra de 10e5 files'.A59:'Mostra de 10e5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Mostra de 10e6 files'.A59:'Mostra de 10e6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Conjunt de dades complet'.A59:'Conjunt de dades complet'.G9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ca" fo:country="ES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8:51:12.425153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09:46:57.958682714</dc:date>
    <meta:editing-duration>PT1H18M43S</meta:editing-duration>
    <meta:editing-cycles>20</meta:editing-cycles>
    <meta:document-statistic meta:table-count="5" meta:cell-count="7780" meta:object-count="0"/>
  </office:meta>
</office:document-meta>
</file>